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689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1.332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2.829cm"/>
    </style:style>
    <style:style style:name="co7" style:family="table-column">
      <style:table-column-properties fo:break-before="auto" style:column-width="3.163cm"/>
    </style:style>
    <style:style style:name="co8" style:family="table-column">
      <style:table-column-properties fo:break-before="auto" style:column-width="6.16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886cm"/>
    </style:style>
    <style:style style:name="co11" style:family="table-column">
      <style:table-column-properties fo:break-before="auto" style:column-width="3.38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cc00"/>
      <style:text-properties fo:color="#000000" style:text-outline="false" style:text-line-through-styl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2"/>
        <table:table-column table:style-name="co9" table:default-cell-style-name="ce3"/>
        <table:table-column table:style-name="co10" table:default-cell-style-name="Default"/>
        <table:table-column table:style-name="co11" table:default-cell-style-name="Default"/>
        <table:table-column table:style-name="co1" table:number-columns-repeated="17" table:default-cell-style-name="Default"/>
        <table:table-row table:style-name="ro1">
          <table:table-cell>
            <draw:frame table:end-cell-address="Sheet1.G18" table:end-x="0.452cm" table:end-y="0.24cm" draw:z-index="0" draw:style-name="gr1" draw:text-style-name="P1" svg:width="18.643cm" svg:height="7.917cm" svg:x="0cm" svg:y="0cm">
              <draw:object draw:notify-on-update-of-ranges="Sheet1.H3:Sheet1.H63 Sheet1.I2:Sheet1.I2 Sheet1.I3:Sheet1.I63 Sheet1.I67:Sheet1.I67 Sheet1.I68:Sheet1.I128 Sheet1.I132:Sheet1.I132 Sheet1.I133:Sheet1.I193 Sheet1.N2:Sheet1.N2 Sheet1.N3:Sheet1.N6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" office:value-type="string">
            <text:p>Maturity: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/>
          <table:table-cell table:style-name="ce1" office:value-type="string">
            <text:p>Maturity:</text:p>
          </table:table-cell>
          <table:table-cell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/>
          <table:table-cell table:style-name="ce6" office:value-type="string" table:number-columns-spanned="5" table:number-rows-spanned="1">
            <text:p>enter market bachelier volatilities here</text:p>
          </table:table-cell>
          <table:covered-table-cell table:number-columns-repeated="4" table:style-name="ce3"/>
          <table:table-cell table:style-name="ce3" table:number-columns-repeated="5"/>
          <table:table-cell table:number-columns-repeated="6"/>
        </table:table-row>
        <table:table-row table:style-name="ro1">
          <table:table-cell table:number-columns-repeated="7"/>
          <table:table-cell table:style-name="ce1" office:value-type="string">
            <text:p>Strike</text:p>
          </table:table-cell>
          <table:table-cell table:number-columns-repeated="3" table:style-name="ce3" office:value-type="string">
            <text:p>Two-factor Bates</text:p>
          </table:table-cell>
          <table:table-cell/>
          <table:table-cell table:style-name="ce1" office:value-type="string">
            <text:p>Strike</text:p>
          </table:table-cell>
          <table:table-cell office:value-type="string">
            <text:p>Market volatility</text:p>
          </table:table-cell>
          <table:table-cell table:number-columns-repeated="2" table:style-name="ce3" office:value-type="string">
            <text:p>Market volatility</text:p>
          </table:table-cell>
          <table:table-cell/>
          <table:table-cell table:style-name="ce3" office:value-type="string">
            <text:p>Maturity</text:p>
          </table:table-cell>
          <table:table-cell table:style-name="ce3" table:number-columns-repeated="9"/>
          <table:table-cell table:number-columns-repeated="6"/>
        </table:table-row>
        <table:table-row table:style-name="ro1">
          <table:table-cell table:number-columns-repeated="7"/>
          <table:table-cell office:value-type="percentage" office:value="-0.01">
            <text:p>-1.00%</text:p>
          </table:table-cell>
          <table:table-cell table:style-name="ce4" office:value-type="float" office:value="0.45732248070122">
            <text:p>0.46</text:p>
          </table:table-cell>
          <table:table-cell table:style-name="ce4" office:value-type="float" office:value="0.510608438414142">
            <text:p>0.51</text:p>
          </table:table-cell>
          <table:table-cell table:style-name="ce4" office:value-type="float" office:value="0.334356047777267">
            <text:p>0.33</text:p>
          </table:table-cell>
          <table:table-cell table:style-name="ce6" office:value-type="string">
            <text:p>paste calculated values here</text:p>
          </table:table-cell>
          <table:table-cell office:value-type="percentage" office:value="-0.01">
            <text:p>-1.00%</text:p>
          </table:table-cell>
          <table:table-cell table:formula="of:=[.S3]" office:value-type="float" office:value="0.4787">
            <text:p>0.48</text:p>
          </table:table-cell>
          <table:table-cell table:style-name="ce3" table:formula="of:=[.S4]" office:value-type="float" office:value="0.5021">
            <text:p>0.5</text:p>
          </table:table-cell>
          <table:table-cell table:style-name="ce3" table:formula="of:=[.S5]" office:value-type="float" office:value="0.3625">
            <text:p>0.36</text:p>
          </table:table-cell>
          <table:table-cell/>
          <table:table-cell table:style-name="ce3" office:value-type="float" office:value="1">
            <text:p>1</text:p>
          </table:table-cell>
          <table:table-cell table:style-name="ce6" office:value-type="float" office:value="0.4787">
            <text:p>0.48</text:p>
          </table:table-cell>
          <table:table-cell table:style-name="ce3" office:value-type="float" office:value="0.5302">
            <text:p>0.53</text:p>
          </table:table-cell>
          <table:table-cell table:style-name="ce3" office:value-type="float" office:value="0.5525">
            <text:p>0.55</text:p>
          </table:table-cell>
          <table:table-cell table:style-name="ce3" office:value-type="float" office:value="0.5779">
            <text:p>0.58</text:p>
          </table:table-cell>
          <table:table-cell table:style-name="ce3" office:value-type="float" office:value="0.6078">
            <text:p>0.61</text:p>
          </table:table-cell>
          <table:table-cell table:style-name="ce3" office:value-type="float" office:value="0.6421">
            <text:p>0.64</text:p>
          </table:table-cell>
          <table:table-cell table:style-name="ce3" office:value-type="float" office:value="0.7202">
            <text:p>0.72</text:p>
          </table:table-cell>
          <table:table-cell table:style-name="ce3" office:value-type="float" office:value="0.8061">
            <text:p>0.81</text:p>
          </table:table-cell>
          <table:table-cell table:style-name="ce3" office:value-type="float" office:value="0.8956">
            <text:p>0.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percentage" office:value="-0.0095">
            <text:p>-0.95%</text:p>
          </table:table-cell>
          <table:table-cell table:style-name="ce5" office:value-type="float" office:value="0.467087020485408">
            <text:p>0.47</text:p>
          </table:table-cell>
          <table:table-cell table:style-name="ce5" office:value-type="float" office:value="0.520771192660982">
            <text:p>0.52</text:p>
          </table:table-cell>
          <table:table-cell table:style-name="ce5" office:value-type="float" office:value="0.343145683359535">
            <text:p>0.34</text:p>
          </table:table-cell>
          <table:table-cell/>
          <table:table-cell office:value-type="percentage" office:value="-0.0095">
            <text:p>-0.95%</text:p>
          </table:table-cell>
          <table:table-cell/>
          <table:table-cell table:style-name="ce3" table:number-columns-repeated="2"/>
          <table:table-cell/>
          <table:table-cell table:style-name="ce3" office:value-type="float" office:value="5">
            <text:p>5</text:p>
          </table:table-cell>
          <table:table-cell table:style-name="ce6" office:value-type="float" office:value="0.5021">
            <text:p>0.5</text:p>
          </table:table-cell>
          <table:table-cell table:style-name="ce3" office:value-type="float" office:value="0.5898">
            <text:p>0.59</text:p>
          </table:table-cell>
          <table:table-cell table:style-name="ce3" office:value-type="float" office:value="0.6208">
            <text:p>0.62</text:p>
          </table:table-cell>
          <table:table-cell table:style-name="ce3" office:value-type="float" office:value="0.6478">
            <text:p>0.65</text:p>
          </table:table-cell>
          <table:table-cell table:style-name="ce3" office:value-type="float" office:value="0.6723">
            <text:p>0.67</text:p>
          </table:table-cell>
          <table:table-cell table:style-name="ce3" office:value-type="float" office:value="0.6952">
            <text:p>0.7</text:p>
          </table:table-cell>
          <table:table-cell table:style-name="ce3" office:value-type="float" office:value="0.7386">
            <text:p>0.74</text:p>
          </table:table-cell>
          <table:table-cell table:style-name="ce3" office:value-type="float" office:value="0.7807">
            <text:p>0.78</text:p>
          </table:table-cell>
          <table:table-cell table:style-name="ce3" office:value-type="float" office:value="0.8227">
            <text:p>0.82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percentage" office:value="-0.009">
            <text:p>-0.90%</text:p>
          </table:table-cell>
          <table:table-cell table:style-name="ce5" office:value-type="float" office:value="0.476295063457828">
            <text:p>0.48</text:p>
          </table:table-cell>
          <table:table-cell table:style-name="ce5" office:value-type="float" office:value="0.53034254911955">
            <text:p>0.53</text:p>
          </table:table-cell>
          <table:table-cell table:style-name="ce5" office:value-type="float" office:value="0.351500484194068">
            <text:p>0.35</text:p>
          </table:table-cell>
          <table:table-cell/>
          <table:table-cell office:value-type="percentage" office:value="-0.009">
            <text:p>-0.90%</text:p>
          </table:table-cell>
          <table:table-cell/>
          <table:table-cell table:style-name="ce3" table:number-columns-repeated="2"/>
          <table:table-cell/>
          <table:table-cell table:style-name="ce3" office:value-type="float" office:value="20">
            <text:p>20</text:p>
          </table:table-cell>
          <table:table-cell table:style-name="ce6" office:value-type="float" office:value="0.3625">
            <text:p>0.36</text:p>
          </table:table-cell>
          <table:table-cell table:style-name="ce3" office:value-type="float" office:value="0.4356">
            <text:p>0.44</text:p>
          </table:table-cell>
          <table:table-cell table:style-name="ce3" office:value-type="float" office:value="0.4609">
            <text:p>0.46</text:p>
          </table:table-cell>
          <table:table-cell table:style-name="ce3" office:value-type="float" office:value="0.4819">
            <text:p>0.48</text:p>
          </table:table-cell>
          <table:table-cell table:style-name="ce3" office:value-type="float" office:value="0.4999">
            <text:p>0.5</text:p>
          </table:table-cell>
          <table:table-cell table:style-name="ce3" office:value-type="float" office:value="0.5156">
            <text:p>0.52</text:p>
          </table:table-cell>
          <table:table-cell table:style-name="ce3" office:value-type="float" office:value="0.5422">
            <text:p>0.54</text:p>
          </table:table-cell>
          <table:table-cell table:style-name="ce3" office:value-type="float" office:value="0.5648">
            <text:p>0.56</text:p>
          </table:table-cell>
          <table:table-cell table:style-name="ce3" office:value-type="float" office:value="0.585">
            <text:p>0.59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percentage" office:value="-0.0085">
            <text:p>-0.85%</text:p>
          </table:table-cell>
          <table:table-cell table:style-name="ce5" office:value-type="float" office:value="0.485022291974422">
            <text:p>0.49</text:p>
          </table:table-cell>
          <table:table-cell table:style-name="ce5" office:value-type="float" office:value="0.53939983789127">
            <text:p>0.54</text:p>
          </table:table-cell>
          <table:table-cell table:style-name="ce5" office:value-type="float" office:value="0.35947574587281">
            <text:p>0.36</text:p>
          </table:table-cell>
          <table:table-cell/>
          <table:table-cell office:value-type="percentage" office:value="-0.0085">
            <text:p>-0.85%</text:p>
          </table:table-cell>
          <table:table-cell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7"/>
          <table:table-cell office:value-type="percentage" office:value="-0.00800000000000001">
            <text:p>-0.80%</text:p>
          </table:table-cell>
          <table:table-cell table:style-name="ce5" office:value-type="float" office:value="0.493330184500919">
            <text:p>0.49</text:p>
          </table:table-cell>
          <table:table-cell table:style-name="ce5" office:value-type="float" office:value="0.548005147735002">
            <text:p>0.55</text:p>
          </table:table-cell>
          <table:table-cell table:style-name="ce5" office:value-type="float" office:value="0.367115936962313">
            <text:p>0.37</text:p>
          </table:table-cell>
          <table:table-cell/>
          <table:table-cell office:value-type="percentage" office:value="-0.00800000000000001">
            <text:p>-0.80%</text:p>
          </table:table-cell>
          <table:table-cell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7"/>
          <table:table-cell office:value-type="percentage" office:value="-0.00750000000000001">
            <text:p>-0.75%</text:p>
          </table:table-cell>
          <table:table-cell table:style-name="ce5" office:value-type="float" office:value="0.50126969229482">
            <text:p>0.5</text:p>
          </table:table-cell>
          <table:table-cell table:style-name="ce5" office:value-type="float" office:value="0.556209229158081">
            <text:p>0.56</text:p>
          </table:table-cell>
          <table:table-cell table:style-name="ce5" office:value-type="float" office:value="0.374457447440795">
            <text:p>0.37</text:p>
          </table:table-cell>
          <table:table-cell/>
          <table:table-cell office:value-type="percentage" office:value="-0.00750000000000001">
            <text:p>-0.75%</text:p>
          </table:table-cell>
          <table:table-cell/>
          <table:table-cell table:style-name="ce3" table:number-columns-repeated="2"/>
          <table:table-cell table:number-columns-repeated="2"/>
          <table:table-cell table:style-name="ce3" table:number-columns-repeated="9"/>
          <table:table-cell table:number-columns-repeated="6"/>
        </table:table-row>
        <table:table-row table:style-name="ro1">
          <table:table-cell table:number-columns-repeated="7"/>
          <table:table-cell office:value-type="percentage" office:value="-0.00700000000000001">
            <text:p>-0.70%</text:p>
          </table:table-cell>
          <table:table-cell table:style-name="ce5" office:value-type="float" office:value="0.508883802294809">
            <text:p>0.51</text:p>
          </table:table-cell>
          <table:table-cell table:style-name="ce5" office:value-type="float" office:value="0.564054205457549">
            <text:p>0.56</text:p>
          </table:table-cell>
          <table:table-cell table:style-name="ce5" office:value-type="float" office:value="0.381530502766078">
            <text:p>0.38</text:p>
          </table:table-cell>
          <table:table-cell/>
          <table:table-cell office:value-type="percentage" office:value="-0.00700000000000001">
            <text:p>-0.70%</text:p>
          </table:table-cell>
          <table:table-cell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7"/>
          <table:table-cell office:value-type="percentage" office:value="-0.00650000000000001">
            <text:p>-0.65%</text:p>
          </table:table-cell>
          <table:table-cell table:style-name="ce5" office:value-type="float" office:value="0.516209373819519">
            <text:p>0.52</text:p>
          </table:table-cell>
          <table:table-cell table:style-name="ce5" office:value-type="float" office:value="0.571575507376054">
            <text:p>0.57</text:p>
          </table:table-cell>
          <table:table-cell table:style-name="ce5" office:value-type="float" office:value="0.388360533111999">
            <text:p>0.39</text:p>
          </table:table-cell>
          <table:table-cell/>
          <table:table-cell office:value-type="percentage" office:value="-0.00650000000000001">
            <text:p>-0.65%</text:p>
          </table:table-cell>
          <table:table-cell/>
          <table:table-cell table:style-name="ce3" table:number-columns-repeated="2"/>
          <table:table-cell table:number-columns-repeated="17"/>
        </table:table-row>
        <table:table-row table:style-name="ro1">
          <table:table-cell table:number-columns-repeated="7"/>
          <table:table-cell office:value-type="percentage" office:value="-0.00600000000000001">
            <text:p>-0.60%</text:p>
          </table:table-cell>
          <table:table-cell table:style-name="ce5" office:value-type="float" office:value="0.523278487051931">
            <text:p>0.52</text:p>
          </table:table-cell>
          <table:table-cell table:style-name="ce5" office:value-type="float" office:value="0.578803286241731">
            <text:p>0.58</text:p>
          </table:table-cell>
          <table:table-cell table:style-name="ce5" office:value-type="float" office:value="0.394969175748879">
            <text:p>0.39</text:p>
          </table:table-cell>
          <table:table-cell/>
          <table:table-cell office:value-type="percentage" office:value="-0.00600000000000001">
            <text:p>-0.60%</text:p>
          </table:table-cell>
          <table:table-cell/>
          <table:table-cell table:style-name="ce3" table:number-columns-repeated="2"/>
          <table:table-cell/>
          <table:table-cell table:style-name="ce1"/>
          <table:table-cell table:style-name="ce3" table:number-columns-repeated="3"/>
          <table:table-cell table:number-columns-repeated="12"/>
        </table:table-row>
        <table:table-row table:style-name="ro1">
          <table:table-cell table:number-columns-repeated="7"/>
          <table:table-cell office:value-type="percentage" office:value="-0.00550000000000001">
            <text:p>-0.55%</text:p>
          </table:table-cell>
          <table:table-cell table:style-name="ce5" office:value-type="float" office:value="0.530119454477276">
            <text:p>0.53</text:p>
          </table:table-cell>
          <table:table-cell table:style-name="ce5" office:value-type="float" office:value="0.585763467318178">
            <text:p>0.59</text:p>
          </table:table-cell>
          <table:table-cell table:style-name="ce5" office:value-type="float" office:value="0.401375023765507">
            <text:p>0.4</text:p>
          </table:table-cell>
          <table:table-cell/>
          <table:table-cell office:value-type="percentage" office:value="-0.00550000000000001">
            <text:p>-0.55%</text:p>
          </table:table-cell>
          <table:table-cell/>
          <table:table-cell table:style-name="ce3" table:number-columns-repeated="2"/>
          <table:table-cell/>
          <table:table-cell table:style-name="ce1"/>
          <table:table-cell table:style-name="ce3" table:number-columns-repeated="3"/>
          <table:table-cell table:number-columns-repeated="12"/>
        </table:table-row>
        <table:table-row table:style-name="ro1">
          <table:table-cell table:number-columns-repeated="7"/>
          <table:table-cell office:value-type="percentage" office:value="-0.00500000000000001">
            <text:p>-0.50%</text:p>
          </table:table-cell>
          <table:table-cell table:style-name="ce5" office:value-type="float" office:value="0.536757594176077">
            <text:p>0.54</text:p>
          </table:table-cell>
          <table:table-cell table:style-name="ce5" office:value-type="float" office:value="0.592478549087058">
            <text:p>0.59</text:p>
          </table:table-cell>
          <table:table-cell table:style-name="ce5" office:value-type="float" office:value="0.407594195291325">
            <text:p>0.41</text:p>
          </table:table-cell>
          <table:table-cell/>
          <table:table-cell office:value-type="percentage" office:value="-0.00500000000000001">
            <text:p>-0.50%</text:p>
          </table:table-cell>
          <table:table-cell table:formula="of:=[.T3]" office:value-type="float" office:value="0.5302">
            <text:p>0.53</text:p>
          </table:table-cell>
          <table:table-cell table:style-name="ce3" table:formula="of:=[.T4]" office:value-type="float" office:value="0.5898">
            <text:p>0.59</text:p>
          </table:table-cell>
          <table:table-cell table:style-name="ce3" table:formula="of:=[.T5]" office:value-type="float" office:value="0.4356">
            <text:p>0.44</text:p>
          </table:table-cell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-0.00450000000000001">
            <text:p>-0.45%</text:p>
          </table:table-cell>
          <table:table-cell table:style-name="ce5" office:value-type="float" office:value="0.543215831357265">
            <text:p>0.54</text:p>
          </table:table-cell>
          <table:table-cell table:style-name="ce5" office:value-type="float" office:value="0.598968219397437">
            <text:p>0.6</text:p>
          </table:table-cell>
          <table:table-cell table:style-name="ce5" office:value-type="float" office:value="0.413640773077502">
            <text:p>0.41</text:p>
          </table:table-cell>
          <table:table-cell/>
          <table:table-cell office:value-type="percentage" office:value="-0.00450000000000001">
            <text:p>-0.4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-0.00400000000000002">
            <text:p>-0.40%</text:p>
          </table:table-cell>
          <table:table-cell table:style-name="ce5" office:value-type="float" office:value="0.54951517367064">
            <text:p>0.55</text:p>
          </table:table-cell>
          <table:table-cell table:style-name="ce5" office:value-type="float" office:value="0.605249837183046">
            <text:p>0.61</text:p>
          </table:table-cell>
          <table:table-cell table:style-name="ce5" office:value-type="float" office:value="0.419527148734136">
            <text:p>0.42</text:p>
          </table:table-cell>
          <table:table-cell/>
          <table:table-cell office:value-type="percentage" office:value="-0.00400000000000002">
            <text:p>-0.4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2"/>
          <table:table-cell table:style-name="ce3" table:number-columns-repeated="7"/>
          <table:table-cell table:style-name="ce3" office:value-type="float" office:value="0.5648">
            <text:p>0.56</text:p>
          </table:table-cell>
          <table:table-cell table:style-name="ce3" office:value-type="float" office:value="0.585">
            <text:p>0.59</text:p>
          </table:table-cell>
        </table:table-row>
        <table:table-row table:style-name="ro1">
          <table:table-cell table:number-columns-repeated="7"/>
          <table:table-cell office:value-type="percentage" office:value="-0.00350000000000002">
            <text:p>-0.35%</text:p>
          </table:table-cell>
          <table:table-cell table:style-name="ce5" office:value-type="float" office:value="0.555675092149224">
            <text:p>0.56</text:p>
          </table:table-cell>
          <table:table-cell table:style-name="ce5" office:value-type="float" office:value="0.611338813875137">
            <text:p>0.61</text:p>
          </table:table-cell>
          <table:table-cell table:style-name="ce5" office:value-type="float" office:value="0.425264295701819">
            <text:p>0.43</text:p>
          </table:table-cell>
          <table:table-cell/>
          <table:table-cell office:value-type="percentage" office:value="-0.00350000000000002">
            <text:p>-0.3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-0.00300000000000002">
            <text:p>-0.30%</text:p>
          </table:table-cell>
          <table:table-cell table:style-name="ce5" office:value-type="float" office:value="0.561713830401936">
            <text:p>0.56</text:p>
          </table:table-cell>
          <table:table-cell table:style-name="ce5" office:value-type="float" office:value="0.617248918869648">
            <text:p>0.62</text:p>
          </table:table-cell>
          <table:table-cell table:style-name="ce5" office:value-type="float" office:value="0.430861988172935">
            <text:p>0.43</text:p>
          </table:table-cell>
          <table:table-cell/>
          <table:table-cell office:value-type="percentage" office:value="-0.00300000000000002">
            <text:p>-0.3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>
            <draw:frame table:end-cell-address="Sheet1.G35" table:end-x="0.475cm" table:end-y="0.399cm" draw:z-index="2" draw:style-name="gr1" draw:text-style-name="P1" svg:width="18.666cm" svg:height="7.899cm" svg:x="0cm" svg:y="0.178cm">
              <draw:object draw:notify-on-update-of-ranges="Sheet1.H3:Sheet1.H63 Sheet1.J2:Sheet1.J2 Sheet1.J3:Sheet1.J63 Sheet1.J67:Sheet1.J67 Sheet1.J68:Sheet1.J128 Sheet1.J132:Sheet1.J132 Sheet1.J133:Sheet1.J193 Sheet1.O2:Sheet1.O2 Sheet1.O3:Sheet1.O6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 office:value-type="percentage" office:value="-0.00250000000000002">
            <text:p>-0.25%</text:p>
          </table:table-cell>
          <table:table-cell table:style-name="ce5" office:value-type="float" office:value="0.567648658320799">
            <text:p>0.57</text:p>
          </table:table-cell>
          <table:table-cell table:style-name="ce5" office:value-type="float" office:value="0.622992526723625">
            <text:p>0.62</text:p>
          </table:table-cell>
          <table:table-cell table:style-name="ce5" office:value-type="float" office:value="0.436328978475414">
            <text:p>0.44</text:p>
          </table:table-cell>
          <table:table-cell/>
          <table:table-cell office:value-type="percentage" office:value="-0.00250000000000002">
            <text:p>-0.25%</text:p>
          </table:table-cell>
          <table:table-cell table:formula="of:=[.U3]" office:value-type="float" office:value="0.5525">
            <text:p>0.55</text:p>
          </table:table-cell>
          <table:table-cell table:style-name="ce3" table:formula="of:=[.U4]" office:value-type="float" office:value="0.6208">
            <text:p>0.62</text:p>
          </table:table-cell>
          <table:table-cell table:style-name="ce3" table:formula="of:=[.U5]" office:value-type="float" office:value="0.4609">
            <text:p>0.46</text:p>
          </table:table-cell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-0.00200000000000002">
            <text:p>-0.20%</text:p>
          </table:table-cell>
          <table:table-cell table:style-name="ce5" office:value-type="float" office:value="0.573496082087503">
            <text:p>0.57</text:p>
          </table:table-cell>
          <table:table-cell table:style-name="ce5" office:value-type="float" office:value="0.628580819099999">
            <text:p>0.63</text:p>
          </table:table-cell>
          <table:table-cell table:style-name="ce5" office:value-type="float" office:value="0.441673142150177">
            <text:p>0.44</text:p>
          </table:table-cell>
          <table:table-cell/>
          <table:table-cell office:value-type="percentage" office:value="-0.00200000000000002">
            <text:p>-0.2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-0.00150000000000002">
            <text:p>-0.15%</text:p>
          </table:table-cell>
          <table:table-cell table:style-name="ce5" office:value-type="float" office:value="0.579272019035777">
            <text:p>0.58</text:p>
          </table:table-cell>
          <table:table-cell table:style-name="ce5" office:value-type="float" office:value="0.634023951181755">
            <text:p>0.63</text:p>
          </table:table-cell>
          <table:table-cell table:style-name="ce5" office:value-type="float" office:value="0.446901597625597">
            <text:p>0.45</text:p>
          </table:table-cell>
          <table:table-cell/>
          <table:table-cell office:value-type="percentage" office:value="-0.00150000000000002">
            <text:p>-0.1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-0.00100000000000002">
            <text:p>-0.10%</text:p>
          </table:table-cell>
          <table:table-cell table:style-name="ce5" office:value-type="float" office:value="0.584991943539897">
            <text:p>0.58</text:p>
          </table:table-cell>
          <table:table-cell table:style-name="ce5" office:value-type="float" office:value="0.63933118990506">
            <text:p>0.64</text:p>
          </table:table-cell>
          <table:table-cell table:style-name="ce5" office:value-type="float" office:value="0.452020805715927">
            <text:p>0.45</text:p>
          </table:table-cell>
          <table:table-cell/>
          <table:table-cell office:value-type="percentage" office:value="-0.00100000000000002">
            <text:p>-0.1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-0.000500000000000025">
            <text:p>-0.05%</text:p>
          </table:table-cell>
          <table:table-cell table:style-name="ce5" office:value-type="float" office:value="0.590671008290931">
            <text:p>0.59</text:p>
          </table:table-cell>
          <table:table-cell table:style-name="ce5" office:value-type="float" office:value="0.644511029631533">
            <text:p>0.64</text:p>
          </table:table-cell>
          <table:table-cell table:style-name="ce5" office:value-type="float" office:value="0.457036652946619">
            <text:p>0.46</text:p>
          </table:table-cell>
          <table:table-cell/>
          <table:table-cell office:value-type="percentage" office:value="-0.000500000000000025">
            <text:p>-0.0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-2.60208521396521E-017">
            <text:p>0.00%</text:p>
          </table:table-cell>
          <table:table-cell table:style-name="ce5" office:value-type="float" office:value="0.596324143909302">
            <text:p>0.6</text:p>
          </table:table-cell>
          <table:table-cell table:style-name="ce5" office:value-type="float" office:value="0.649571289602944">
            <text:p>0.65</text:p>
          </table:table-cell>
          <table:table-cell table:style-name="ce5" office:value-type="float" office:value="0.461954521804408">
            <text:p>0.46</text:p>
          </table:table-cell>
          <table:table-cell/>
          <table:table-cell office:value-type="percentage" office:value="-2.60208521396521E-017">
            <text:p>0.00%</text:p>
          </table:table-cell>
          <table:table-cell table:formula="of:=[.V3]" office:value-type="float" office:value="0.5779">
            <text:p>0.58</text:p>
          </table:table-cell>
          <table:table-cell table:style-name="ce3" table:formula="of:=[.V4]" office:value-type="float" office:value="0.6478">
            <text:p>0.65</text:p>
          </table:table-cell>
          <table:table-cell table:style-name="ce3" table:formula="of:=[.V5]" office:value-type="float" office:value="0.4819">
            <text:p>0.48</text:p>
          </table:table-cell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0499999999999973">
            <text:p>0.05%</text:p>
          </table:table-cell>
          <table:table-cell table:style-name="ce5" office:value-type="float" office:value="0.601966138704545">
            <text:p>0.6</text:p>
          </table:table-cell>
          <table:table-cell table:style-name="ce5" office:value-type="float" office:value="0.654519196567693">
            <text:p>0.65</text:p>
          </table:table-cell>
          <table:table-cell table:style-name="ce5" office:value-type="float" office:value="0.466779350332999">
            <text:p>0.47</text:p>
          </table:table-cell>
          <table:table-cell/>
          <table:table-cell office:value-type="percentage" office:value="0.000499999999999973">
            <text:p>0.0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0999999999999971">
            <text:p>0.10%</text:p>
          </table:table-cell>
          <table:table-cell table:style-name="ce5" office:value-type="float" office:value="0.607611699448855">
            <text:p>0.61</text:p>
          </table:table-cell>
          <table:table-cell table:style-name="ce5" office:value-type="float" office:value="0.659361455247522">
            <text:p>0.66</text:p>
          </table:table-cell>
          <table:table-cell table:style-name="ce5" office:value-type="float" office:value="0.471515682983145">
            <text:p>0.47</text:p>
          </table:table-cell>
          <table:table-cell/>
          <table:table-cell office:value-type="percentage" office:value="0.000999999999999971">
            <text:p>0.1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149999999999997">
            <text:p>0.15%</text:p>
          </table:table-cell>
          <table:table-cell table:style-name="ce5" office:value-type="float" office:value="0.613275493227824">
            <text:p>0.61</text:p>
          </table:table-cell>
          <table:table-cell table:style-name="ce5" office:value-type="float" office:value="0.664104308763193">
            <text:p>0.66</text:p>
          </table:table-cell>
          <table:table-cell table:style-name="ce5" office:value-type="float" office:value="0.47616771423482">
            <text:p>0.48</text:p>
          </table:table-cell>
          <table:table-cell/>
          <table:table-cell office:value-type="percentage" office:value="0.00149999999999997">
            <text:p>0.1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199999999999997">
            <text:p>0.20%</text:p>
          </table:table-cell>
          <table:table-cell table:style-name="ce5" office:value-type="float" office:value="0.618972169737737">
            <text:p>0.62</text:p>
          </table:table-cell>
          <table:table-cell table:style-name="ce5" office:value-type="float" office:value="0.668753590714295">
            <text:p>0.67</text:p>
          </table:table-cell>
          <table:table-cell table:style-name="ce5" office:value-type="float" office:value="0.480739326207673">
            <text:p>0.48</text:p>
          </table:table-cell>
          <table:table-cell/>
          <table:table-cell office:value-type="percentage" office:value="0.00199999999999997">
            <text:p>0.2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249999999999997">
            <text:p>0.25%</text:p>
          </table:table-cell>
          <table:table-cell table:style-name="ce5" office:value-type="float" office:value="0.624716362803153">
            <text:p>0.62</text:p>
          </table:table-cell>
          <table:table-cell table:style-name="ce5" office:value-type="float" office:value="0.673314770279293">
            <text:p>0.67</text:p>
          </table:table-cell>
          <table:table-cell table:style-name="ce5" office:value-type="float" office:value="0.485234121241417">
            <text:p>0.49</text:p>
          </table:table-cell>
          <table:table-cell/>
          <table:table-cell office:value-type="percentage" office:value="0.00249999999999997">
            <text:p>0.25%</text:p>
          </table:table-cell>
          <table:table-cell table:formula="of:=[.W3]" office:value-type="float" office:value="0.6078">
            <text:p>0.61</text:p>
          </table:table-cell>
          <table:table-cell table:style-name="ce3" table:formula="of:=[.W4]" office:value-type="float" office:value="0.6723">
            <text:p>0.67</text:p>
          </table:table-cell>
          <table:table-cell table:style-name="ce3" table:formula="of:=[.W5]" office:value-type="float" office:value="0.4999">
            <text:p>0.5</text:p>
          </table:table-cell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299999999999997">
            <text:p>0.30%</text:p>
          </table:table-cell>
          <table:table-cell table:style-name="ce5" office:value-type="float" office:value="0.630522669395932">
            <text:p>0.63</text:p>
          </table:table-cell>
          <table:table-cell table:style-name="ce5" office:value-type="float" office:value="0.677792991444053">
            <text:p>0.68</text:p>
          </table:table-cell>
          <table:table-cell table:style-name="ce5" office:value-type="float" office:value="0.489655450243952">
            <text:p>0.49</text:p>
          </table:table-cell>
          <table:table-cell/>
          <table:table-cell office:value-type="percentage" office:value="0.00299999999999997">
            <text:p>0.3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349999999999996">
            <text:p>0.35%</text:p>
          </table:table-cell>
          <table:table-cell table:style-name="ce5" office:value-type="float" office:value="0.6364056040712">
            <text:p>0.64</text:p>
          </table:table-cell>
          <table:table-cell table:style-name="ce5" office:value-type="float" office:value="0.682193107263655">
            <text:p>0.68</text:p>
          </table:table-cell>
          <table:table-cell table:style-name="ce5" office:value-type="float" office:value="0.494006437459738">
            <text:p>0.49</text:p>
          </table:table-cell>
          <table:table-cell/>
          <table:table-cell office:value-type="percentage" office:value="0.00349999999999996">
            <text:p>0.3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399999999999996">
            <text:p>0.40%</text:p>
          </table:table-cell>
          <table:table-cell table:style-name="ce5" office:value-type="float" office:value="0.642379526539441">
            <text:p>0.64</text:p>
          </table:table-cell>
          <table:table-cell table:style-name="ce5" office:value-type="float" office:value="0.686519709900266">
            <text:p>0.69</text:p>
          </table:table-cell>
          <table:table-cell table:style-name="ce5" office:value-type="float" office:value="0.49829000219531">
            <text:p>0.5</text:p>
          </table:table-cell>
          <table:table-cell/>
          <table:table-cell office:value-type="percentage" office:value="0.00399999999999996">
            <text:p>0.4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449999999999996">
            <text:p>0.45%</text:p>
          </table:table-cell>
          <table:table-cell table:style-name="ce5" office:value-type="float" office:value="0.648458540129139">
            <text:p>0.65</text:p>
          </table:table-cell>
          <table:table-cell table:style-name="ce5" office:value-type="float" office:value="0.690777157050372">
            <text:p>0.69</text:p>
          </table:table-cell>
          <table:table-cell table:style-name="ce5" office:value-type="float" office:value="0.502508877946262">
            <text:p>0.5</text:p>
          </table:table-cell>
          <table:table-cell/>
          <table:table-cell office:value-type="percentage" office:value="0.00449999999999996">
            <text:p>0.4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499999999999996">
            <text:p>0.50%</text:p>
          </table:table-cell>
          <table:table-cell table:style-name="ce5" office:value-type="float" office:value="0.654656359242339">
            <text:p>0.65</text:p>
          </table:table-cell>
          <table:table-cell table:style-name="ce5" office:value-type="float" office:value="0.694969595270109">
            <text:p>0.69</text:p>
          </table:table-cell>
          <table:table-cell table:style-name="ce5" office:value-type="float" office:value="0.506665629295297">
            <text:p>0.51</text:p>
          </table:table-cell>
          <table:table-cell/>
          <table:table-cell office:value-type="percentage" office:value="0.00499999999999996">
            <text:p>0.50%</text:p>
          </table:table-cell>
          <table:table-cell table:formula="of:=[.X3]" office:value-type="float" office:value="0.6421">
            <text:p>0.64</text:p>
          </table:table-cell>
          <table:table-cell table:style-name="ce3" table:formula="of:=[.X4]" office:value-type="float" office:value="0.6952">
            <text:p>0.7</text:p>
          </table:table-cell>
          <table:table-cell table:style-name="ce3" table:formula="of:=[.X5]" office:value-type="float" office:value="0.5156">
            <text:p>0.52</text:p>
          </table:table-cell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549999999999996">
            <text:p>0.55%</text:p>
          </table:table-cell>
          <table:table-cell table:style-name="ce5" office:value-type="float" office:value="0.660986144664494">
            <text:p>0.66</text:p>
          </table:table-cell>
          <table:table-cell table:style-name="ce5" office:value-type="float" office:value="0.69910098062265">
            <text:p>0.7</text:p>
          </table:table-cell>
          <table:table-cell table:style-name="ce5" office:value-type="float" office:value="0.510762666890416">
            <text:p>0.51</text:p>
          </table:table-cell>
          <table:table-cell/>
          <table:table-cell office:value-type="percentage" office:value="0.00549999999999996">
            <text:p>0.5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>
            <draw:frame table:end-cell-address="Sheet1.G52" table:end-x="0.486cm" table:end-y="0.418cm" draw:z-index="1" draw:style-name="gr1" draw:text-style-name="P1" svg:width="18.677cm" svg:height="7.88cm" svg:x="0cm" svg:y="0.215cm">
              <draw:object draw:notify-on-update-of-ranges="Sheet1.H3:Sheet1.H63 Sheet1.K2:Sheet1.K2 Sheet1.K3:Sheet1.K63 Sheet1.K67:Sheet1.K67 Sheet1.K68:Sheet1.K128 Sheet1.K132:Sheet1.K132 Sheet1.K133:Sheet1.K193 Sheet1.P2:Sheet1.P2 Sheet1.P3:Sheet1.P6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"/>
          <table:table-cell office:value-type="percentage" office:value="0.00599999999999996">
            <text:p>0.60%</text:p>
          </table:table-cell>
          <table:table-cell table:style-name="ce5" office:value-type="float" office:value="0.667460306865095">
            <text:p>0.67</text:p>
          </table:table-cell>
          <table:table-cell table:style-name="ce5" office:value-type="float" office:value="0.703175097002603">
            <text:p>0.7</text:p>
          </table:table-cell>
          <table:table-cell table:style-name="ce5" office:value-type="float" office:value="0.514802260762903">
            <text:p>0.51</text:p>
          </table:table-cell>
          <table:table-cell/>
          <table:table-cell office:value-type="percentage" office:value="0.00599999999999996">
            <text:p>0.6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649999999999996">
            <text:p>0.65%</text:p>
          </table:table-cell>
          <table:table-cell table:style-name="ce5" office:value-type="float" office:value="0.674090279314912">
            <text:p>0.67</text:p>
          </table:table-cell>
          <table:table-cell table:style-name="ce5" office:value-type="float" office:value="0.707195572435528">
            <text:p>0.71</text:p>
          </table:table-cell>
          <table:table-cell table:style-name="ce5" office:value-type="float" office:value="0.518786552204248">
            <text:p>0.52</text:p>
          </table:table-cell>
          <table:table-cell/>
          <table:table-cell office:value-type="percentage" office:value="0.00649999999999996">
            <text:p>0.6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699999999999996">
            <text:p>0.70%</text:p>
          </table:table-cell>
          <table:table-cell table:style-name="ce5" office:value-type="float" office:value="0.680886266413803">
            <text:p>0.68</text:p>
          </table:table-cell>
          <table:table-cell table:style-name="ce5" office:value-type="float" office:value="0.711165893603989">
            <text:p>0.71</text:p>
          </table:table-cell>
          <table:table-cell table:style-name="ce5" office:value-type="float" office:value="0.522717564387758">
            <text:p>0.52</text:p>
          </table:table-cell>
          <table:table-cell/>
          <table:table-cell office:value-type="percentage" office:value="0.00699999999999996">
            <text:p>0.7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749999999999995">
            <text:p>0.75%</text:p>
          </table:table-cell>
          <table:table-cell table:style-name="ce5" office:value-type="float" office:value="0.687856973864525">
            <text:p>0.69</text:p>
          </table:table-cell>
          <table:table-cell table:style-name="ce5" office:value-type="float" office:value="0.715089418812748">
            <text:p>0.72</text:p>
          </table:table-cell>
          <table:table-cell table:style-name="ce5" office:value-type="float" office:value="0.526597211892929">
            <text:p>0.53</text:p>
          </table:table-cell>
          <table:table-cell/>
          <table:table-cell office:value-type="percentage" office:value="0.00749999999999995">
            <text:p>0.7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799999999999995">
            <text:p>0.80%</text:p>
          </table:table-cell>
          <table:table-cell table:style-name="ce5" office:value-type="float" office:value="0.695009333122763">
            <text:p>0.7</text:p>
          </table:table-cell>
          <table:table-cell table:style-name="ce5" office:value-type="float" office:value="0.718969389573402">
            <text:p>0.72</text:p>
          </table:table-cell>
          <table:table-cell table:style-name="ce5" office:value-type="float" office:value="0.530427309267668">
            <text:p>0.53</text:p>
          </table:table-cell>
          <table:table-cell/>
          <table:table-cell office:value-type="percentage" office:value="0.00799999999999995">
            <text:p>0.8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849999999999995">
            <text:p>0.85%</text:p>
          </table:table-cell>
          <table:table-cell table:style-name="ce5" office:value-type="float" office:value="0.702348235617321">
            <text:p>0.7</text:p>
          </table:table-cell>
          <table:table-cell table:style-name="ce5" office:value-type="float" office:value="0.722808940961755">
            <text:p>0.72</text:p>
          </table:table-cell>
          <table:table-cell table:style-name="ce5" office:value-type="float" office:value="0.534209578744164">
            <text:p>0.53</text:p>
          </table:table-cell>
          <table:table-cell/>
          <table:table-cell office:value-type="percentage" office:value="0.00849999999999995">
            <text:p>0.8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899999999999995">
            <text:p>0.90%</text:p>
          </table:table-cell>
          <table:table-cell table:style-name="ce5" office:value-type="float" office:value="0.709876296282004">
            <text:p>0.71</text:p>
          </table:table-cell>
          <table:table-cell table:style-name="ce5" office:value-type="float" office:value="0.726611110878449">
            <text:p>0.73</text:p>
          </table:table-cell>
          <table:table-cell table:style-name="ce5" office:value-type="float" office:value="0.537945657208124">
            <text:p>0.54</text:p>
          </table:table-cell>
          <table:table-cell/>
          <table:table-cell office:value-type="percentage" office:value="0.00899999999999995">
            <text:p>0.9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949999999999995">
            <text:p>0.95%</text:p>
          </table:table-cell>
          <table:table-cell table:style-name="ce5" office:value-type="float" office:value="0.717593668878262">
            <text:p>0.72</text:p>
          </table:table-cell>
          <table:table-cell table:style-name="ce5" office:value-type="float" office:value="0.730378848324257">
            <text:p>0.73</text:p>
          </table:table-cell>
          <table:table-cell table:style-name="ce5" office:value-type="float" office:value="0.541637102507429">
            <text:p>0.54</text:p>
          </table:table-cell>
          <table:table-cell/>
          <table:table-cell office:value-type="percentage" office:value="0.00949999999999995">
            <text:p>0.9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0999999999999995">
            <text:p>1.00%</text:p>
          </table:table-cell>
          <table:table-cell table:style-name="ce5" office:value-type="float" office:value="0.725497936761715">
            <text:p>0.73</text:p>
          </table:table-cell>
          <table:table-cell table:style-name="ce5" office:value-type="float" office:value="0.734115020785172">
            <text:p>0.73</text:p>
          </table:table-cell>
          <table:table-cell table:style-name="ce5" office:value-type="float" office:value="0.545285399174795">
            <text:p>0.55</text:p>
          </table:table-cell>
          <table:table-cell/>
          <table:table-cell office:value-type="percentage" office:value="0.00999999999999995">
            <text:p>1.00%</text:p>
          </table:table-cell>
          <table:table-cell table:formula="of:=[.Y3]" office:value-type="float" office:value="0.7202">
            <text:p>0.72</text:p>
          </table:table-cell>
          <table:table-cell table:style-name="ce3" table:formula="of:=[.Y4]" office:value-type="float" office:value="0.7386">
            <text:p>0.74</text:p>
          </table:table-cell>
          <table:table-cell table:style-name="ce3" table:formula="of:=[.Y5]" office:value-type="float" office:value="0.5422">
            <text:p>0.54</text:p>
          </table:table-cell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05">
            <text:p>1.05%</text:p>
          </table:table-cell>
          <table:table-cell table:style-name="ce5" office:value-type="float" office:value="0.733584101267812">
            <text:p>0.73</text:p>
          </table:table-cell>
          <table:table-cell table:style-name="ce5" office:value-type="float" office:value="0.737822420808601">
            <text:p>0.74</text:p>
          </table:table-cell>
          <table:table-cell table:style-name="ce5" office:value-type="float" office:value="0.548891963629235">
            <text:p>0.55</text:p>
          </table:table-cell>
          <table:table-cell/>
          <table:table-cell office:value-type="percentage" office:value="0.0105">
            <text:p>1.0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09999999999999">
            <text:p>1.10%</text:p>
          </table:table-cell>
          <table:table-cell table:style-name="ce5" office:value-type="float" office:value="0.741844685047119">
            <text:p>0.74</text:p>
          </table:table-cell>
          <table:table-cell table:style-name="ce5" office:value-type="float" office:value="0.741503771840293">
            <text:p>0.74</text:p>
          </table:table-cell>
          <table:table-cell table:style-name="ce5" office:value-type="float" office:value="0.552458148912806">
            <text:p>0.55</text:p>
          </table:table-cell>
          <table:table-cell/>
          <table:table-cell office:value-type="percentage" office:value="0.0109999999999999">
            <text:p>1.1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14999999999999">
            <text:p>1.15%</text:p>
          </table:table-cell>
          <table:table-cell table:style-name="ce5" office:value-type="float" office:value="0.750269959192239">
            <text:p>0.75</text:p>
          </table:table-cell>
          <table:table-cell table:style-name="ce5" office:value-type="float" office:value="0.745161733381494">
            <text:p>0.75</text:p>
          </table:table-cell>
          <table:table-cell table:style-name="ce5" office:value-type="float" office:value="0.555985249012011">
            <text:p>0.56</text:p>
          </table:table-cell>
          <table:table-cell/>
          <table:table-cell office:value-type="percentage" office:value="0.0114999999999999">
            <text:p>1.1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19999999999999">
            <text:p>1.20%</text:p>
          </table:table-cell>
          <table:table-cell table:style-name="ce5" office:value-type="float" office:value="0.758848291286497">
            <text:p>0.76</text:p>
          </table:table-cell>
          <table:table-cell table:style-name="ce5" office:value-type="float" office:value="0.748798905517325">
            <text:p>0.75</text:p>
          </table:table-cell>
          <table:table-cell table:style-name="ce5" office:value-type="float" office:value="0.559474502807113">
            <text:p>0.56</text:p>
          </table:table-cell>
          <table:table-cell/>
          <table:table-cell office:value-type="percentage" office:value="0.0119999999999999">
            <text:p>1.2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24999999999999">
            <text:p>1.25%</text:p>
          </table:table-cell>
          <table:table-cell table:style-name="ce5" office:value-type="float" office:value="0.767566597837874">
            <text:p>0.77</text:p>
          </table:table-cell>
          <table:table-cell table:style-name="ce5" office:value-type="float" office:value="0.752417832860006">
            <text:p>0.75</text:p>
          </table:table-cell>
          <table:table-cell table:style-name="ce5" office:value-type="float" office:value="0.562927097687396">
            <text:p>0.56</text:p>
          </table:table-cell>
          <table:table-cell/>
          <table:table-cell office:value-type="percentage" office:value="0.0124999999999999">
            <text:p>1.2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29999999999999">
            <text:p>1.30%</text:p>
          </table:table-cell>
          <table:table-cell table:style-name="ce5" office:value-type="float" office:value="0.776410870998519">
            <text:p>0.78</text:p>
          </table:table-cell>
          <table:table-cell table:style-name="ce5" office:value-type="float" office:value="0.756021007944301">
            <text:p>0.76</text:p>
          </table:table-cell>
          <table:table-cell table:style-name="ce5" office:value-type="float" office:value="0.566344172865857">
            <text:p>0.57</text:p>
          </table:table-cell>
          <table:table-cell/>
          <table:table-cell office:value-type="percentage" office:value="0.0129999999999999">
            <text:p>1.3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34999999999999">
            <text:p>1.35%</text:p>
          </table:table-cell>
          <table:table-cell table:style-name="ce5" office:value-type="float" office:value="0.785366738523939">
            <text:p>0.79</text:p>
          </table:table-cell>
          <table:table-cell table:style-name="ce5" office:value-type="float" office:value="0.759610874107262">
            <text:p>0.76</text:p>
          </table:table-cell>
          <table:table-cell table:style-name="ce5" office:value-type="float" office:value="0.569726822422913">
            <text:p>0.57</text:p>
          </table:table-cell>
          <table:table-cell/>
          <table:table-cell office:value-type="percentage" office:value="0.0134999999999999">
            <text:p>1.3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39999999999999">
            <text:p>1.40%</text:p>
          </table:table-cell>
          <table:table-cell table:style-name="ce5" office:value-type="float" office:value="0.794420009990866">
            <text:p>0.79</text:p>
          </table:table-cell>
          <table:table-cell table:style-name="ce5" office:value-type="float" office:value="0.763189827879829">
            <text:p>0.76</text:p>
          </table:table-cell>
          <table:table-cell table:style-name="ce5" office:value-type="float" office:value="0.573076098105299">
            <text:p>0.57</text:p>
          </table:table-cell>
          <table:table-cell/>
          <table:table-cell office:value-type="percentage" office:value="0.0139999999999999">
            <text:p>1.4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44999999999999">
            <text:p>1.45%</text:p>
          </table:table-cell>
          <table:table-cell table:style-name="ce5" office:value-type="float" office:value="0.803557162972741">
            <text:p>0.8</text:p>
          </table:table-cell>
          <table:table-cell table:style-name="ce5" office:value-type="float" office:value="0.76676022091412">
            <text:p>0.77</text:p>
          </table:table-cell>
          <table:table-cell table:style-name="ce5" office:value-type="float" office:value="0.576393011903404">
            <text:p>0.58</text:p>
          </table:table-cell>
          <table:table-cell/>
          <table:table-cell office:value-type="percentage" office:value="0.0144999999999999">
            <text:p>1.4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49999999999999">
            <text:p>1.50%</text:p>
          </table:table-cell>
          <table:table-cell table:style-name="ce5" office:value-type="float" office:value="0.812765730443984">
            <text:p>0.81</text:p>
          </table:table-cell>
          <table:table-cell table:style-name="ce5" office:value-type="float" office:value="0.770324361467112">
            <text:p>0.77</text:p>
          </table:table-cell>
          <table:table-cell table:style-name="ce5" office:value-type="float" office:value="0.579678538427667">
            <text:p>0.58</text:p>
          </table:table-cell>
          <table:table-cell/>
          <table:table-cell office:value-type="percentage" office:value="0.0149999999999999">
            <text:p>1.50%</text:p>
          </table:table-cell>
          <table:table-cell table:formula="of:=[.Z3]" office:value-type="float" office:value="0.8061">
            <text:p>0.81</text:p>
          </table:table-cell>
          <table:table-cell table:style-name="ce3" table:formula="of:=[.Z4]" office:value-type="float" office:value="0.7807">
            <text:p>0.78</text:p>
          </table:table-cell>
          <table:table-cell table:style-name="ce3" table:formula="of:=[.Z5]" office:value-type="float" office:value="0.5648">
            <text:p>0.56</text:p>
          </table:table-cell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54999999999999">
            <text:p>1.55%</text:p>
          </table:table-cell>
          <table:table-cell table:style-name="ce5" office:value-type="float" office:value="0.822034563914226">
            <text:p>0.82</text:p>
          </table:table-cell>
          <table:table-cell table:style-name="ce5" office:value-type="float" office:value="0.773884515458994">
            <text:p>0.77</text:p>
          </table:table-cell>
          <table:table-cell table:style-name="ce5" office:value-type="float" office:value="0.582933617102457">
            <text:p>0.58</text:p>
          </table:table-cell>
          <table:table-cell/>
          <table:table-cell office:value-type="percentage" office:value="0.0154999999999999">
            <text:p>1.5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59999999999999">
            <text:p>1.60%</text:p>
          </table:table-cell>
          <table:table-cell table:style-name="ce5" office:value-type="float" office:value="0.831353963204446">
            <text:p>0.83</text:p>
          </table:table-cell>
          <table:table-cell table:style-name="ce5" office:value-type="float" office:value="0.777442907122477">
            <text:p>0.78</text:p>
          </table:table-cell>
          <table:table-cell table:style-name="ce5" office:value-type="float" office:value="0.586159154193856">
            <text:p>0.59</text:p>
          </table:table-cell>
          <table:table-cell/>
          <table:table-cell office:value-type="percentage" office:value="0.0159999999999999">
            <text:p>1.6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64999999999999">
            <text:p>1.65%</text:p>
          </table:table-cell>
          <table:table-cell table:style-name="ce5" office:value-type="float" office:value="0.840715680296035">
            <text:p>0.84</text:p>
          </table:table-cell>
          <table:table-cell table:style-name="ce5" office:value-type="float" office:value="0.781001719258031">
            <text:p>0.78</text:p>
          </table:table-cell>
          <table:table-cell table:style-name="ce5" office:value-type="float" office:value="0.58935602468604">
            <text:p>0.59</text:p>
          </table:table-cell>
          <table:table-cell/>
          <table:table-cell office:value-type="percentage" office:value="0.0164999999999999">
            <text:p>1.6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69999999999999">
            <text:p>1.70%</text:p>
          </table:table-cell>
          <table:table-cell table:style-name="ce5" office:value-type="float" office:value="0.850112818439028">
            <text:p>0.85</text:p>
          </table:table-cell>
          <table:table-cell table:style-name="ce5" office:value-type="float" office:value="0.784563093109057">
            <text:p>0.78</text:p>
          </table:table-cell>
          <table:table-cell table:style-name="ce5" office:value-type="float" office:value="0.592525074019421">
            <text:p>0.59</text:p>
          </table:table-cell>
          <table:table-cell/>
          <table:table-cell office:value-type="percentage" office:value="0.0169999999999999">
            <text:p>1.7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74999999999999">
            <text:p>1.75%</text:p>
          </table:table-cell>
          <table:table-cell table:style-name="ce5" office:value-type="float" office:value="0.859539656694983">
            <text:p>0.86</text:p>
          </table:table-cell>
          <table:table-cell table:style-name="ce5" office:value-type="float" office:value="0.788129127870651">
            <text:p>0.79</text:p>
          </table:table-cell>
          <table:table-cell table:style-name="ce5" office:value-type="float" office:value="0.595667119702395">
            <text:p>0.6</text:p>
          </table:table-cell>
          <table:table-cell/>
          <table:table-cell office:value-type="percentage" office:value="0.0174999999999999">
            <text:p>1.7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79999999999999">
            <text:p>1.80%</text:p>
          </table:table-cell>
          <table:table-cell table:style-name="ce5" office:value-type="float" office:value="0.868991433522305">
            <text:p>0.87</text:p>
          </table:table-cell>
          <table:table-cell table:style-name="ce5" office:value-type="float" office:value="0.791701879845635">
            <text:p>0.79</text:p>
          </table:table-cell>
          <table:table-cell table:style-name="ce5" office:value-type="float" office:value="0.598782952807304">
            <text:p>0.6</text:p>
          </table:table-cell>
          <table:table-cell/>
          <table:table-cell office:value-type="percentage" office:value="0.0179999999999999">
            <text:p>1.8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84999999999999">
            <text:p>1.85%</text:p>
          </table:table-cell>
          <table:table-cell table:style-name="ce5" office:value-type="float" office:value="0.878464121273653">
            <text:p>0.88</text:p>
          </table:table-cell>
          <table:table-cell table:style-name="ce5" office:value-type="float" office:value="0.795283361262043">
            <text:p>0.8</text:p>
          </table:table-cell>
          <table:table-cell table:style-name="ce5" office:value-type="float" office:value="0.601873339360228">
            <text:p>0.6</text:p>
          </table:table-cell>
          <table:table-cell/>
          <table:table-cell office:value-type="percentage" office:value="0.0184999999999999">
            <text:p>1.8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89999999999999">
            <text:p>1.90%</text:p>
          </table:table-cell>
          <table:table-cell table:style-name="ce5" office:value-type="float" office:value="0.887954217807515">
            <text:p>0.89</text:p>
          </table:table-cell>
          <table:table-cell table:style-name="ce5" office:value-type="float" office:value="0.79887553876719">
            <text:p>0.8</text:p>
          </table:table-cell>
          <table:table-cell table:style-name="ce5" office:value-type="float" office:value="0.604939021633241">
            <text:p>0.6</text:p>
          </table:table-cell>
          <table:table-cell/>
          <table:table-cell office:value-type="percentage" office:value="0.0189999999999999">
            <text:p>1.90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94999999999999">
            <text:p>1.95%</text:p>
          </table:table-cell>
          <table:table-cell table:style-name="ce5" office:value-type="float" office:value="0.897458573470856">
            <text:p>0.9</text:p>
          </table:table-cell>
          <table:table-cell table:style-name="ce5" office:value-type="float" office:value="0.802480331614792">
            <text:p>0.8</text:p>
          </table:table-cell>
          <table:table-cell table:style-name="ce5" office:value-type="float" office:value="0.607980719346956">
            <text:p>0.61</text:p>
          </table:table-cell>
          <table:table-cell/>
          <table:table-cell office:value-type="percentage" office:value="0.0194999999999999">
            <text:p>1.95%</text:p>
          </table:table-cell>
          <table:table-cell/>
          <table:table-cell table:style-name="ce3" table:number-columns-repeated="2"/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0.0199999999999999">
            <text:p>2.00%</text:p>
          </table:table-cell>
          <table:table-cell table:style-name="ce5" office:value-type="float" office:value="0.906974263133307">
            <text:p>0.91</text:p>
          </table:table-cell>
          <table:table-cell table:style-name="ce5" office:value-type="float" office:value="0.806099609563385">
            <text:p>0.81</text:p>
          </table:table-cell>
          <table:table-cell table:style-name="ce5" office:value-type="float" office:value="0.610999130790447">
            <text:p>0.61</text:p>
          </table:table-cell>
          <table:table-cell/>
          <table:table-cell office:value-type="percentage" office:value="0.0199999999999999">
            <text:p>2.00%</text:p>
          </table:table-cell>
          <table:table-cell table:formula="of:=[.AA3]" office:value-type="float" office:value="0.8956">
            <text:p>0.9</text:p>
          </table:table-cell>
          <table:table-cell table:style-name="ce3" table:formula="of:=[.AA4]" office:value-type="float" office:value="0.8227">
            <text:p>0.82</text:p>
          </table:table-cell>
          <table:table-cell table:style-name="ce3" table:formula="of:=[.AA5]" office:value-type="float" office:value="0.585">
            <text:p>0.59</text:p>
          </table:table-cell>
          <table:table-cell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 table:number-rows-repeated="2">
          <table:table-cell table:number-columns-repeated="17"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table:style-name="ce1" office:value-type="string">
            <text:p>Maturity: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number-columns-repeated="6"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table:style-name="ce1" office:value-type="string">
            <text:p>Strike</text:p>
          </table:table-cell>
          <table:table-cell table:number-columns-repeated="3" table:style-name="ce3" office:value-type="string">
            <text:p>SABR</text:p>
          </table:table-cell>
          <table:table-cell table:number-columns-repeated="6"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-0.01">
            <text:p>-1.00%</text:p>
          </table:table-cell>
          <table:table-cell table:style-name="ce4" office:value-type="float" office:value="0.423695521836354">
            <text:p>0.42</text:p>
          </table:table-cell>
          <table:table-cell table:style-name="ce4" office:value-type="float" office:value="0.520198038782998">
            <text:p>0.52</text:p>
          </table:table-cell>
          <table:table-cell table:style-name="ce4" office:value-type="float" office:value="0.364057688353582">
            <text:p>0.36</text:p>
          </table:table-cell>
          <table:table-cell table:style-name="ce6" office:value-type="string">
            <text:p>paste calculated values here</text:p>
          </table:table-cell>
          <table:table-cell table:number-columns-repeated="5"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-0.0095">
            <text:p>-0.95%</text:p>
          </table:table-cell>
          <table:table-cell table:style-name="ce5" office:value-type="float" office:value="0.432415895694393">
            <text:p>0.43</text:p>
          </table:table-cell>
          <table:table-cell table:style-name="ce5" office:value-type="float" office:value="0.529725951020515">
            <text:p>0.53</text:p>
          </table:table-cell>
          <table:table-cell table:style-name="ce5" office:value-type="float" office:value="0.372020458272947">
            <text:p>0.37</text:p>
          </table:table-cell>
          <table:table-cell table:number-columns-repeated="6"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-0.009">
            <text:p>-0.90%</text:p>
          </table:table-cell>
          <table:table-cell table:style-name="ce5" office:value-type="float" office:value="0.440726610373374">
            <text:p>0.44</text:p>
          </table:table-cell>
          <table:table-cell table:style-name="ce5" office:value-type="float" office:value="0.538799852834181">
            <text:p>0.54</text:p>
          </table:table-cell>
          <table:table-cell table:style-name="ce5" office:value-type="float" office:value="0.379629441294749">
            <text:p>0.38</text:p>
          </table:table-cell>
          <table:table-cell table:number-columns-repeated="6"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-0.0085">
            <text:p>-0.85%</text:p>
          </table:table-cell>
          <table:table-cell table:style-name="ce5" office:value-type="float" office:value="0.448679555666897">
            <text:p>0.45</text:p>
          </table:table-cell>
          <table:table-cell table:style-name="ce5" office:value-type="float" office:value="0.547477743514982">
            <text:p>0.55</text:p>
          </table:table-cell>
          <table:table-cell table:style-name="ce5" office:value-type="float" office:value="0.386929044754379">
            <text:p>0.39</text:p>
          </table:table-cell>
          <table:table-cell table:number-columns-repeated="6"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-0.00800000000000001">
            <text:p>-0.80%</text:p>
          </table:table-cell>
          <table:table-cell table:style-name="ce5" office:value-type="float" office:value="0.456316535180023">
            <text:p>0.46</text:p>
          </table:table-cell>
          <table:table-cell table:style-name="ce5" office:value-type="float" office:value="0.555806293195699">
            <text:p>0.56</text:p>
          </table:table-cell>
          <table:table-cell table:style-name="ce5" office:value-type="float" office:value="0.393955038824106">
            <text:p>0.39</text:p>
          </table:table-cell>
          <table:table-cell table:number-columns-repeated="6"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-0.00750000000000001">
            <text:p>-0.75%</text:p>
          </table:table-cell>
          <table:table-cell table:style-name="ce5" office:value-type="float" office:value="0.463671806079887">
            <text:p>0.46</text:p>
          </table:table-cell>
          <table:table-cell table:style-name="ce5" office:value-type="float" office:value="0.563823704791581">
            <text:p>0.56</text:p>
          </table:table-cell>
          <table:table-cell table:style-name="ce5" office:value-type="float" office:value="0.40073673450227">
            <text:p>0.4</text:p>
          </table:table-cell>
          <table:table-cell table:number-columns-repeated="6"/>
          <table:table-cell table:style-name="ce2"/>
          <table:table-cell table:style-name="ce5" table:number-columns-repeated="3"/>
          <table:table-cell table:style-name="ce3"/>
          <table:table-cell table:number-columns-repeated="11"/>
        </table:table-row>
        <table:table-row table:style-name="ro1">
          <table:table-cell table:number-columns-repeated="7"/>
          <table:table-cell office:value-type="percentage" office:value="-0.00700000000000001">
            <text:p>-0.70%</text:p>
          </table:table-cell>
          <table:table-cell table:style-name="ce5" office:value-type="float" office:value="0.470773853213096">
            <text:p>0.47</text:p>
          </table:table-cell>
          <table:table-cell table:style-name="ce5" office:value-type="float" office:value="0.571561711178984">
            <text:p>0.57</text:p>
          </table:table-cell>
          <table:table-cell table:style-name="ce5" office:value-type="float" office:value="0.407298504369562">
            <text:p>0.41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650000000000001">
            <text:p>-0.65%</text:p>
          </table:table-cell>
          <table:table-cell table:style-name="ce5" office:value-type="float" office:value="0.477646661656202">
            <text:p>0.48</text:p>
          </table:table-cell>
          <table:table-cell table:style-name="ce5" office:value-type="float" office:value="0.579047006398304">
            <text:p>0.58</text:p>
          </table:table-cell>
          <table:table-cell table:style-name="ce5" office:value-type="float" office:value="0.413660872930004">
            <text:p>0.41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600000000000001">
            <text:p>-0.60%</text:p>
          </table:table-cell>
          <table:table-cell table:style-name="ce5" office:value-type="float" office:value="0.484310650562742">
            <text:p>0.48</text:p>
          </table:table-cell>
          <table:table-cell table:style-name="ce5" office:value-type="float" office:value="0.586302294995124">
            <text:p>0.59</text:p>
          </table:table-cell>
          <table:table-cell table:style-name="ce5" office:value-type="float" office:value="0.419841316394679">
            <text:p>0.42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550000000000001">
            <text:p>-0.55%</text:p>
          </table:table-cell>
          <table:table-cell table:style-name="ce5" office:value-type="float" office:value="0.490783372205694">
            <text:p>0.49</text:p>
          </table:table-cell>
          <table:table-cell table:style-name="ce5" office:value-type="float" office:value="0.593347076857316">
            <text:p>0.59</text:p>
          </table:table-cell>
          <table:table-cell table:style-name="ce5" office:value-type="float" office:value="0.42585486110853">
            <text:p>0.43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500000000000001">
            <text:p>-0.50%</text:p>
          </table:table-cell>
          <table:table-cell table:style-name="ce5" office:value-type="float" office:value="0.4970800444688">
            <text:p>0.5</text:p>
          </table:table-cell>
          <table:table-cell table:style-name="ce5" office:value-type="float" office:value="0.600198244582345">
            <text:p>0.6</text:p>
          </table:table-cell>
          <table:table-cell table:style-name="ce5" office:value-type="float" office:value="0.431714539202583">
            <text:p>0.43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450000000000001">
            <text:p>-0.45%</text:p>
          </table:table-cell>
          <table:table-cell table:style-name="ce5" office:value-type="float" office:value="0.503213962789725">
            <text:p>0.5</text:p>
          </table:table-cell>
          <table:table-cell table:style-name="ce5" office:value-type="float" office:value="0.606870545257298">
            <text:p>0.61</text:p>
          </table:table-cell>
          <table:table-cell table:style-name="ce5" office:value-type="float" office:value="0.437431740945317">
            <text:p>0.44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400000000000002">
            <text:p>-0.40%</text:p>
          </table:table-cell>
          <table:table-cell table:style-name="ce5" office:value-type="float" office:value="0.509196823272314">
            <text:p>0.51</text:p>
          </table:table-cell>
          <table:table-cell table:style-name="ce5" office:value-type="float" office:value="0.613376942397262">
            <text:p>0.61</text:p>
          </table:table-cell>
          <table:table-cell table:style-name="ce5" office:value-type="float" office:value="0.443016491000971">
            <text:p>0.44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350000000000002">
            <text:p>-0.35%</text:p>
          </table:table-cell>
          <table:table-cell table:style-name="ce5" office:value-type="float" office:value="0.515038979281696">
            <text:p>0.52</text:p>
          </table:table-cell>
          <table:table-cell table:style-name="ce5" office:value-type="float" office:value="0.619728903172739">
            <text:p>0.62</text:p>
          </table:table-cell>
          <table:table-cell table:style-name="ce5" office:value-type="float" office:value="0.448477667730307">
            <text:p>0.45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300000000000002">
            <text:p>-0.30%</text:p>
          </table:table-cell>
          <table:table-cell table:style-name="ce5" office:value-type="float" office:value="0.520749647506907">
            <text:p>0.52</text:p>
          </table:table-cell>
          <table:table-cell table:style-name="ce5" office:value-type="float" office:value="0.625936628917085">
            <text:p>0.63</text:p>
          </table:table-cell>
          <table:table-cell table:style-name="ce5" office:value-type="float" office:value="0.453823179237598">
            <text:p>0.45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250000000000002">
            <text:p>-0.25%</text:p>
          </table:table-cell>
          <table:table-cell table:style-name="ce5" office:value-type="float" office:value="0.526337075130074">
            <text:p>0.53</text:p>
          </table:table-cell>
          <table:table-cell table:style-name="ce5" office:value-type="float" office:value="0.632009242005719">
            <text:p>0.63</text:p>
          </table:table-cell>
          <table:table-cell table:style-name="ce5" office:value-type="float" office:value="0.459060106138882">
            <text:p>0.46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200000000000002">
            <text:p>-0.20%</text:p>
          </table:table-cell>
          <table:table-cell table:style-name="ce5" office:value-type="float" office:value="0.5318086767031">
            <text:p>0.53</text:p>
          </table:table-cell>
          <table:table-cell table:style-name="ce5" office:value-type="float" office:value="0.637954938775758">
            <text:p>0.64</text:p>
          </table:table-cell>
          <table:table-cell table:style-name="ce5" office:value-type="float" office:value="0.464194818420475">
            <text:p>0.46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150000000000002">
            <text:p>-0.15%</text:p>
          </table:table-cell>
          <table:table-cell table:style-name="ce5" office:value-type="float" office:value="0.537171147173787">
            <text:p>0.54</text:p>
          </table:table-cell>
          <table:table-cell table:style-name="ce5" office:value-type="float" office:value="0.643781115723528">
            <text:p>0.64</text:p>
          </table:table-cell>
          <table:table-cell table:style-name="ce5" office:value-type="float" office:value="0.469233071905137">
            <text:p>0.47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100000000000002">
            <text:p>-0.10%</text:p>
          </table:table-cell>
          <table:table-cell table:style-name="ce5" office:value-type="float" office:value="0.542430555945998">
            <text:p>0.54</text:p>
          </table:table-cell>
          <table:table-cell table:style-name="ce5" office:value-type="float" office:value="0.649494474464726">
            <text:p>0.65</text:p>
          </table:table-cell>
          <table:table-cell table:style-name="ce5" office:value-type="float" office:value="0.474180088508117">
            <text:p>0.47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0500000000000025">
            <text:p>-0.05%</text:p>
          </table:table-cell>
          <table:table-cell table:style-name="ce5" office:value-type="float" office:value="0.547592425719646">
            <text:p>0.55</text:p>
          </table:table-cell>
          <table:table-cell table:style-name="ce5" office:value-type="float" office:value="0.65510110966098">
            <text:p>0.66</text:p>
          </table:table-cell>
          <table:table-cell table:style-name="ce5" office:value-type="float" office:value="0.479040623489177">
            <text:p>0.48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2.60208521396521E-017">
            <text:p>0.00%</text:p>
          </table:table-cell>
          <table:table-cell table:style-name="ce5" office:value-type="float" office:value="0.552661799013069">
            <text:p>0.55</text:p>
          </table:table-cell>
          <table:table-cell table:style-name="ce5" office:value-type="float" office:value="0.660606583168517">
            <text:p>0.66</text:p>
          </table:table-cell>
          <table:table-cell table:style-name="ce5" office:value-type="float" office:value="0.483819022184113">
            <text:p>0.48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0499999999999973">
            <text:p>0.05%</text:p>
          </table:table-cell>
          <table:table-cell table:style-name="ce5" office:value-type="float" office:value="0.557643294638597">
            <text:p>0.56</text:p>
          </table:table-cell>
          <table:table-cell table:style-name="ce5" office:value-type="float" office:value="0.666015986954819">
            <text:p>0.67</text:p>
          </table:table-cell>
          <table:table-cell table:style-name="ce5" office:value-type="float" office:value="0.48851926815819">
            <text:p>0.49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0999999999999971">
            <text:p>0.10%</text:p>
          </table:table-cell>
          <table:table-cell table:style-name="ce5" office:value-type="float" office:value="0.562541155923873">
            <text:p>0.56</text:p>
          </table:table-cell>
          <table:table-cell table:style-name="ce5" office:value-type="float" office:value="0.671333996791859">
            <text:p>0.67</text:p>
          </table:table-cell>
          <table:table-cell table:style-name="ce5" office:value-type="float" office:value="0.493145024314165">
            <text:p>0.49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149999999999997">
            <text:p>0.15%</text:p>
          </table:table-cell>
          <table:table-cell table:style-name="ce5" office:value-type="float" office:value="0.567359292105636">
            <text:p>0.57</text:p>
          </table:table-cell>
          <table:table-cell table:style-name="ce5" office:value-type="float" office:value="0.676564918323941">
            <text:p>0.68</text:p>
          </table:table-cell>
          <table:table-cell table:style-name="ce5" office:value-type="float" office:value="0.497699668174553">
            <text:p>0.5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199999999999997">
            <text:p>0.20%</text:p>
          </table:table-cell>
          <table:table-cell table:style-name="ce5" office:value-type="float" office:value="0.57210131404039">
            <text:p>0.57</text:p>
          </table:table-cell>
          <table:table-cell table:style-name="ce5" office:value-type="float" office:value="0.681712726791291">
            <text:p>0.68</text:p>
          </table:table-cell>
          <table:table-cell table:style-name="ce5" office:value-type="float" office:value="0.502186322315982">
            <text:p>0.5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249999999999997">
            <text:p>0.25%</text:p>
          </table:table-cell>
          <table:table-cell table:style-name="ce5" office:value-type="float" office:value="0.576770565156548">
            <text:p>0.58</text:p>
          </table:table-cell>
          <table:table-cell table:style-name="ce5" office:value-type="float" office:value="0.686781101444009">
            <text:p>0.69</text:p>
          </table:table-cell>
          <table:table-cell table:style-name="ce5" office:value-type="float" office:value="0.506607880745513">
            <text:p>0.51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299999999999997">
            <text:p>0.30%</text:p>
          </table:table-cell>
          <table:table-cell table:style-name="ce5" office:value-type="float" office:value="0.581370148400048">
            <text:p>0.58</text:p>
          </table:table-cell>
          <table:table-cell table:style-name="ce5" office:value-type="float" office:value="0.691773455487555">
            <text:p>0.69</text:p>
          </table:table-cell>
          <table:table-cell table:style-name="ce5" office:value-type="float" office:value="0.51096703186114">
            <text:p>0.51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349999999999996">
            <text:p>0.35%</text:p>
          </table:table-cell>
          <table:table-cell table:style-name="ce5" office:value-type="float" office:value="0.585902949789201">
            <text:p>0.59</text:p>
          </table:table-cell>
          <table:table-cell table:style-name="ce5" office:value-type="float" office:value="0.696692962248056">
            <text:p>0.7</text:p>
          </table:table-cell>
          <table:table-cell table:style-name="ce5" office:value-type="float" office:value="0.515266278522058">
            <text:p>0.52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399999999999996">
            <text:p>0.40%</text:p>
          </table:table-cell>
          <table:table-cell table:style-name="ce5" office:value-type="float" office:value="0.590371659085492">
            <text:p>0.59</text:p>
          </table:table-cell>
          <table:table-cell table:style-name="ce5" office:value-type="float" office:value="0.701542578123962">
            <text:p>0.7</text:p>
          </table:table-cell>
          <table:table-cell table:style-name="ce5" office:value-type="float" office:value="0.519507955661334">
            <text:p>0.52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449999999999996">
            <text:p>0.45%</text:p>
          </table:table-cell>
          <table:table-cell table:style-name="ce5" office:value-type="float" office:value="0.594778788000392">
            <text:p>0.59</text:p>
          </table:table-cell>
          <table:table-cell table:style-name="ce5" office:value-type="float" office:value="0.706325062793029">
            <text:p>0.71</text:p>
          </table:table-cell>
          <table:table-cell table:style-name="ce5" office:value-type="float" office:value="0.523694245799218">
            <text:p>0.52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499999999999996">
            <text:p>0.50%</text:p>
          </table:table-cell>
          <table:table-cell table:style-name="ce5" office:value-type="float" office:value="0.599126686287476">
            <text:p>0.6</text:p>
          </table:table-cell>
          <table:table-cell table:style-name="ce5" office:value-type="float" office:value="0.711042997064855">
            <text:p>0.71</text:p>
          </table:table-cell>
          <table:table-cell table:style-name="ce5" office:value-type="float" office:value="0.527827192755117">
            <text:p>0.53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549999999999996">
            <text:p>0.55%</text:p>
          </table:table-cell>
          <table:table-cell table:style-name="ce5" office:value-type="float" office:value="0.603417556012377">
            <text:p>0.6</text:p>
          </table:table-cell>
          <table:table-cell table:style-name="ce5" office:value-type="float" office:value="0.715698798705431">
            <text:p>0.72</text:p>
          </table:table-cell>
          <table:table-cell table:style-name="ce5" office:value-type="float" office:value="0.531908713807725">
            <text:p>0.53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599999999999996">
            <text:p>0.60%</text:p>
          </table:table-cell>
          <table:table-cell table:style-name="ce5" office:value-type="float" office:value="0.607653464246392">
            <text:p>0.61</text:p>
          </table:table-cell>
          <table:table-cell table:style-name="ce5" office:value-type="float" office:value="0.720294736507977">
            <text:p>0.72</text:p>
          </table:table-cell>
          <table:table-cell table:style-name="ce5" office:value-type="float" office:value="0.535940610512779">
            <text:p>0.54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649999999999996">
            <text:p>0.65%</text:p>
          </table:table-cell>
          <table:table-cell table:style-name="ce5" office:value-type="float" office:value="0.611836354391356">
            <text:p>0.61</text:p>
          </table:table-cell>
          <table:table-cell table:style-name="ce5" office:value-type="float" office:value="0.724832942841598">
            <text:p>0.72</text:p>
          </table:table-cell>
          <table:table-cell table:style-name="ce5" office:value-type="float" office:value="0.539924578355454">
            <text:p>0.54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699999999999996">
            <text:p>0.70%</text:p>
          </table:table-cell>
          <table:table-cell table:style-name="ce5" office:value-type="float" office:value="0.61596805631178">
            <text:p>0.62</text:p>
          </table:table-cell>
          <table:table-cell table:style-name="ce5" office:value-type="float" office:value="0.729315424874096">
            <text:p>0.73</text:p>
          </table:table-cell>
          <table:table-cell table:style-name="ce5" office:value-type="float" office:value="0.543862215387387">
            <text:p>0.54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749999999999995">
            <text:p>0.75%</text:p>
          </table:table-cell>
          <table:table-cell table:style-name="ce5" office:value-type="float" office:value="0.620050295424292">
            <text:p>0.62</text:p>
          </table:table-cell>
          <table:table-cell table:style-name="ce5" office:value-type="float" office:value="0.733744074636031">
            <text:p>0.73</text:p>
          </table:table-cell>
          <table:table-cell table:style-name="ce5" office:value-type="float" office:value="0.547755029976032">
            <text:p>0.55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799999999999995">
            <text:p>0.80%</text:p>
          </table:table-cell>
          <table:table-cell table:style-name="ce5" office:value-type="float" office:value="0.62408470087248">
            <text:p>0.62</text:p>
          </table:table-cell>
          <table:table-cell table:style-name="ce5" office:value-type="float" office:value="0.738120678068796">
            <text:p>0.74</text:p>
          </table:table-cell>
          <table:table-cell table:style-name="ce5" office:value-type="float" office:value="0.551604447775643">
            <text:p>0.55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849999999999995">
            <text:p>0.85%</text:p>
          </table:table-cell>
          <table:table-cell table:style-name="ce5" office:value-type="float" office:value="0.628072812897076">
            <text:p>0.63</text:p>
          </table:table-cell>
          <table:table-cell table:style-name="ce5" office:value-type="float" office:value="0.74244692317922">
            <text:p>0.74</text:p>
          </table:table-cell>
          <table:table-cell table:style-name="ce5" office:value-type="float" office:value="0.555411818015371">
            <text:p>0.56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899999999999995">
            <text:p>0.90%</text:p>
          </table:table-cell>
          <table:table-cell table:style-name="ce5" office:value-type="float" office:value="0.632016089496243">
            <text:p>0.63</text:p>
          </table:table-cell>
          <table:table-cell table:style-name="ce5" office:value-type="float" office:value="0.746724407406102">
            <text:p>0.75</text:p>
          </table:table-cell>
          <table:table-cell table:style-name="ce5" office:value-type="float" office:value="0.559178419170816">
            <text:p>0.56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949999999999995">
            <text:p>0.95%</text:p>
          </table:table-cell>
          <table:table-cell table:style-name="ce5" office:value-type="float" office:value="0.635915912457659">
            <text:p>0.64</text:p>
          </table:table-cell>
          <table:table-cell table:style-name="ce5" office:value-type="float" office:value="0.750954644289679">
            <text:p>0.75</text:p>
          </table:table-cell>
          <table:table-cell table:style-name="ce5" office:value-type="float" office:value="0.562905464132159">
            <text:p>0.56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999999999999995">
            <text:p>1.00%</text:p>
          </table:table-cell>
          <table:table-cell table:style-name="ce5" office:value-type="float" office:value="0.639773592833604">
            <text:p>0.64</text:p>
          </table:table-cell>
          <table:table-cell table:style-name="ce5" office:value-type="float" office:value="0.755139069522973">
            <text:p>0.76</text:p>
          </table:table-cell>
          <table:table-cell table:style-name="ce5" office:value-type="float" office:value="0.566594104856136">
            <text:p>0.57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05">
            <text:p>1.05%</text:p>
          </table:table-cell>
          <table:table-cell table:style-name="ce5" office:value-type="float" office:value="0.643590375919404">
            <text:p>0.64</text:p>
          </table:table-cell>
          <table:table-cell table:style-name="ce5" office:value-type="float" office:value="0.759279046453509">
            <text:p>0.76</text:p>
          </table:table-cell>
          <table:table-cell table:style-name="ce5" office:value-type="float" office:value="0.570245436627994">
            <text:p>0.57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09999999999999">
            <text:p>1.10%</text:p>
          </table:table-cell>
          <table:table-cell table:style-name="ce5" office:value-type="float" office:value="0.647367445792284">
            <text:p>0.65</text:p>
          </table:table-cell>
          <table:table-cell table:style-name="ce5" office:value-type="float" office:value="0.763375871095197">
            <text:p>0.76</text:p>
          </table:table-cell>
          <table:table-cell table:style-name="ce5" office:value-type="float" office:value="0.573860501934368">
            <text:p>0.57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14999999999999">
            <text:p>1.15%</text:p>
          </table:table-cell>
          <table:table-cell table:style-name="ce5" office:value-type="float" office:value="0.651105929452426">
            <text:p>0.65</text:p>
          </table:table-cell>
          <table:table-cell table:style-name="ce5" office:value-type="float" office:value="0.76743077670256">
            <text:p>0.77</text:p>
          </table:table-cell>
          <table:table-cell table:style-name="ce5" office:value-type="float" office:value="0.577440294002352">
            <text:p>0.58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19999999999999">
            <text:p>1.20%</text:p>
          </table:table-cell>
          <table:table-cell table:style-name="ce5" office:value-type="float" office:value="0.654806900612464">
            <text:p>0.65</text:p>
          </table:table-cell>
          <table:table-cell table:style-name="ce5" office:value-type="float" office:value="0.771444937953148">
            <text:p>0.77</text:p>
          </table:table-cell>
          <table:table-cell table:style-name="ce5" office:value-type="float" office:value="0.580985760037545">
            <text:p>0.58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24999999999999">
            <text:p>1.25%</text:p>
          </table:table-cell>
          <table:table-cell table:style-name="ce5" office:value-type="float" office:value="0.658471383168653">
            <text:p>0.66</text:p>
          </table:table-cell>
          <table:table-cell table:style-name="ce5" office:value-type="float" office:value="0.775419474778328">
            <text:p>0.78</text:p>
          </table:table-cell>
          <table:table-cell table:style-name="ce5" office:value-type="float" office:value="0.584497804191715">
            <text:p>0.58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29999999999999">
            <text:p>1.30%</text:p>
          </table:table-cell>
          <table:table-cell table:style-name="ce5" office:value-type="float" office:value="0.662100354386589">
            <text:p>0.66</text:p>
          </table:table-cell>
          <table:table-cell table:style-name="ce5" office:value-type="float" office:value="0.779355455877902">
            <text:p>0.78</text:p>
          </table:table-cell>
          <table:table-cell table:style-name="ce5" office:value-type="float" office:value="0.587977290287459">
            <text:p>0.59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34999999999999">
            <text:p>1.35%</text:p>
          </table:table-cell>
          <table:table-cell table:style-name="ce5" office:value-type="float" office:value="0.665694747829606">
            <text:p>0.67</text:p>
          </table:table-cell>
          <table:table-cell table:style-name="ce5" office:value-type="float" office:value="0.783253901949827">
            <text:p>0.78</text:p>
          </table:table-cell>
          <table:table-cell table:style-name="ce5" office:value-type="float" office:value="0.591425044323645">
            <text:p>0.59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39999999999999">
            <text:p>1.40%</text:p>
          </table:table-cell>
          <table:table-cell table:style-name="ce5" office:value-type="float" office:value="0.669255456054745">
            <text:p>0.67</text:p>
          </table:table-cell>
          <table:table-cell table:style-name="ce5" office:value-type="float" office:value="0.787115788662809">
            <text:p>0.79</text:p>
          </table:table-cell>
          <table:table-cell table:style-name="ce5" office:value-type="float" office:value="0.594841856783008">
            <text:p>0.59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44999999999999">
            <text:p>1.45%</text:p>
          </table:table-cell>
          <table:table-cell table:style-name="ce5" office:value-type="float" office:value="0.672783333098436">
            <text:p>0.67</text:p>
          </table:table-cell>
          <table:table-cell table:style-name="ce5" office:value-type="float" office:value="0.790942049396287">
            <text:p>0.79</text:p>
          </table:table-cell>
          <table:table-cell table:style-name="ce5" office:value-type="float" office:value="0.598228484760631">
            <text:p>0.6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49999999999999">
            <text:p>1.50%</text:p>
          </table:table-cell>
          <table:table-cell table:style-name="ce5" office:value-type="float" office:value="0.676279196771668">
            <text:p>0.68</text:p>
          </table:table-cell>
          <table:table-cell table:style-name="ce5" office:value-type="float" office:value="0.794733577769656">
            <text:p>0.79</text:p>
          </table:table-cell>
          <table:table-cell table:style-name="ce5" office:value-type="float" office:value="0.601585653930117">
            <text:p>0.6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54999999999999">
            <text:p>1.55%</text:p>
          </table:table-cell>
          <table:table-cell table:style-name="ce5" office:value-type="float" office:value="0.679743830782103">
            <text:p>0.68</text:p>
          </table:table-cell>
          <table:table-cell table:style-name="ce5" office:value-type="float" office:value="0.79849122998024">
            <text:p>0.8</text:p>
          </table:table-cell>
          <table:table-cell table:style-name="ce5" office:value-type="float" office:value="0.604914060362368">
            <text:p>0.6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59999999999999">
            <text:p>1.60%</text:p>
          </table:table-cell>
          <table:table-cell table:style-name="ce5" office:value-type="float" office:value="0.683177986698932">
            <text:p>0.68</text:p>
          </table:table-cell>
          <table:table-cell table:style-name="ce5" office:value-type="float" office:value="0.80221582696741">
            <text:p>0.8</text:p>
          </table:table-cell>
          <table:table-cell table:style-name="ce5" office:value-type="float" office:value="0.608214372210304">
            <text:p>0.61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64999999999999">
            <text:p>1.65%</text:p>
          </table:table-cell>
          <table:table-cell table:style-name="ce5" office:value-type="float" office:value="0.686582385774337">
            <text:p>0.69</text:p>
          </table:table-cell>
          <table:table-cell table:style-name="ce5" office:value-type="float" office:value="0.805908156418258">
            <text:p>0.81</text:p>
          </table:table-cell>
          <table:table-cell table:style-name="ce5" office:value-type="float" office:value="0.61148723127141">
            <text:p>0.61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69999999999999">
            <text:p>1.70%</text:p>
          </table:table-cell>
          <table:table-cell table:style-name="ce5" office:value-type="float" office:value="0.689957720634314">
            <text:p>0.69</text:p>
          </table:table-cell>
          <table:table-cell table:style-name="ce5" office:value-type="float" office:value="0.809568974628926">
            <text:p>0.81</text:p>
          </table:table-cell>
          <table:table-cell table:style-name="ce5" office:value-type="float" office:value="0.614733254438892">
            <text:p>0.61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74999999999999">
            <text:p>1.75%</text:p>
          </table:table-cell>
          <table:table-cell table:style-name="ce5" office:value-type="float" office:value="0.69330465684998">
            <text:p>0.69</text:p>
          </table:table-cell>
          <table:table-cell table:style-name="ce5" office:value-type="float" office:value="0.813199008234033">
            <text:p>0.81</text:p>
          </table:table-cell>
          <table:table-cell table:style-name="ce5" office:value-type="float" office:value="0.617953035050922">
            <text:p>0.62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79999999999999">
            <text:p>1.80%</text:p>
          </table:table-cell>
          <table:table-cell table:style-name="ce5" office:value-type="float" office:value="0.696623834399648">
            <text:p>0.7</text:p>
          </table:table-cell>
          <table:table-cell table:style-name="ce5" office:value-type="float" office:value="0.816798955815382">
            <text:p>0.82</text:p>
          </table:table-cell>
          <table:table-cell table:style-name="ce5" office:value-type="float" office:value="0.621147144146709">
            <text:p>0.62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84999999999999">
            <text:p>1.85%</text:p>
          </table:table-cell>
          <table:table-cell table:style-name="ce5" office:value-type="float" office:value="0.699915869030717">
            <text:p>0.7</text:p>
          </table:table-cell>
          <table:table-cell table:style-name="ce5" office:value-type="float" office:value="0.820369489400128">
            <text:p>0.82</text:p>
          </table:table-cell>
          <table:table-cell table:style-name="ce5" office:value-type="float" office:value="0.624316131637118">
            <text:p>0.62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89999999999999">
            <text:p>1.90%</text:p>
          </table:table-cell>
          <table:table-cell table:style-name="ce5" office:value-type="float" office:value="0.703181353529713">
            <text:p>0.7</text:p>
          </table:table-cell>
          <table:table-cell table:style-name="ce5" office:value-type="float" office:value="0.823911255857635">
            <text:p>0.82</text:p>
          </table:table-cell>
          <table:table-cell table:style-name="ce5" office:value-type="float" office:value="0.627460527396892">
            <text:p>0.63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94999999999999">
            <text:p>1.95%</text:p>
          </table:table-cell>
          <table:table-cell table:style-name="ce5" office:value-type="float" office:value="0.706420858907901">
            <text:p>0.71</text:p>
          </table:table-cell>
          <table:table-cell table:style-name="ce5" office:value-type="float" office:value="0.827424878203037">
            <text:p>0.83</text:p>
          </table:table-cell>
          <table:table-cell table:style-name="ce5" office:value-type="float" office:value="0.630580842284811">
            <text:p>0.63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99999999999999">
            <text:p>2.00%</text:p>
          </table:table-cell>
          <table:table-cell table:style-name="ce5" office:value-type="float" office:value="0.709634935509255">
            <text:p>0.71</text:p>
          </table:table-cell>
          <table:table-cell table:style-name="ce5" office:value-type="float" office:value="0.830910956815391">
            <text:p>0.83</text:p>
          </table:table-cell>
          <table:table-cell table:style-name="ce5" office:value-type="float" office:value="0.633677569097537">
            <text:p>0.63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 table:number-rows-repeated="2">
          <table:table-cell table:number-columns-repeated="18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table:style-name="ce1" office:value-type="string">
            <text:p>Maturity: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20">
            <text:p>20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table:style-name="ce1" office:value-type="string">
            <text:p>Strike</text:p>
          </table:table-cell>
          <table:table-cell table:number-columns-repeated="3" table:style-name="ce3" office:value-type="string">
            <text:p>Maturity-wise SABR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1">
            <text:p>-1.00%</text:p>
          </table:table-cell>
          <table:table-cell table:style-name="ce4" office:value-type="float" office:value="0.479422577459876">
            <text:p>0.48</text:p>
          </table:table-cell>
          <table:table-cell table:style-name="ce4" office:value-type="float" office:value="0.505582928890829">
            <text:p>0.51</text:p>
          </table:table-cell>
          <table:table-cell table:style-name="ce4" office:value-type="float" office:value="0.363553379763565">
            <text:p>0.36</text:p>
          </table:table-cell>
          <table:table-cell table:style-name="ce6" office:value-type="string">
            <text:p>paste calculated values here</text:p>
          </table:table-cell>
          <table:table-cell table:number-columns-repeated="6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95">
            <text:p>-0.95%</text:p>
          </table:table-cell>
          <table:table-cell table:style-name="ce5" office:value-type="float" office:value="0.484961689034596">
            <text:p>0.48</text:p>
          </table:table-cell>
          <table:table-cell table:style-name="ce5" office:value-type="float" office:value="0.515313631198235">
            <text:p>0.52</text:p>
          </table:table-cell>
          <table:table-cell table:style-name="ce5" office:value-type="float" office:value="0.371880073162936">
            <text:p>0.37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9">
            <text:p>-0.90%</text:p>
          </table:table-cell>
          <table:table-cell table:style-name="ce5" office:value-type="float" office:value="0.490242025135541">
            <text:p>0.49</text:p>
          </table:table-cell>
          <table:table-cell table:style-name="ce5" office:value-type="float" office:value="0.524547350628216">
            <text:p>0.52</text:p>
          </table:table-cell>
          <table:table-cell table:style-name="ce5" office:value-type="float" office:value="0.379863658743803">
            <text:p>0.38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85">
            <text:p>-0.85%</text:p>
          </table:table-cell>
          <table:table-cell table:style-name="ce5" office:value-type="float" office:value="0.495319619764214">
            <text:p>0.5</text:p>
          </table:table-cell>
          <table:table-cell table:style-name="ce5" office:value-type="float" office:value="0.533350136663302">
            <text:p>0.53</text:p>
          </table:table-cell>
          <table:table-cell table:style-name="ce5" office:value-type="float" office:value="0.387528568603367">
            <text:p>0.39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800000000000001">
            <text:p>-0.80%</text:p>
          </table:table-cell>
          <table:table-cell table:style-name="ce5" office:value-type="float" office:value="0.500240825160004">
            <text:p>0.5</text:p>
          </table:table-cell>
          <table:table-cell table:style-name="ce5" office:value-type="float" office:value="0.541774940918851">
            <text:p>0.54</text:p>
          </table:table-cell>
          <table:table-cell table:style-name="ce5" office:value-type="float" office:value="0.394895297579487">
            <text:p>0.39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750000000000001">
            <text:p>-0.75%</text:p>
          </table:table-cell>
          <table:table-cell table:style-name="ce5" office:value-type="float" office:value="0.505044766113656">
            <text:p>0.51</text:p>
          </table:table-cell>
          <table:table-cell table:style-name="ce5" office:value-type="float" office:value="0.549864966353871">
            <text:p>0.55</text:p>
          </table:table-cell>
          <table:table-cell table:style-name="ce5" office:value-type="float" office:value="0.401981397647016">
            <text:p>0.4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700000000000001">
            <text:p>-0.70%</text:p>
          </table:table-cell>
          <table:table-cell table:style-name="ce5" office:value-type="float" office:value="0.509765033863356">
            <text:p>0.51</text:p>
          </table:table-cell>
          <table:table-cell table:style-name="ce5" office:value-type="float" office:value="0.557655994430404">
            <text:p>0.56</text:p>
          </table:table-cell>
          <table:table-cell table:style-name="ce5" office:value-type="float" office:value="0.408802167003536">
            <text:p>0.41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650000000000001">
            <text:p>-0.65%</text:p>
          </table:table-cell>
          <table:table-cell table:style-name="ce5" office:value-type="float" office:value="0.514430881968191">
            <text:p>0.51</text:p>
          </table:table-cell>
          <table:table-cell table:style-name="ce5" office:value-type="float" office:value="0.565178046282908">
            <text:p>0.57</text:p>
          </table:table-cell>
          <table:table-cell table:style-name="ce5" office:value-type="float" office:value="0.415371141070754">
            <text:p>0.42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600000000000001">
            <text:p>-0.60%</text:p>
          </table:table-cell>
          <table:table-cell table:style-name="ce5" office:value-type="float" office:value="0.519068085540512">
            <text:p>0.52</text:p>
          </table:table-cell>
          <table:table-cell table:style-name="ce5" office:value-type="float" office:value="0.572456596334842">
            <text:p>0.57</text:p>
          </table:table-cell>
          <table:table-cell table:style-name="ce5" office:value-type="float" office:value="0.42170045102222">
            <text:p>0.42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550000000000001">
            <text:p>-0.55%</text:p>
          </table:table-cell>
          <table:table-cell table:style-name="ce5" office:value-type="float" office:value="0.52369956666315">
            <text:p>0.52</text:p>
          </table:table-cell>
          <table:table-cell table:style-name="ce5" office:value-type="float" office:value="0.579513477042999">
            <text:p>0.58</text:p>
          </table:table-cell>
          <table:table-cell table:style-name="ce5" office:value-type="float" office:value="0.427801091350763">
            <text:p>0.43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500000000000001">
            <text:p>-0.50%</text:p>
          </table:table-cell>
          <table:table-cell table:style-name="ce5" office:value-type="float" office:value="0.528345853623959">
            <text:p>0.53</text:p>
          </table:table-cell>
          <table:table-cell table:style-name="ce5" office:value-type="float" office:value="0.586367565461502">
            <text:p>0.59</text:p>
          </table:table-cell>
          <table:table-cell table:style-name="ce5" office:value-type="float" office:value="0.433683123516776">
            <text:p>0.43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450000000000001">
            <text:p>-0.45%</text:p>
          </table:table-cell>
          <table:table-cell table:style-name="ce5" office:value-type="float" office:value="0.533025419783824">
            <text:p>0.53</text:p>
          </table:table-cell>
          <table:table-cell table:style-name="ce5" office:value-type="float" office:value="0.593035312485587">
            <text:p>0.59</text:p>
          </table:table-cell>
          <table:table-cell table:style-name="ce5" office:value-type="float" office:value="0.439355833746665">
            <text:p>0.44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400000000000002">
            <text:p>-0.40%</text:p>
          </table:table-cell>
          <table:table-cell table:style-name="ce5" office:value-type="float" office:value="0.537754934004873">
            <text:p>0.54</text:p>
          </table:table-cell>
          <table:table-cell table:style-name="ce5" office:value-type="float" office:value="0.599531156590923">
            <text:p>0.6</text:p>
          </table:table-cell>
          <table:table-cell table:style-name="ce5" office:value-type="float" office:value="0.444827857331361">
            <text:p>0.44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350000000000002">
            <text:p>-0.35%</text:p>
          </table:table-cell>
          <table:table-cell table:style-name="ce5" office:value-type="float" office:value="0.542549445512233">
            <text:p>0.54</text:p>
          </table:table-cell>
          <table:table-cell table:style-name="ce5" office:value-type="float" office:value="0.605867851391231">
            <text:p>0.61</text:p>
          </table:table-cell>
          <table:table-cell table:style-name="ce5" office:value-type="float" office:value="0.45010727803748">
            <text:p>0.45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300000000000002">
            <text:p>-0.30%</text:p>
          </table:table-cell>
          <table:table-cell table:style-name="ce5" office:value-type="float" office:value="0.547422520031647">
            <text:p>0.55</text:p>
          </table:table-cell>
          <table:table-cell table:style-name="ce5" office:value-type="float" office:value="0.612056727892331">
            <text:p>0.61</text:p>
          </table:table-cell>
          <table:table-cell table:style-name="ce5" office:value-type="float" office:value="0.455201708747115">
            <text:p>0.46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250000000000002">
            <text:p>-0.25%</text:p>
          </table:table-cell>
          <table:table-cell table:style-name="ce5" office:value-type="float" office:value="0.552386339938206">
            <text:p>0.55</text:p>
          </table:table-cell>
          <table:table-cell table:style-name="ce5" office:value-type="float" office:value="0.618107906667222">
            <text:p>0.62</text:p>
          </table:table-cell>
          <table:table-cell table:style-name="ce5" office:value-type="float" office:value="0.460118357740725">
            <text:p>0.46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200000000000002">
            <text:p>-0.20%</text:p>
          </table:table-cell>
          <table:table-cell table:style-name="ce5" office:value-type="float" office:value="0.557451778284393">
            <text:p>0.56</text:p>
          </table:table-cell>
          <table:table-cell table:style-name="ce5" office:value-type="float" office:value="0.624030471149041">
            <text:p>0.62</text:p>
          </table:table-cell>
          <table:table-cell table:style-name="ce5" office:value-type="float" office:value="0.464864083856983">
            <text:p>0.46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150000000000002">
            <text:p>-0.15%</text:p>
          </table:table-cell>
          <table:table-cell table:style-name="ce5" office:value-type="float" office:value="0.562628454511761">
            <text:p>0.56</text:p>
          </table:table-cell>
          <table:table-cell table:style-name="ce5" office:value-type="float" office:value="0.629832610297699">
            <text:p>0.63</text:p>
          </table:table-cell>
          <table:table-cell table:style-name="ce5" office:value-type="float" office:value="0.469445442930483">
            <text:p>0.47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100000000000002">
            <text:p>-0.10%</text:p>
          </table:table-cell>
          <table:table-cell table:style-name="ce5" office:value-type="float" office:value="0.567924778106169">
            <text:p>0.57</text:p>
          </table:table-cell>
          <table:table-cell table:style-name="ce5" office:value-type="float" office:value="0.635521737169787">
            <text:p>0.64</text:p>
          </table:table-cell>
          <table:table-cell table:style-name="ce5" office:value-type="float" office:value="0.473868727311613">
            <text:p>0.47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0.000500000000000025">
            <text:p>-0.05%</text:p>
          </table:table-cell>
          <table:table-cell table:style-name="ce5" office:value-type="float" office:value="0.573347985245167">
            <text:p>0.57</text:p>
          </table:table-cell>
          <table:table-cell table:style-name="ce5" office:value-type="float" office:value="0.641104587915696">
            <text:p>0.64</text:p>
          </table:table-cell>
          <table:table-cell table:style-name="ce5" office:value-type="float" office:value="0.478139999839411">
            <text:p>0.48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-2.60208521396521E-017">
            <text:p>0.00%</text:p>
          </table:table-cell>
          <table:table-cell table:style-name="ce5" office:value-type="float" office:value="0.578904172486449">
            <text:p>0.58</text:p>
          </table:table-cell>
          <table:table-cell table:style-name="ce5" office:value-type="float" office:value="0.646587305293426">
            <text:p>0.65</text:p>
          </table:table-cell>
          <table:table-cell table:style-name="ce5" office:value-type="float" office:value="0.48226512331911">
            <text:p>0.48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0499999999999973">
            <text:p>0.05%</text:p>
          </table:table-cell>
          <table:table-cell table:style-name="ce5" office:value-type="float" office:value="0.584598330681558">
            <text:p>0.58</text:p>
          </table:table-cell>
          <table:table-cell table:style-name="ce5" office:value-type="float" office:value="0.651975509316516">
            <text:p>0.65</text:p>
          </table:table-cell>
          <table:table-cell table:style-name="ce5" office:value-type="float" office:value="0.486249786318165">
            <text:p>0.49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0999999999999971">
            <text:p>0.10%</text:p>
          </table:table-cell>
          <table:table-cell table:style-name="ce5" office:value-type="float" office:value="0.59043438152385">
            <text:p>0.59</text:p>
          </table:table-cell>
          <table:table-cell table:style-name="ce5" office:value-type="float" office:value="0.65727435744365">
            <text:p>0.66</text:p>
          </table:table-cell>
          <table:table-cell table:style-name="ce5" office:value-type="float" office:value="0.490099525914983">
            <text:p>0.49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149999999999997">
            <text:p>0.15%</text:p>
          </table:table-cell>
          <table:table-cell table:style-name="ce5" office:value-type="float" office:value="0.596415218431262">
            <text:p>0.6</text:p>
          </table:table-cell>
          <table:table-cell table:style-name="ce5" office:value-type="float" office:value="0.662488596282459">
            <text:p>0.66</text:p>
          </table:table-cell>
          <table:table-cell table:style-name="ce5" office:value-type="float" office:value="0.493819747897542">
            <text:p>0.49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199999999999997">
            <text:p>0.20%</text:p>
          </table:table-cell>
          <table:table-cell table:style-name="ce5" office:value-type="float" office:value="0.602542752815644">
            <text:p>0.6</text:p>
          </table:table-cell>
          <table:table-cell table:style-name="ce5" office:value-type="float" office:value="0.66762260591769">
            <text:p>0.67</text:p>
          </table:table-cell>
          <table:table-cell table:style-name="ce5" office:value-type="float" office:value="0.49741574480317">
            <text:p>0.5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249999999999997">
            <text:p>0.25%</text:p>
          </table:table-cell>
          <table:table-cell table:style-name="ce5" office:value-type="float" office:value="0.608817966203958">
            <text:p>0.61</text:p>
          </table:table-cell>
          <table:table-cell table:style-name="ce5" office:value-type="float" office:value="0.672680438455115">
            <text:p>0.67</text:p>
          </table:table-cell>
          <table:table-cell table:style-name="ce5" office:value-type="float" office:value="0.5008927121081">
            <text:p>0.5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299999999999997">
            <text:p>0.30%</text:p>
          </table:table-cell>
          <table:table-cell table:style-name="ce5" office:value-type="float" office:value="0.615240968160984">
            <text:p>0.62</text:p>
          </table:table-cell>
          <table:table-cell table:style-name="ce5" office:value-type="float" office:value="0.677665851367131">
            <text:p>0.68</text:p>
          </table:table-cell>
          <table:table-cell table:style-name="ce5" office:value-type="float" office:value="0.504255762810059">
            <text:p>0.5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349999999999996">
            <text:p>0.35%</text:p>
          </table:table-cell>
          <table:table-cell table:style-name="ce5" office:value-type="float" office:value="0.62181105952833">
            <text:p>0.62</text:p>
          </table:table-cell>
          <table:table-cell table:style-name="ce5" office:value-type="float" office:value="0.682582336693521">
            <text:p>0.68</text:p>
          </table:table-cell>
          <table:table-cell table:style-name="ce5" office:value-type="float" office:value="0.507509940594939">
            <text:p>0.51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399999999999996">
            <text:p>0.40%</text:p>
          </table:table-cell>
          <table:table-cell table:style-name="ce5" office:value-type="float" office:value="0.628526800148779">
            <text:p>0.63</text:p>
          </table:table-cell>
          <table:table-cell table:style-name="ce5" office:value-type="float" office:value="0.687433146578417">
            <text:p>0.69</text:p>
          </table:table-cell>
          <table:table-cell table:style-name="ce5" office:value-type="float" office:value="0.510660231736437">
            <text:p>0.51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449999999999996">
            <text:p>0.45%</text:p>
          </table:table-cell>
          <table:table-cell table:style-name="ce5" office:value-type="float" office:value="0.635386079993448">
            <text:p>0.64</text:p>
          </table:table-cell>
          <table:table-cell table:style-name="ce5" office:value-type="float" office:value="0.692221315761045">
            <text:p>0.69</text:p>
          </table:table-cell>
          <table:table-cell table:style-name="ce5" office:value-type="float" office:value="0.513711575843075">
            <text:p>0.51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499999999999996">
            <text:p>0.50%</text:p>
          </table:table-cell>
          <table:table-cell table:style-name="ce5" office:value-type="float" office:value="0.642386192452056">
            <text:p>0.64</text:p>
          </table:table-cell>
          <table:table-cell table:style-name="ce5" office:value-type="float" office:value="0.69694968135329">
            <text:p>0.7</text:p>
          </table:table-cell>
          <table:table-cell table:style-name="ce5" office:value-type="float" office:value="0.516668875538581">
            <text:p>0.52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549999999999996">
            <text:p>0.55%</text:p>
          </table:table-cell>
          <table:table-cell table:style-name="ce5" office:value-type="float" office:value="0.649523908478745">
            <text:p>0.65</text:p>
          </table:table-cell>
          <table:table-cell table:style-name="ce5" office:value-type="float" office:value="0.701620900492591">
            <text:p>0.7</text:p>
          </table:table-cell>
          <table:table-cell table:style-name="ce5" office:value-type="float" office:value="0.519537005137997">
            <text:p>0.52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599999999999996">
            <text:p>0.60%</text:p>
          </table:table-cell>
          <table:table-cell table:style-name="ce5" office:value-type="float" office:value="0.65679555029823">
            <text:p>0.66</text:p>
          </table:table-cell>
          <table:table-cell table:style-name="ce5" office:value-type="float" office:value="0.706237465818597">
            <text:p>0.71</text:p>
          </table:table-cell>
          <table:table-cell table:style-name="ce5" office:value-type="float" office:value="0.522320818361958">
            <text:p>0.52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649999999999996">
            <text:p>0.65%</text:p>
          </table:table-cell>
          <table:table-cell table:style-name="ce5" office:value-type="float" office:value="0.664197063456276">
            <text:p>0.66</text:p>
          </table:table-cell>
          <table:table-cell table:style-name="ce5" office:value-type="float" office:value="0.710801719508921">
            <text:p>0.71</text:p>
          </table:table-cell>
          <table:table-cell table:style-name="ce5" office:value-type="float" office:value="0.525025155115049">
            <text:p>0.53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699999999999996">
            <text:p>0.70%</text:p>
          </table:table-cell>
          <table:table-cell table:style-name="ce5" office:value-type="float" office:value="0.671724086129621">
            <text:p>0.67</text:p>
          </table:table-cell>
          <table:table-cell table:style-name="ce5" office:value-type="float" office:value="0.715315865585802">
            <text:p>0.72</text:p>
          </table:table-cell>
          <table:table-cell table:style-name="ce5" office:value-type="float" office:value="0.527654847340009">
            <text:p>0.53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749999999999995">
            <text:p>0.75%</text:p>
          </table:table-cell>
          <table:table-cell table:style-name="ce5" office:value-type="float" office:value="0.679372014777422">
            <text:p>0.68</text:p>
          </table:table-cell>
          <table:table-cell table:style-name="ce5" office:value-type="float" office:value="0.71978198110321">
            <text:p>0.72</text:p>
          </table:table-cell>
          <table:table-cell table:style-name="ce5" office:value-type="float" office:value="0.530214723947989">
            <text:p>0.53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799999999999995">
            <text:p>0.80%</text:p>
          </table:table-cell>
          <table:table-cell table:style-name="ce5" office:value-type="float" office:value="0.687136065403643">
            <text:p>0.69</text:p>
          </table:table-cell>
          <table:table-cell table:style-name="ce5" office:value-type="float" office:value="0.724202026124262">
            <text:p>0.72</text:p>
          </table:table-cell>
          <table:table-cell table:style-name="ce5" office:value-type="float" office:value="0.532709614815482">
            <text:p>0.53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849999999999995">
            <text:p>0.85%</text:p>
          </table:table-cell>
          <table:table-cell table:style-name="ce5" office:value-type="float" office:value="0.69501132989359">
            <text:p>0.7</text:p>
          </table:table-cell>
          <table:table-cell table:style-name="ce5" office:value-type="float" office:value="0.728577852692399">
            <text:p>0.73</text:p>
          </table:table-cell>
          <table:table-cell table:style-name="ce5" office:value-type="float" office:value="0.535144353831093">
            <text:p>0.54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899999999999995">
            <text:p>0.90%</text:p>
          </table:table-cell>
          <table:table-cell table:style-name="ce5" office:value-type="float" office:value="0.702992827076728">
            <text:p>0.7</text:p>
          </table:table-cell>
          <table:table-cell table:style-name="ce5" office:value-type="float" office:value="0.732911213019117">
            <text:p>0.73</text:p>
          </table:table-cell>
          <table:table-cell table:style-name="ce5" office:value-type="float" office:value="0.537523780968655">
            <text:p>0.54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949999999999995">
            <text:p>0.95%</text:p>
          </table:table-cell>
          <table:table-cell table:style-name="ce5" office:value-type="float" office:value="0.711075548342269">
            <text:p>0.71</text:p>
          </table:table-cell>
          <table:table-cell table:style-name="ce5" office:value-type="float" office:value="0.737203766808373">
            <text:p>0.74</text:p>
          </table:table-cell>
          <table:table-cell table:style-name="ce5" office:value-type="float" office:value="0.539852743363423">
            <text:p>0.54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0999999999999995">
            <text:p>1.00%</text:p>
          </table:table-cell>
          <table:table-cell table:style-name="ce5" office:value-type="float" office:value="0.719254497789104">
            <text:p>0.72</text:p>
          </table:table-cell>
          <table:table-cell table:style-name="ce5" office:value-type="float" office:value="0.741457087826787">
            <text:p>0.74</text:p>
          </table:table-cell>
          <table:table-cell table:style-name="ce5" office:value-type="float" office:value="0.542136095358627">
            <text:p>0.54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05">
            <text:p>1.05%</text:p>
          </table:table-cell>
          <table:table-cell table:style-name="ce5" office:value-type="float" office:value="0.72752472702079">
            <text:p>0.73</text:p>
          </table:table-cell>
          <table:table-cell table:style-name="ce5" office:value-type="float" office:value="0.745672670136741">
            <text:p>0.75</text:p>
          </table:table-cell>
          <table:table-cell table:style-name="ce5" office:value-type="float" office:value="0.54437869749964">
            <text:p>0.54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09999999999999">
            <text:p>1.10%</text:p>
          </table:table-cell>
          <table:table-cell table:style-name="ce5" office:value-type="float" office:value="0.735881364805422">
            <text:p>0.74</text:p>
          </table:table-cell>
          <table:table-cell table:style-name="ce5" office:value-type="float" office:value="0.749851933483525">
            <text:p>0.75</text:p>
          </table:table-cell>
          <table:table-cell table:style-name="ce5" office:value-type="float" office:value="0.546585414448205">
            <text:p>0.55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14999999999999">
            <text:p>1.15%</text:p>
          </table:table-cell>
          <table:table-cell table:style-name="ce5" office:value-type="float" office:value="0.744319641891785">
            <text:p>0.74</text:p>
          </table:table-cell>
          <table:table-cell table:style-name="ce5" office:value-type="float" office:value="0.753996228311313">
            <text:p>0.75</text:p>
          </table:table-cell>
          <table:table-cell table:style-name="ce5" office:value-type="float" office:value="0.548761111797403">
            <text:p>0.55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19999999999999">
            <text:p>1.20%</text:p>
          </table:table-cell>
          <table:table-cell table:style-name="ce5" office:value-type="float" office:value="0.752834911342404">
            <text:p>0.75</text:p>
          </table:table-cell>
          <table:table-cell table:style-name="ce5" office:value-type="float" office:value="0.758106840388159">
            <text:p>0.76</text:p>
          </table:table-cell>
          <table:table-cell table:style-name="ce5" office:value-type="float" office:value="0.550910651774296">
            <text:p>0.55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24999999999999">
            <text:p>1.25%</text:p>
          </table:table-cell>
          <table:table-cell table:style-name="ce5" office:value-type="float" office:value="0.761422664767536">
            <text:p>0.76</text:p>
          </table:table-cell>
          <table:table-cell table:style-name="ce5" office:value-type="float" office:value="0.762184995112631">
            <text:p>0.76</text:p>
          </table:table-cell>
          <table:table-cell table:style-name="ce5" office:value-type="float" office:value="0.553038887826599">
            <text:p>0.55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29999999999999">
            <text:p>1.30%</text:p>
          </table:table-cell>
          <table:table-cell table:style-name="ce5" office:value-type="float" office:value="0.770078544870083">
            <text:p>0.77</text:p>
          </table:table-cell>
          <table:table-cell table:style-name="ce5" office:value-type="float" office:value="0.766231861110452">
            <text:p>0.77</text:p>
          </table:table-cell>
          <table:table-cell table:style-name="ce5" office:value-type="float" office:value="0.555150658101475">
            <text:p>0.56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34999999999999">
            <text:p>1.35%</text:p>
          </table:table-cell>
          <table:table-cell table:style-name="ce5" office:value-type="float" office:value="0.778798354710419">
            <text:p>0.78</text:p>
          </table:table-cell>
          <table:table-cell table:style-name="ce5" office:value-type="float" office:value="0.770248554086636">
            <text:p>0.77</text:p>
          </table:table-cell>
          <table:table-cell table:style-name="ce5" office:value-type="float" office:value="0.557250777838315">
            <text:p>0.56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39999999999999">
            <text:p>1.40%</text:p>
          </table:table-cell>
          <table:table-cell table:style-name="ce5" office:value-type="float" office:value="0.787578064093091">
            <text:p>0.79</text:p>
          </table:table-cell>
          <table:table-cell table:style-name="ce5" office:value-type="float" office:value="0.774236139837997">
            <text:p>0.77</text:p>
          </table:table-cell>
          <table:table-cell table:style-name="ce5" office:value-type="float" office:value="0.559344030713302">
            <text:p>0.56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44999999999999">
            <text:p>1.45%</text:p>
          </table:table-cell>
          <table:table-cell table:style-name="ce5" office:value-type="float" office:value="0.796413813458954">
            <text:p>0.8</text:p>
          </table:table-cell>
          <table:table-cell table:style-name="ce5" office:value-type="float" office:value="0.778195637374548">
            <text:p>0.78</text:p>
          </table:table-cell>
          <table:table-cell table:style-name="ce5" office:value-type="float" office:value="0.561435159190997">
            <text:p>0.56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49999999999999">
            <text:p>1.50%</text:p>
          </table:table-cell>
          <table:table-cell table:style-name="ce5" office:value-type="float" office:value="0.805301915642784">
            <text:p>0.81</text:p>
          </table:table-cell>
          <table:table-cell table:style-name="ce5" office:value-type="float" office:value="0.782128021668625">
            <text:p>0.78</text:p>
          </table:table-cell>
          <table:table-cell table:style-name="ce5" office:value-type="float" office:value="0.563528853957227">
            <text:p>0.56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54999999999999">
            <text:p>1.55%</text:p>
          </table:table-cell>
          <table:table-cell table:style-name="ce5" office:value-type="float" office:value="0.814238855828603">
            <text:p>0.81</text:p>
          </table:table-cell>
          <table:table-cell table:style-name="ce5" office:value-type="float" office:value="0.786034226195512">
            <text:p>0.79</text:p>
          </table:table-cell>
          <table:table-cell table:style-name="ce5" office:value-type="float" office:value="0.565629742527169">
            <text:p>0.57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59999999999999">
            <text:p>1.60%</text:p>
          </table:table-cell>
          <table:table-cell table:style-name="ce5" office:value-type="float" office:value="0.823221290004799">
            <text:p>0.82</text:p>
          </table:table-cell>
          <table:table-cell table:style-name="ce5" office:value-type="float" office:value="0.789915145304399">
            <text:p>0.79</text:p>
          </table:table-cell>
          <table:table-cell table:style-name="ce5" office:value-type="float" office:value="0.567742377142683">
            <text:p>0.57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64999999999999">
            <text:p>1.65%</text:p>
          </table:table-cell>
          <table:table-cell table:style-name="ce5" office:value-type="float" office:value="0.832246042190024">
            <text:p>0.83</text:p>
          </table:table-cell>
          <table:table-cell table:style-name="ce5" office:value-type="float" office:value="0.793771636404052">
            <text:p>0.79</text:p>
          </table:table-cell>
          <table:table-cell table:style-name="ce5" office:value-type="float" office:value="0.569871222092523">
            <text:p>0.57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69999999999999">
            <text:p>1.70%</text:p>
          </table:table-cell>
          <table:table-cell table:style-name="ce5" office:value-type="float" office:value="0.841310100670673">
            <text:p>0.84</text:p>
          </table:table-cell>
          <table:table-cell table:style-name="ce5" office:value-type="float" office:value="0.797604521984617">
            <text:p>0.8</text:p>
          </table:table-cell>
          <table:table-cell table:style-name="ce5" office:value-type="float" office:value="0.572020640607688">
            <text:p>0.57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74999999999999">
            <text:p>1.75%</text:p>
          </table:table-cell>
          <table:table-cell table:style-name="ce5" office:value-type="float" office:value="0.850410613460947">
            <text:p>0.85</text:p>
          </table:table-cell>
          <table:table-cell table:style-name="ce5" office:value-type="float" office:value="0.801414591655778">
            <text:p>0.8</text:p>
          </table:table-cell>
          <table:table-cell table:style-name="ce5" office:value-type="float" office:value="0.574194881500793">
            <text:p>0.57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79999999999999">
            <text:p>1.80%</text:p>
          </table:table-cell>
          <table:table-cell table:style-name="ce5" office:value-type="float" office:value="0.859544883168861">
            <text:p>0.86</text:p>
          </table:table-cell>
          <table:table-cell table:style-name="ce5" office:value-type="float" office:value="0.805202603524501">
            <text:p>0.81</text:p>
          </table:table-cell>
          <table:table-cell table:style-name="ce5" office:value-type="float" office:value="0.576398065732419">
            <text:p>0.58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84999999999999">
            <text:p>1.85%</text:p>
          </table:table-cell>
          <table:table-cell table:style-name="ce5" office:value-type="float" office:value="0.868710361425956">
            <text:p>0.87</text:p>
          </table:table-cell>
          <table:table-cell table:style-name="ce5" office:value-type="float" office:value="0.808969286395955">
            <text:p>0.81</text:p>
          </table:table-cell>
          <table:table-cell table:style-name="ce5" office:value-type="float" office:value="0.578634173098027">
            <text:p>0.58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89999999999999">
            <text:p>1.90%</text:p>
          </table:table-cell>
          <table:table-cell table:style-name="ce5" office:value-type="float" office:value="0.877904643014891">
            <text:p>0.88</text:p>
          </table:table-cell>
          <table:table-cell table:style-name="ce5" office:value-type="float" office:value="0.812715340857352">
            <text:p>0.81</text:p>
          </table:table-cell>
          <table:table-cell table:style-name="ce5" office:value-type="float" office:value="0.580907029235599">
            <text:p>0.58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94999999999999">
            <text:p>1.95%</text:p>
          </table:table-cell>
          <table:table-cell table:style-name="ce5" office:value-type="float" office:value="0.887125459808018">
            <text:p>0.89</text:p>
          </table:table-cell>
          <table:table-cell table:style-name="ce5" office:value-type="float" office:value="0.816441440657202">
            <text:p>0.82</text:p>
          </table:table-cell>
          <table:table-cell table:style-name="ce5" office:value-type="float" office:value="0.583220293156194">
            <text:p>0.58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>
          <table:table-cell table:number-columns-repeated="7"/>
          <table:table-cell office:value-type="percentage" office:value="0.0199999999999999">
            <text:p>2.00%</text:p>
          </table:table-cell>
          <table:table-cell table:style-name="ce5" office:value-type="float" office:value="0.896370674611332">
            <text:p>0.9</text:p>
          </table:table-cell>
          <table:table-cell table:style-name="ce5" office:value-type="float" office:value="0.820148234560866">
            <text:p>0.82</text:p>
          </table:table-cell>
          <table:table-cell table:style-name="ce5" office:value-type="float" office:value="0.585577445496604">
            <text:p>0.59</text:p>
          </table:table-cell>
          <table:table-cell table:number-columns-repeated="7"/>
          <table:table-cell table:style-name="ce5"/>
          <table:table-cell table:number-columns-repeated="14"/>
        </table:table-row>
        <table:table-row table:style-name="ro1" table:number-rows-repeated="120">
          <table:table-cell table:number-columns-repeated="18"/>
          <table:table-cell table:style-name="ce5"/>
          <table:table-cell table:number-columns-repeated="14"/>
        </table:table-row>
        <table:table-row table:style-name="ro1" table:number-rows-repeated="1048262">
          <table:table-cell table:number-columns-repeated="33"/>
        </table:table-row>
        <table:table-row table:style-name="ro1">
          <table:table-cell table:number-columns-repeated="3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percentage-style style:name="N112">
      <number:number number:decimal-places="4" number:min-integer-digits="1"/>
      <number:text>%</number:text>
    </number:percentage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rd_20_2" style:display-name="Standard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20.10.2017</text:date>, <text:time>11:55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3H6M14S</meta:editing-duration>
    <meta:editing-cycles>29</meta:editing-cycles>
    <meta:generator>OpenOffice/4.1.3$Win32 OpenOffice.org_project/413m1$Build-9783</meta:generator>
    <dc:date>2017-10-20T11:55:27.73</dc:date>
    <meta:document-statistic meta:table-count="1" meta:cell-count="889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inimum="0.4" chart:maximum="0.9" chart:origin="0" chart:reverse-direction="false" text:line-break="false" chart:axis-position="2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_32__20_Dots_20_1_20_Dash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44cm" svg:height="7.918cm" xlink:href=".." xlink:type="simple" chart:class="chart:line" chart:style-name="ch1">
        <chart:title svg:x="6.651cm" svg:y="0.199cm" chart:style-name="ch2">
          <text:p>1Y Maturity</text:p>
        </chart:title>
        <chart:legend svg:x="13.19cm" svg:y="2.042cm" style:legend-expansion="custom" chartooo:width="3.757cm" chartooo:height="3.943cm" style:legend-expansion-aspect-ratio="0.952827796094344" chart:style-name="ch3"/>
        <chart:plot-area chart:style-name="ch4" table:cell-range-address="Sheet1.H3:Sheet1.I63 Sheet1.H2:Sheet1.I2 Sheet1.I67:Sheet1.I128 Sheet1.I132:Sheet1.I193 Sheet1.N2:Sheet1.N63" chart:data-source-has-labels="both" svg:x="0.177cm" svg:y="0.662cm" svg:width="13.278cm" svg:height="6.738cm">
          <chartooo:coordinate-region svg:x="0.72cm" svg:y="0.874cm" svg:width="12.245cm" svg:height="5.853cm"/>
          <chart:axis chart:dimension="x" chart:name="primary-x" chart:style-name="ch5" chartooo:axis-type="auto">
            <chartooo:date-scale/>
            <chart:title svg:x="6.256cm" svg:y="7.236cm" chart:style-name="ch6">
              <text:p>Strike</text:p>
            </chart:title>
            <chart:categories table:cell-range-address="Sheet1.H3:Sheet1.H63"/>
          </chart:axis>
          <chart:axis chart:dimension="y" chart:name="primary-y" chart:style-name="ch7">
            <chart:title svg:x="0cm" svg:y="5.424cm" chart:style-name="ch8">
              <text:p>Implied volatility</text:p>
            </chart:title>
            <chart:grid chart:style-name="ch9" chart:class="major"/>
          </chart:axis>
          <chart:series chart:style-name="ch10" chart:values-cell-range-address="Sheet1.I3:Sheet1.I63" chart:label-cell-address="Sheet1.I2:Sheet1.I2" chart:class="chart:line">
            <chart:data-point chart:repeated="61"/>
          </chart:series>
          <chart:series chart:style-name="ch11" chart:values-cell-range-address="Sheet1.I68:Sheet1.I128" chart:label-cell-address="Sheet1.I67:Sheet1.I67" chart:class="chart:line">
            <chart:data-point chart:repeated="61"/>
          </chart:series>
          <chart:series chart:style-name="ch12" chart:values-cell-range-address="Sheet1.I133:Sheet1.I193" chart:label-cell-address="Sheet1.I132:Sheet1.I132" chart:class="chart:line">
            <chart:data-point chart:repeated="61"/>
          </chart:series>
          <chart:series chart:style-name="ch13" chart:values-cell-range-address="Sheet1.N3:Sheet1.N63" chart:label-cell-address="Sheet1.N2:Sheet1.N2" chart:class="chart:line">
            <chart:data-point chart:repeated="6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o-factor Bates</text:p>
                <draw:g>
                  <svg:desc>Sheet1.I2:Sheet1.I2</svg:desc>
                </draw:g>
              </table:table-cell>
              <table:table-cell office:value-type="string">
                <text:p>SABR</text:p>
                <draw:g>
                  <svg:desc>Sheet1.I67:Sheet1.I67</svg:desc>
                </draw:g>
              </table:table-cell>
              <table:table-cell office:value-type="string">
                <text:p>Maturity-wise SABR</text:p>
                <draw:g>
                  <svg:desc>Sheet1.I132:Sheet1.I132</svg:desc>
                </draw:g>
              </table:table-cell>
              <table:table-cell office:value-type="string">
                <text:p>Market volatility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float" office:value="-0.01">
                <text:p>-0</text:p>
                <draw:g>
                  <svg:desc>Sheet1.H3:Sheet1.H63</svg:desc>
                </draw:g>
              </table:table-cell>
              <table:table-cell office:value-type="float" office:value="0.45732248070122">
                <text:p>0.45732248070122</text:p>
                <draw:g>
                  <svg:desc>Sheet1.I3:Sheet1.I63</svg:desc>
                </draw:g>
              </table:table-cell>
              <table:table-cell office:value-type="float" office:value="0.423695521836354">
                <text:p>0.423695521836354</text:p>
                <draw:g>
                  <svg:desc>Sheet1.I68:Sheet1.I128</svg:desc>
                </draw:g>
              </table:table-cell>
              <table:table-cell office:value-type="float" office:value="0.479422577459876">
                <text:p>0.479422577459876</text:p>
                <draw:g>
                  <svg:desc>Sheet1.I133:Sheet1.I193</svg:desc>
                </draw:g>
              </table:table-cell>
              <table:table-cell office:value-type="float" office:value="0.4787">
                <text:p>0.4787</text:p>
                <draw:g>
                  <svg:desc>Sheet1.N3:Sheet1.N63</svg:desc>
                </draw:g>
              </table:table-cell>
            </table:table-row>
            <table:table-row>
              <table:table-cell office:value-type="float" office:value="-0.0095">
                <text:p>-0</text:p>
              </table:table-cell>
              <table:table-cell office:value-type="float" office:value="0.467087020485408">
                <text:p>0.467087020485408</text:p>
              </table:table-cell>
              <table:table-cell office:value-type="float" office:value="0.432415895694393">
                <text:p>0.432415895694393</text:p>
              </table:table-cell>
              <table:table-cell office:value-type="float" office:value="0.484961689034596">
                <text:p>0.484961689034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9">
                <text:p>-0</text:p>
              </table:table-cell>
              <table:table-cell office:value-type="float" office:value="0.476295063457828">
                <text:p>0.476295063457828</text:p>
              </table:table-cell>
              <table:table-cell office:value-type="float" office:value="0.440726610373374">
                <text:p>0.440726610373374</text:p>
              </table:table-cell>
              <table:table-cell office:value-type="float" office:value="0.490242025135541">
                <text:p>0.490242025135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85">
                <text:p>-0</text:p>
              </table:table-cell>
              <table:table-cell office:value-type="float" office:value="0.485022291974422">
                <text:p>0.485022291974422</text:p>
              </table:table-cell>
              <table:table-cell office:value-type="float" office:value="0.448679555666897">
                <text:p>0.448679555666897</text:p>
              </table:table-cell>
              <table:table-cell office:value-type="float" office:value="0.495319619764214">
                <text:p>0.495319619764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800000000000001">
                <text:p>-0</text:p>
              </table:table-cell>
              <table:table-cell office:value-type="float" office:value="0.493330184500919">
                <text:p>0.493330184500919</text:p>
              </table:table-cell>
              <table:table-cell office:value-type="float" office:value="0.456316535180023">
                <text:p>0.456316535180023</text:p>
              </table:table-cell>
              <table:table-cell office:value-type="float" office:value="0.500240825160004">
                <text:p>0.500240825160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750000000000001">
                <text:p>-0</text:p>
              </table:table-cell>
              <table:table-cell office:value-type="float" office:value="0.50126969229482">
                <text:p>0.50126969229482</text:p>
              </table:table-cell>
              <table:table-cell office:value-type="float" office:value="0.463671806079887">
                <text:p>0.463671806079887</text:p>
              </table:table-cell>
              <table:table-cell office:value-type="float" office:value="0.505044766113656">
                <text:p>0.505044766113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700000000000001">
                <text:p>-0</text:p>
              </table:table-cell>
              <table:table-cell office:value-type="float" office:value="0.508883802294809">
                <text:p>0.508883802294809</text:p>
              </table:table-cell>
              <table:table-cell office:value-type="float" office:value="0.470773853213096">
                <text:p>0.470773853213096</text:p>
              </table:table-cell>
              <table:table-cell office:value-type="float" office:value="0.509765033863356">
                <text:p>0.509765033863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650000000000001">
                <text:p>-0</text:p>
              </table:table-cell>
              <table:table-cell office:value-type="float" office:value="0.516209373819519">
                <text:p>0.516209373819519</text:p>
              </table:table-cell>
              <table:table-cell office:value-type="float" office:value="0.477646661656202">
                <text:p>0.477646661656202</text:p>
              </table:table-cell>
              <table:table-cell office:value-type="float" office:value="0.514430881968191">
                <text:p>0.514430881968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600000000000001">
                <text:p>-0</text:p>
              </table:table-cell>
              <table:table-cell office:value-type="float" office:value="0.523278487051931">
                <text:p>0.523278487051931</text:p>
              </table:table-cell>
              <table:table-cell office:value-type="float" office:value="0.484310650562742">
                <text:p>0.484310650562742</text:p>
              </table:table-cell>
              <table:table-cell office:value-type="float" office:value="0.519068085540512">
                <text:p>0.519068085540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550000000000001">
                <text:p>-0</text:p>
              </table:table-cell>
              <table:table-cell office:value-type="float" office:value="0.530119454477276">
                <text:p>0.530119454477276</text:p>
              </table:table-cell>
              <table:table-cell office:value-type="float" office:value="0.490783372205694">
                <text:p>0.490783372205694</text:p>
              </table:table-cell>
              <table:table-cell office:value-type="float" office:value="0.52369956666315">
                <text:p>0.52369956666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500000000000001">
                <text:p>-0</text:p>
              </table:table-cell>
              <table:table-cell office:value-type="float" office:value="0.536757594176077">
                <text:p>0.536757594176077</text:p>
              </table:table-cell>
              <table:table-cell office:value-type="float" office:value="0.4970800444688">
                <text:p>0.4970800444688</text:p>
              </table:table-cell>
              <table:table-cell office:value-type="float" office:value="0.528345853623959">
                <text:p>0.528345853623959</text:p>
              </table:table-cell>
              <table:table-cell office:value-type="float" office:value="0.5302">
                <text:p>0.5302</text:p>
              </table:table-cell>
            </table:table-row>
            <table:table-row>
              <table:table-cell office:value-type="float" office:value="-0.00450000000000001">
                <text:p>-0</text:p>
              </table:table-cell>
              <table:table-cell office:value-type="float" office:value="0.543215831357265">
                <text:p>0.543215831357265</text:p>
              </table:table-cell>
              <table:table-cell office:value-type="float" office:value="0.503213962789725">
                <text:p>0.503213962789725</text:p>
              </table:table-cell>
              <table:table-cell office:value-type="float" office:value="0.533025419783824">
                <text:p>0.533025419783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400000000000002">
                <text:p>-0</text:p>
              </table:table-cell>
              <table:table-cell office:value-type="float" office:value="0.54951517367064">
                <text:p>0.54951517367064</text:p>
              </table:table-cell>
              <table:table-cell office:value-type="float" office:value="0.509196823272314">
                <text:p>0.509196823272314</text:p>
              </table:table-cell>
              <table:table-cell office:value-type="float" office:value="0.537754934004873">
                <text:p>0.537754934004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350000000000002">
                <text:p>-0</text:p>
              </table:table-cell>
              <table:table-cell office:value-type="float" office:value="0.555675092149224">
                <text:p>0.555675092149224</text:p>
              </table:table-cell>
              <table:table-cell office:value-type="float" office:value="0.515038979281696">
                <text:p>0.515038979281696</text:p>
              </table:table-cell>
              <table:table-cell office:value-type="float" office:value="0.542549445512233">
                <text:p>0.542549445512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300000000000002">
                <text:p>-0</text:p>
              </table:table-cell>
              <table:table-cell office:value-type="float" office:value="0.561713830401936">
                <text:p>0.561713830401936</text:p>
              </table:table-cell>
              <table:table-cell office:value-type="float" office:value="0.520749647506907">
                <text:p>0.520749647506907</text:p>
              </table:table-cell>
              <table:table-cell office:value-type="float" office:value="0.547422520031647">
                <text:p>0.547422520031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250000000000002">
                <text:p>-0</text:p>
              </table:table-cell>
              <table:table-cell office:value-type="float" office:value="0.567648658320799">
                <text:p>0.567648658320799</text:p>
              </table:table-cell>
              <table:table-cell office:value-type="float" office:value="0.526337075130074">
                <text:p>0.526337075130074</text:p>
              </table:table-cell>
              <table:table-cell office:value-type="float" office:value="0.552386339938206">
                <text:p>0.552386339938206</text:p>
              </table:table-cell>
              <table:table-cell office:value-type="float" office:value="0.5525">
                <text:p>0.5525</text:p>
              </table:table-cell>
            </table:table-row>
            <table:table-row>
              <table:table-cell office:value-type="float" office:value="-0.00200000000000002">
                <text:p>-0</text:p>
              </table:table-cell>
              <table:table-cell office:value-type="float" office:value="0.573496082087503">
                <text:p>0.573496082087503</text:p>
              </table:table-cell>
              <table:table-cell office:value-type="float" office:value="0.5318086767031">
                <text:p>0.5318086767031</text:p>
              </table:table-cell>
              <table:table-cell office:value-type="float" office:value="0.557451778284393">
                <text:p>0.557451778284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150000000000002">
                <text:p>-0</text:p>
              </table:table-cell>
              <table:table-cell office:value-type="float" office:value="0.579272019035777">
                <text:p>0.579272019035777</text:p>
              </table:table-cell>
              <table:table-cell office:value-type="float" office:value="0.537171147173787">
                <text:p>0.537171147173787</text:p>
              </table:table-cell>
              <table:table-cell office:value-type="float" office:value="0.562628454511761">
                <text:p>0.56262845451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100000000000002">
                <text:p>-0</text:p>
              </table:table-cell>
              <table:table-cell office:value-type="float" office:value="0.584991943539897">
                <text:p>0.584991943539897</text:p>
              </table:table-cell>
              <table:table-cell office:value-type="float" office:value="0.542430555945998">
                <text:p>0.542430555945998</text:p>
              </table:table-cell>
              <table:table-cell office:value-type="float" office:value="0.567924778106169">
                <text:p>0.567924778106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0500000000000025">
                <text:p>-0</text:p>
              </table:table-cell>
              <table:table-cell office:value-type="float" office:value="0.590671008290931">
                <text:p>0.590671008290931</text:p>
              </table:table-cell>
              <table:table-cell office:value-type="float" office:value="0.547592425719646">
                <text:p>0.547592425719646</text:p>
              </table:table-cell>
              <table:table-cell office:value-type="float" office:value="0.573347985245167">
                <text:p>0.573347985245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.60208521396521E-017">
                <text:p>-E-017</text:p>
              </table:table-cell>
              <table:table-cell office:value-type="float" office:value="0.596324143909302">
                <text:p>0.596324143909302</text:p>
              </table:table-cell>
              <table:table-cell office:value-type="float" office:value="0.552661799013069">
                <text:p>0.552661799013069</text:p>
              </table:table-cell>
              <table:table-cell office:value-type="float" office:value="0.578904172486449">
                <text:p>0.578904172486449</text:p>
              </table:table-cell>
              <table:table-cell office:value-type="float" office:value="0.5779">
                <text:p>0.5779</text:p>
              </table:table-cell>
            </table:table-row>
            <table:table-row>
              <table:table-cell office:value-type="float" office:value="0.000499999999999973">
                <text:p>0</text:p>
              </table:table-cell>
              <table:table-cell office:value-type="float" office:value="0.601966138704545">
                <text:p>0.601966138704545</text:p>
              </table:table-cell>
              <table:table-cell office:value-type="float" office:value="0.557643294638597">
                <text:p>0.557643294638597</text:p>
              </table:table-cell>
              <table:table-cell office:value-type="float" office:value="0.584598330681558">
                <text:p>0.584598330681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999999999999971">
                <text:p>0</text:p>
              </table:table-cell>
              <table:table-cell office:value-type="float" office:value="0.607611699448855">
                <text:p>0.607611699448855</text:p>
              </table:table-cell>
              <table:table-cell office:value-type="float" office:value="0.562541155923873">
                <text:p>0.562541155923873</text:p>
              </table:table-cell>
              <table:table-cell office:value-type="float" office:value="0.59043438152385">
                <text:p>0.59043438152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149999999999997">
                <text:p>0</text:p>
              </table:table-cell>
              <table:table-cell office:value-type="float" office:value="0.613275493227824">
                <text:p>0.613275493227824</text:p>
              </table:table-cell>
              <table:table-cell office:value-type="float" office:value="0.567359292105636">
                <text:p>0.567359292105636</text:p>
              </table:table-cell>
              <table:table-cell office:value-type="float" office:value="0.596415218431262">
                <text:p>0.59641521843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199999999999997">
                <text:p>0</text:p>
              </table:table-cell>
              <table:table-cell office:value-type="float" office:value="0.618972169737737">
                <text:p>0.618972169737737</text:p>
              </table:table-cell>
              <table:table-cell office:value-type="float" office:value="0.57210131404039">
                <text:p>0.57210131404039</text:p>
              </table:table-cell>
              <table:table-cell office:value-type="float" office:value="0.602542752815644">
                <text:p>0.602542752815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249999999999997">
                <text:p>0</text:p>
              </table:table-cell>
              <table:table-cell office:value-type="float" office:value="0.624716362803153">
                <text:p>0.624716362803153</text:p>
              </table:table-cell>
              <table:table-cell office:value-type="float" office:value="0.576770565156548">
                <text:p>0.576770565156548</text:p>
              </table:table-cell>
              <table:table-cell office:value-type="float" office:value="0.608817966203958">
                <text:p>0.608817966203958</text:p>
              </table:table-cell>
              <table:table-cell office:value-type="float" office:value="0.6078">
                <text:p>0.6078</text:p>
              </table:table-cell>
            </table:table-row>
            <table:table-row>
              <table:table-cell office:value-type="float" office:value="0.00299999999999997">
                <text:p>0</text:p>
              </table:table-cell>
              <table:table-cell office:value-type="float" office:value="0.630522669395932">
                <text:p>0.630522669395932</text:p>
              </table:table-cell>
              <table:table-cell office:value-type="float" office:value="0.581370148400048">
                <text:p>0.581370148400048</text:p>
              </table:table-cell>
              <table:table-cell office:value-type="float" office:value="0.615240968160984">
                <text:p>0.615240968160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349999999999996">
                <text:p>0</text:p>
              </table:table-cell>
              <table:table-cell office:value-type="float" office:value="0.6364056040712">
                <text:p>0.6364056040712</text:p>
              </table:table-cell>
              <table:table-cell office:value-type="float" office:value="0.585902949789201">
                <text:p>0.585902949789201</text:p>
              </table:table-cell>
              <table:table-cell office:value-type="float" office:value="0.62181105952833">
                <text:p>0.62181105952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399999999999996">
                <text:p>0</text:p>
              </table:table-cell>
              <table:table-cell office:value-type="float" office:value="0.642379526539441">
                <text:p>0.642379526539441</text:p>
              </table:table-cell>
              <table:table-cell office:value-type="float" office:value="0.590371659085492">
                <text:p>0.590371659085492</text:p>
              </table:table-cell>
              <table:table-cell office:value-type="float" office:value="0.628526800148779">
                <text:p>0.628526800148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449999999999996">
                <text:p>0</text:p>
              </table:table-cell>
              <table:table-cell office:value-type="float" office:value="0.648458540129139">
                <text:p>0.648458540129139</text:p>
              </table:table-cell>
              <table:table-cell office:value-type="float" office:value="0.594778788000392">
                <text:p>0.594778788000392</text:p>
              </table:table-cell>
              <table:table-cell office:value-type="float" office:value="0.635386079993448">
                <text:p>0.635386079993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499999999999996">
                <text:p>0</text:p>
              </table:table-cell>
              <table:table-cell office:value-type="float" office:value="0.654656359242339">
                <text:p>0.654656359242339</text:p>
              </table:table-cell>
              <table:table-cell office:value-type="float" office:value="0.599126686287476">
                <text:p>0.599126686287476</text:p>
              </table:table-cell>
              <table:table-cell office:value-type="float" office:value="0.642386192452056">
                <text:p>0.642386192452056</text:p>
              </table:table-cell>
              <table:table-cell office:value-type="float" office:value="0.6421">
                <text:p>0.6421</text:p>
              </table:table-cell>
            </table:table-row>
            <table:table-row>
              <table:table-cell office:value-type="float" office:value="0.00549999999999996">
                <text:p>0</text:p>
              </table:table-cell>
              <table:table-cell office:value-type="float" office:value="0.660986144664494">
                <text:p>0.660986144664494</text:p>
              </table:table-cell>
              <table:table-cell office:value-type="float" office:value="0.603417556012377">
                <text:p>0.603417556012377</text:p>
              </table:table-cell>
              <table:table-cell office:value-type="float" office:value="0.649523908478745">
                <text:p>0.649523908478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599999999999996">
                <text:p>0</text:p>
              </table:table-cell>
              <table:table-cell office:value-type="float" office:value="0.667460306865095">
                <text:p>0.667460306865095</text:p>
              </table:table-cell>
              <table:table-cell office:value-type="float" office:value="0.607653464246392">
                <text:p>0.607653464246392</text:p>
              </table:table-cell>
              <table:table-cell office:value-type="float" office:value="0.65679555029823">
                <text:p>0.65679555029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649999999999996">
                <text:p>0</text:p>
              </table:table-cell>
              <table:table-cell office:value-type="float" office:value="0.674090279314912">
                <text:p>0.674090279314912</text:p>
              </table:table-cell>
              <table:table-cell office:value-type="float" office:value="0.611836354391356">
                <text:p>0.611836354391356</text:p>
              </table:table-cell>
              <table:table-cell office:value-type="float" office:value="0.664197063456276">
                <text:p>0.664197063456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699999999999996">
                <text:p>0</text:p>
              </table:table-cell>
              <table:table-cell office:value-type="float" office:value="0.680886266413803">
                <text:p>0.680886266413803</text:p>
              </table:table-cell>
              <table:table-cell office:value-type="float" office:value="0.61596805631178">
                <text:p>0.61596805631178</text:p>
              </table:table-cell>
              <table:table-cell office:value-type="float" office:value="0.671724086129621">
                <text:p>0.671724086129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749999999999995">
                <text:p>0</text:p>
              </table:table-cell>
              <table:table-cell office:value-type="float" office:value="0.687856973864525">
                <text:p>0.687856973864525</text:p>
              </table:table-cell>
              <table:table-cell office:value-type="float" office:value="0.620050295424292">
                <text:p>0.620050295424292</text:p>
              </table:table-cell>
              <table:table-cell office:value-type="float" office:value="0.679372014777422">
                <text:p>0.679372014777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799999999999995">
                <text:p>0</text:p>
              </table:table-cell>
              <table:table-cell office:value-type="float" office:value="0.695009333122763">
                <text:p>0.695009333122763</text:p>
              </table:table-cell>
              <table:table-cell office:value-type="float" office:value="0.62408470087248">
                <text:p>0.62408470087248</text:p>
              </table:table-cell>
              <table:table-cell office:value-type="float" office:value="0.687136065403643">
                <text:p>0.687136065403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849999999999995">
                <text:p>0</text:p>
              </table:table-cell>
              <table:table-cell office:value-type="float" office:value="0.702348235617321">
                <text:p>0.702348235617321</text:p>
              </table:table-cell>
              <table:table-cell office:value-type="float" office:value="0.628072812897076">
                <text:p>0.628072812897076</text:p>
              </table:table-cell>
              <table:table-cell office:value-type="float" office:value="0.69501132989359">
                <text:p>0.69501132989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899999999999995">
                <text:p>0</text:p>
              </table:table-cell>
              <table:table-cell office:value-type="float" office:value="0.709876296282004">
                <text:p>0.709876296282004</text:p>
              </table:table-cell>
              <table:table-cell office:value-type="float" office:value="0.632016089496243">
                <text:p>0.632016089496243</text:p>
              </table:table-cell>
              <table:table-cell office:value-type="float" office:value="0.702992827076728">
                <text:p>0.702992827076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949999999999995">
                <text:p>0</text:p>
              </table:table-cell>
              <table:table-cell office:value-type="float" office:value="0.717593668878262">
                <text:p>0.717593668878262</text:p>
              </table:table-cell>
              <table:table-cell office:value-type="float" office:value="0.635915912457659">
                <text:p>0.635915912457659</text:p>
              </table:table-cell>
              <table:table-cell office:value-type="float" office:value="0.711075548342269">
                <text:p>0.711075548342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999999999999995">
                <text:p>0</text:p>
              </table:table-cell>
              <table:table-cell office:value-type="float" office:value="0.725497936761715">
                <text:p>0.725497936761715</text:p>
              </table:table-cell>
              <table:table-cell office:value-type="float" office:value="0.639773592833604">
                <text:p>0.639773592833604</text:p>
              </table:table-cell>
              <table:table-cell office:value-type="float" office:value="0.719254497789104">
                <text:p>0.719254497789104</text:p>
              </table:table-cell>
              <table:table-cell office:value-type="float" office:value="0.7202">
                <text:p>0.7202</text:p>
              </table:table-cell>
            </table:table-row>
            <table:table-row>
              <table:table-cell office:value-type="float" office:value="0.0105">
                <text:p>0</text:p>
              </table:table-cell>
              <table:table-cell office:value-type="float" office:value="0.733584101267812">
                <text:p>0.733584101267812</text:p>
              </table:table-cell>
              <table:table-cell office:value-type="float" office:value="0.643590375919404">
                <text:p>0.643590375919404</text:p>
              </table:table-cell>
              <table:table-cell office:value-type="float" office:value="0.72752472702079">
                <text:p>0.72752472702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09999999999999">
                <text:p>0</text:p>
              </table:table-cell>
              <table:table-cell office:value-type="float" office:value="0.741844685047119">
                <text:p>0.741844685047119</text:p>
              </table:table-cell>
              <table:table-cell office:value-type="float" office:value="0.647367445792284">
                <text:p>0.647367445792284</text:p>
              </table:table-cell>
              <table:table-cell office:value-type="float" office:value="0.735881364805422">
                <text:p>0.735881364805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14999999999999">
                <text:p>0</text:p>
              </table:table-cell>
              <table:table-cell office:value-type="float" office:value="0.750269959192239">
                <text:p>0.750269959192239</text:p>
              </table:table-cell>
              <table:table-cell office:value-type="float" office:value="0.651105929452426">
                <text:p>0.651105929452426</text:p>
              </table:table-cell>
              <table:table-cell office:value-type="float" office:value="0.744319641891785">
                <text:p>0.744319641891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19999999999999">
                <text:p>0</text:p>
              </table:table-cell>
              <table:table-cell office:value-type="float" office:value="0.758848291286497">
                <text:p>0.758848291286497</text:p>
              </table:table-cell>
              <table:table-cell office:value-type="float" office:value="0.654806900612464">
                <text:p>0.654806900612464</text:p>
              </table:table-cell>
              <table:table-cell office:value-type="float" office:value="0.752834911342404">
                <text:p>0.752834911342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24999999999999">
                <text:p>0</text:p>
              </table:table-cell>
              <table:table-cell office:value-type="float" office:value="0.767566597837874">
                <text:p>0.767566597837874</text:p>
              </table:table-cell>
              <table:table-cell office:value-type="float" office:value="0.658471383168653">
                <text:p>0.658471383168653</text:p>
              </table:table-cell>
              <table:table-cell office:value-type="float" office:value="0.761422664767536">
                <text:p>0.761422664767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29999999999999">
                <text:p>0</text:p>
              </table:table-cell>
              <table:table-cell office:value-type="float" office:value="0.776410870998519">
                <text:p>0.776410870998519</text:p>
              </table:table-cell>
              <table:table-cell office:value-type="float" office:value="0.662100354386589">
                <text:p>0.662100354386589</text:p>
              </table:table-cell>
              <table:table-cell office:value-type="float" office:value="0.770078544870083">
                <text:p>0.770078544870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34999999999999">
                <text:p>0</text:p>
              </table:table-cell>
              <table:table-cell office:value-type="float" office:value="0.785366738523939">
                <text:p>0.785366738523939</text:p>
              </table:table-cell>
              <table:table-cell office:value-type="float" office:value="0.665694747829606">
                <text:p>0.665694747829606</text:p>
              </table:table-cell>
              <table:table-cell office:value-type="float" office:value="0.778798354710419">
                <text:p>0.778798354710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39999999999999">
                <text:p>0</text:p>
              </table:table-cell>
              <table:table-cell office:value-type="float" office:value="0.794420009990866">
                <text:p>0.794420009990866</text:p>
              </table:table-cell>
              <table:table-cell office:value-type="float" office:value="0.669255456054745">
                <text:p>0.669255456054745</text:p>
              </table:table-cell>
              <table:table-cell office:value-type="float" office:value="0.787578064093091">
                <text:p>0.787578064093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44999999999999">
                <text:p>0</text:p>
              </table:table-cell>
              <table:table-cell office:value-type="float" office:value="0.803557162972741">
                <text:p>0.803557162972741</text:p>
              </table:table-cell>
              <table:table-cell office:value-type="float" office:value="0.672783333098436">
                <text:p>0.672783333098436</text:p>
              </table:table-cell>
              <table:table-cell office:value-type="float" office:value="0.796413813458954">
                <text:p>0.796413813458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49999999999999">
                <text:p>0</text:p>
              </table:table-cell>
              <table:table-cell office:value-type="float" office:value="0.812765730443984">
                <text:p>0.812765730443984</text:p>
              </table:table-cell>
              <table:table-cell office:value-type="float" office:value="0.676279196771668">
                <text:p>0.676279196771668</text:p>
              </table:table-cell>
              <table:table-cell office:value-type="float" office:value="0.805301915642784">
                <text:p>0.805301915642784</text:p>
              </table:table-cell>
              <table:table-cell office:value-type="float" office:value="0.8061">
                <text:p>0.8061</text:p>
              </table:table-cell>
            </table:table-row>
            <table:table-row>
              <table:table-cell office:value-type="float" office:value="0.0154999999999999">
                <text:p>0</text:p>
              </table:table-cell>
              <table:table-cell office:value-type="float" office:value="0.822034563914226">
                <text:p>0.822034563914226</text:p>
              </table:table-cell>
              <table:table-cell office:value-type="float" office:value="0.679743830782103">
                <text:p>0.679743830782103</text:p>
              </table:table-cell>
              <table:table-cell office:value-type="float" office:value="0.814238855828603">
                <text:p>0.814238855828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59999999999999">
                <text:p>0</text:p>
              </table:table-cell>
              <table:table-cell office:value-type="float" office:value="0.831353963204446">
                <text:p>0.831353963204446</text:p>
              </table:table-cell>
              <table:table-cell office:value-type="float" office:value="0.683177986698932">
                <text:p>0.683177986698932</text:p>
              </table:table-cell>
              <table:table-cell office:value-type="float" office:value="0.823221290004799">
                <text:p>0.823221290004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64999999999999">
                <text:p>0</text:p>
              </table:table-cell>
              <table:table-cell office:value-type="float" office:value="0.840715680296035">
                <text:p>0.840715680296035</text:p>
              </table:table-cell>
              <table:table-cell office:value-type="float" office:value="0.686582385774337">
                <text:p>0.686582385774337</text:p>
              </table:table-cell>
              <table:table-cell office:value-type="float" office:value="0.832246042190024">
                <text:p>0.832246042190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69999999999999">
                <text:p>0</text:p>
              </table:table-cell>
              <table:table-cell office:value-type="float" office:value="0.850112818439028">
                <text:p>0.850112818439028</text:p>
              </table:table-cell>
              <table:table-cell office:value-type="float" office:value="0.689957720634314">
                <text:p>0.689957720634314</text:p>
              </table:table-cell>
              <table:table-cell office:value-type="float" office:value="0.841310100670673">
                <text:p>0.841310100670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74999999999999">
                <text:p>0</text:p>
              </table:table-cell>
              <table:table-cell office:value-type="float" office:value="0.859539656694983">
                <text:p>0.859539656694983</text:p>
              </table:table-cell>
              <table:table-cell office:value-type="float" office:value="0.69330465684998">
                <text:p>0.69330465684998</text:p>
              </table:table-cell>
              <table:table-cell office:value-type="float" office:value="0.850410613460947">
                <text:p>0.850410613460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79999999999999">
                <text:p>0</text:p>
              </table:table-cell>
              <table:table-cell office:value-type="float" office:value="0.868991433522305">
                <text:p>0.868991433522305</text:p>
              </table:table-cell>
              <table:table-cell office:value-type="float" office:value="0.696623834399648">
                <text:p>0.696623834399648</text:p>
              </table:table-cell>
              <table:table-cell office:value-type="float" office:value="0.859544883168861">
                <text:p>0.859544883168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84999999999999">
                <text:p>0</text:p>
              </table:table-cell>
              <table:table-cell office:value-type="float" office:value="0.878464121273653">
                <text:p>0.878464121273653</text:p>
              </table:table-cell>
              <table:table-cell office:value-type="float" office:value="0.699915869030717">
                <text:p>0.699915869030717</text:p>
              </table:table-cell>
              <table:table-cell office:value-type="float" office:value="0.868710361425956">
                <text:p>0.868710361425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89999999999999">
                <text:p>0</text:p>
              </table:table-cell>
              <table:table-cell office:value-type="float" office:value="0.887954217807515">
                <text:p>0.887954217807515</text:p>
              </table:table-cell>
              <table:table-cell office:value-type="float" office:value="0.703181353529713">
                <text:p>0.703181353529713</text:p>
              </table:table-cell>
              <table:table-cell office:value-type="float" office:value="0.877904643014891">
                <text:p>0.877904643014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94999999999999">
                <text:p>0</text:p>
              </table:table-cell>
              <table:table-cell office:value-type="float" office:value="0.897458573470856">
                <text:p>0.897458573470856</text:p>
              </table:table-cell>
              <table:table-cell office:value-type="float" office:value="0.706420858907901">
                <text:p>0.706420858907901</text:p>
              </table:table-cell>
              <table:table-cell office:value-type="float" office:value="0.887125459808018">
                <text:p>0.887125459808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99999999999999">
                <text:p>0</text:p>
              </table:table-cell>
              <table:table-cell office:value-type="float" office:value="0.906974263133307">
                <text:p>0.906974263133307</text:p>
              </table:table-cell>
              <table:table-cell office:value-type="float" office:value="0.709634935509255">
                <text:p>0.709634935509255</text:p>
              </table:table-cell>
              <table:table-cell office:value-type="float" office:value="0.896370674611332">
                <text:p>0.896370674611332</text:p>
              </table:table-cell>
              <table:table-cell office:value-type="float" office:value="0.8956">
                <text:p>0.89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_32__20_Dots_20_1_20_Dash" draw:display-name="2 Dots 1 Dash" draw:style="rect" draw:dots1="1" draw:dots1-length="197%" draw:distance="127%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inimum="0.4" chart:maximum="0.9" chart:reverse-direction="false" text:line-break="false" chart:axis-position="2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_20__28_var_29_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67cm" svg:height="7.9cm" xlink:href=".." xlink:type="simple" chart:class="chart:line" chart:style-name="ch1">
        <chart:title svg:x="6.442cm" svg:y="0.199cm" chart:style-name="ch2">
          <text:p>5Y Maturity</text:p>
        </chart:title>
        <chart:legend svg:x="13.047cm" svg:y="2.213cm" style:legend-expansion="custom" chartooo:width="3.895cm" chartooo:height="3.422cm" style:legend-expansion-aspect-ratio="1.13822326125073" chart:style-name="ch3"/>
        <chart:plot-area chart:style-name="ch4" table:cell-range-address="Sheet1.H3:Sheet1.H63 Sheet1.J2:Sheet1.J63 Sheet1.J67:Sheet1.J128 Sheet1.J132:Sheet1.J193 Sheet1.O2:Sheet1.O63" chart:data-source-has-labels="both" svg:x="0.126cm" svg:y="0.69cm" svg:width="13.272cm" svg:height="6.756cm">
          <chartooo:coordinate-region svg:x="0.669cm" svg:y="0.903cm" svg:width="12.238cm" svg:height="5.871cm"/>
          <chart:axis chart:dimension="x" chart:name="primary-x" chart:style-name="ch5" chartooo:axis-type="auto">
            <chartooo:date-scale/>
            <chart:title svg:x="6.202cm" svg:y="7.218cm" chart:style-name="ch6">
              <text:p>Strike</text:p>
            </chart:title>
            <chart:categories table:cell-range-address="Sheet1.H3:Sheet1.H63"/>
          </chart:axis>
          <chart:axis chart:dimension="y" chart:name="primary-y" chart:style-name="ch7">
            <chart:title svg:x="0cm" svg:y="5.461cm" chart:style-name="ch8">
              <text:p>Implied volatility</text:p>
            </chart:title>
            <chart:grid chart:style-name="ch9" chart:class="major"/>
          </chart:axis>
          <chart:series chart:style-name="ch10" chart:values-cell-range-address="Sheet1.J3:Sheet1.J63" chart:label-cell-address="Sheet1.J2:Sheet1.J2" chart:class="chart:line">
            <chart:data-point chart:repeated="61"/>
          </chart:series>
          <chart:series chart:style-name="ch11" chart:values-cell-range-address="Sheet1.J68:Sheet1.J128" chart:label-cell-address="Sheet1.J67:Sheet1.J67" chart:class="chart:line">
            <chart:data-point chart:repeated="61"/>
          </chart:series>
          <chart:series chart:style-name="ch12" chart:values-cell-range-address="Sheet1.J133:Sheet1.J193" chart:label-cell-address="Sheet1.J132:Sheet1.J132" chart:class="chart:line">
            <chart:data-point chart:repeated="61"/>
          </chart:series>
          <chart:series chart:style-name="ch13" chart:values-cell-range-address="Sheet1.O3:Sheet1.O63" chart:label-cell-address="Sheet1.O2:Sheet1.O2" chart:class="chart:line">
            <chart:data-point chart:repeated="6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o-factor Bates</text:p>
                <draw:g>
                  <svg:desc>Sheet1.J2:Sheet1.J2</svg:desc>
                </draw:g>
              </table:table-cell>
              <table:table-cell office:value-type="string">
                <text:p>SABR</text:p>
                <draw:g>
                  <svg:desc>Sheet1.J67:Sheet1.J67</svg:desc>
                </draw:g>
              </table:table-cell>
              <table:table-cell office:value-type="string">
                <text:p>Maturity-wise SABR</text:p>
                <draw:g>
                  <svg:desc>Sheet1.J132:Sheet1.J132</svg:desc>
                </draw:g>
              </table:table-cell>
              <table:table-cell office:value-type="string">
                <text:p>Market volatility</text:p>
                <draw:g>
                  <svg:desc>Sheet1.O2:Sheet1.O2</svg:desc>
                </draw:g>
              </table:table-cell>
            </table:table-row>
          </table:table-header-rows>
          <table:table-rows>
            <table:table-row>
              <table:table-cell office:value-type="float" office:value="-0.01">
                <text:p>-0</text:p>
                <draw:g>
                  <svg:desc>Sheet1.H3:Sheet1.H63</svg:desc>
                </draw:g>
              </table:table-cell>
              <table:table-cell office:value-type="float" office:value="0.510608438414142">
                <text:p>0.510608438414142</text:p>
                <draw:g>
                  <svg:desc>Sheet1.J3:Sheet1.J63</svg:desc>
                </draw:g>
              </table:table-cell>
              <table:table-cell office:value-type="float" office:value="0.520198038782998">
                <text:p>0.520198038782998</text:p>
                <draw:g>
                  <svg:desc>Sheet1.J68:Sheet1.J128</svg:desc>
                </draw:g>
              </table:table-cell>
              <table:table-cell office:value-type="float" office:value="0.505582928890829">
                <text:p>0.505582928890829</text:p>
                <draw:g>
                  <svg:desc>Sheet1.J133:Sheet1.J193</svg:desc>
                </draw:g>
              </table:table-cell>
              <table:table-cell office:value-type="float" office:value="0.5021">
                <text:p>0.5021</text:p>
                <draw:g>
                  <svg:desc>Sheet1.O3:Sheet1.O63</svg:desc>
                </draw:g>
              </table:table-cell>
            </table:table-row>
            <table:table-row>
              <table:table-cell office:value-type="float" office:value="-0.0095">
                <text:p>-0</text:p>
              </table:table-cell>
              <table:table-cell office:value-type="float" office:value="0.520771192660982">
                <text:p>0.520771192660982</text:p>
              </table:table-cell>
              <table:table-cell office:value-type="float" office:value="0.529725951020515">
                <text:p>0.529725951020515</text:p>
              </table:table-cell>
              <table:table-cell office:value-type="float" office:value="0.515313631198235">
                <text:p>0.515313631198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9">
                <text:p>-0</text:p>
              </table:table-cell>
              <table:table-cell office:value-type="float" office:value="0.53034254911955">
                <text:p>0.53034254911955</text:p>
              </table:table-cell>
              <table:table-cell office:value-type="float" office:value="0.538799852834181">
                <text:p>0.538799852834181</text:p>
              </table:table-cell>
              <table:table-cell office:value-type="float" office:value="0.524547350628216">
                <text:p>0.524547350628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85">
                <text:p>-0</text:p>
              </table:table-cell>
              <table:table-cell office:value-type="float" office:value="0.53939983789127">
                <text:p>0.53939983789127</text:p>
              </table:table-cell>
              <table:table-cell office:value-type="float" office:value="0.547477743514982">
                <text:p>0.547477743514982</text:p>
              </table:table-cell>
              <table:table-cell office:value-type="float" office:value="0.533350136663302">
                <text:p>0.533350136663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800000000000001">
                <text:p>-0</text:p>
              </table:table-cell>
              <table:table-cell office:value-type="float" office:value="0.548005147735002">
                <text:p>0.548005147735002</text:p>
              </table:table-cell>
              <table:table-cell office:value-type="float" office:value="0.555806293195699">
                <text:p>0.555806293195699</text:p>
              </table:table-cell>
              <table:table-cell office:value-type="float" office:value="0.541774940918851">
                <text:p>0.541774940918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750000000000001">
                <text:p>-0</text:p>
              </table:table-cell>
              <table:table-cell office:value-type="float" office:value="0.556209229158081">
                <text:p>0.556209229158081</text:p>
              </table:table-cell>
              <table:table-cell office:value-type="float" office:value="0.563823704791581">
                <text:p>0.563823704791581</text:p>
              </table:table-cell>
              <table:table-cell office:value-type="float" office:value="0.549864966353871">
                <text:p>0.549864966353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700000000000001">
                <text:p>-0</text:p>
              </table:table-cell>
              <table:table-cell office:value-type="float" office:value="0.564054205457549">
                <text:p>0.564054205457549</text:p>
              </table:table-cell>
              <table:table-cell office:value-type="float" office:value="0.571561711178984">
                <text:p>0.571561711178984</text:p>
              </table:table-cell>
              <table:table-cell office:value-type="float" office:value="0.557655994430404">
                <text:p>0.557655994430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650000000000001">
                <text:p>-0</text:p>
              </table:table-cell>
              <table:table-cell office:value-type="float" office:value="0.571575507376054">
                <text:p>0.571575507376054</text:p>
              </table:table-cell>
              <table:table-cell office:value-type="float" office:value="0.579047006398304">
                <text:p>0.579047006398304</text:p>
              </table:table-cell>
              <table:table-cell office:value-type="float" office:value="0.565178046282908">
                <text:p>0.56517804628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600000000000001">
                <text:p>-0</text:p>
              </table:table-cell>
              <table:table-cell office:value-type="float" office:value="0.578803286241731">
                <text:p>0.578803286241731</text:p>
              </table:table-cell>
              <table:table-cell office:value-type="float" office:value="0.586302294995124">
                <text:p>0.586302294995124</text:p>
              </table:table-cell>
              <table:table-cell office:value-type="float" office:value="0.572456596334842">
                <text:p>0.572456596334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550000000000001">
                <text:p>-0</text:p>
              </table:table-cell>
              <table:table-cell office:value-type="float" office:value="0.585763467318178">
                <text:p>0.585763467318178</text:p>
              </table:table-cell>
              <table:table-cell office:value-type="float" office:value="0.593347076857316">
                <text:p>0.593347076857316</text:p>
              </table:table-cell>
              <table:table-cell office:value-type="float" office:value="0.579513477042999">
                <text:p>0.579513477042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500000000000001">
                <text:p>-0</text:p>
              </table:table-cell>
              <table:table-cell office:value-type="float" office:value="0.592478549087058">
                <text:p>0.592478549087058</text:p>
              </table:table-cell>
              <table:table-cell office:value-type="float" office:value="0.600198244582345">
                <text:p>0.600198244582345</text:p>
              </table:table-cell>
              <table:table-cell office:value-type="float" office:value="0.586367565461502">
                <text:p>0.586367565461502</text:p>
              </table:table-cell>
              <table:table-cell office:value-type="float" office:value="0.5898">
                <text:p>0.5898</text:p>
              </table:table-cell>
            </table:table-row>
            <table:table-row>
              <table:table-cell office:value-type="float" office:value="-0.00450000000000001">
                <text:p>-0</text:p>
              </table:table-cell>
              <table:table-cell office:value-type="float" office:value="0.598968219397437">
                <text:p>0.598968219397437</text:p>
              </table:table-cell>
              <table:table-cell office:value-type="float" office:value="0.606870545257298">
                <text:p>0.606870545257298</text:p>
              </table:table-cell>
              <table:table-cell office:value-type="float" office:value="0.593035312485587">
                <text:p>0.593035312485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400000000000002">
                <text:p>-0</text:p>
              </table:table-cell>
              <table:table-cell office:value-type="float" office:value="0.605249837183046">
                <text:p>0.605249837183046</text:p>
              </table:table-cell>
              <table:table-cell office:value-type="float" office:value="0.613376942397262">
                <text:p>0.613376942397262</text:p>
              </table:table-cell>
              <table:table-cell office:value-type="float" office:value="0.599531156590923">
                <text:p>0.599531156590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350000000000002">
                <text:p>-0</text:p>
              </table:table-cell>
              <table:table-cell office:value-type="float" office:value="0.611338813875137">
                <text:p>0.611338813875137</text:p>
              </table:table-cell>
              <table:table-cell office:value-type="float" office:value="0.619728903172739">
                <text:p>0.619728903172739</text:p>
              </table:table-cell>
              <table:table-cell office:value-type="float" office:value="0.605867851391231">
                <text:p>0.60586785139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300000000000002">
                <text:p>-0</text:p>
              </table:table-cell>
              <table:table-cell office:value-type="float" office:value="0.617248918869648">
                <text:p>0.617248918869648</text:p>
              </table:table-cell>
              <table:table-cell office:value-type="float" office:value="0.625936628917085">
                <text:p>0.625936628917085</text:p>
              </table:table-cell>
              <table:table-cell office:value-type="float" office:value="0.612056727892331">
                <text:p>0.612056727892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250000000000002">
                <text:p>-0</text:p>
              </table:table-cell>
              <table:table-cell office:value-type="float" office:value="0.622992526723625">
                <text:p>0.622992526723625</text:p>
              </table:table-cell>
              <table:table-cell office:value-type="float" office:value="0.632009242005719">
                <text:p>0.632009242005719</text:p>
              </table:table-cell>
              <table:table-cell office:value-type="float" office:value="0.618107906667222">
                <text:p>0.618107906667222</text:p>
              </table:table-cell>
              <table:table-cell office:value-type="float" office:value="0.6208">
                <text:p>0.6208</text:p>
              </table:table-cell>
            </table:table-row>
            <table:table-row>
              <table:table-cell office:value-type="float" office:value="-0.00200000000000002">
                <text:p>-0</text:p>
              </table:table-cell>
              <table:table-cell office:value-type="float" office:value="0.628580819099999">
                <text:p>0.628580819099999</text:p>
              </table:table-cell>
              <table:table-cell office:value-type="float" office:value="0.637954938775758">
                <text:p>0.637954938775758</text:p>
              </table:table-cell>
              <table:table-cell office:value-type="float" office:value="0.624030471149041">
                <text:p>0.624030471149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150000000000002">
                <text:p>-0</text:p>
              </table:table-cell>
              <table:table-cell office:value-type="float" office:value="0.634023951181755">
                <text:p>0.634023951181755</text:p>
              </table:table-cell>
              <table:table-cell office:value-type="float" office:value="0.643781115723528">
                <text:p>0.643781115723528</text:p>
              </table:table-cell>
              <table:table-cell office:value-type="float" office:value="0.629832610297699">
                <text:p>0.629832610297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100000000000002">
                <text:p>-0</text:p>
              </table:table-cell>
              <table:table-cell office:value-type="float" office:value="0.63933118990506">
                <text:p>0.63933118990506</text:p>
              </table:table-cell>
              <table:table-cell office:value-type="float" office:value="0.649494474464726">
                <text:p>0.649494474464726</text:p>
              </table:table-cell>
              <table:table-cell office:value-type="float" office:value="0.635521737169787">
                <text:p>0.635521737169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0500000000000025">
                <text:p>-0</text:p>
              </table:table-cell>
              <table:table-cell office:value-type="float" office:value="0.644511029631533">
                <text:p>0.644511029631533</text:p>
              </table:table-cell>
              <table:table-cell office:value-type="float" office:value="0.65510110966098">
                <text:p>0.65510110966098</text:p>
              </table:table-cell>
              <table:table-cell office:value-type="float" office:value="0.641104587915696">
                <text:p>0.641104587915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.60208521396521E-017">
                <text:p>-E-017</text:p>
              </table:table-cell>
              <table:table-cell office:value-type="float" office:value="0.649571289602944">
                <text:p>0.649571289602944</text:p>
              </table:table-cell>
              <table:table-cell office:value-type="float" office:value="0.660606583168517">
                <text:p>0.660606583168517</text:p>
              </table:table-cell>
              <table:table-cell office:value-type="float" office:value="0.646587305293426">
                <text:p>0.646587305293426</text:p>
              </table:table-cell>
              <table:table-cell office:value-type="float" office:value="0.6478">
                <text:p>0.6478</text:p>
              </table:table-cell>
            </table:table-row>
            <table:table-row>
              <table:table-cell office:value-type="float" office:value="0.000499999999999973">
                <text:p>0</text:p>
              </table:table-cell>
              <table:table-cell office:value-type="float" office:value="0.654519196567693">
                <text:p>0.654519196567693</text:p>
              </table:table-cell>
              <table:table-cell office:value-type="float" office:value="0.666015986954819">
                <text:p>0.666015986954819</text:p>
              </table:table-cell>
              <table:table-cell office:value-type="float" office:value="0.651975509316516">
                <text:p>0.651975509316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999999999999971">
                <text:p>0</text:p>
              </table:table-cell>
              <table:table-cell office:value-type="float" office:value="0.659361455247522">
                <text:p>0.659361455247522</text:p>
              </table:table-cell>
              <table:table-cell office:value-type="float" office:value="0.671333996791859">
                <text:p>0.671333996791859</text:p>
              </table:table-cell>
              <table:table-cell office:value-type="float" office:value="0.65727435744365">
                <text:p>0.65727435744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149999999999997">
                <text:p>0</text:p>
              </table:table-cell>
              <table:table-cell office:value-type="float" office:value="0.664104308763193">
                <text:p>0.664104308763193</text:p>
              </table:table-cell>
              <table:table-cell office:value-type="float" office:value="0.676564918323941">
                <text:p>0.676564918323941</text:p>
              </table:table-cell>
              <table:table-cell office:value-type="float" office:value="0.662488596282459">
                <text:p>0.662488596282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199999999999997">
                <text:p>0</text:p>
              </table:table-cell>
              <table:table-cell office:value-type="float" office:value="0.668753590714295">
                <text:p>0.668753590714295</text:p>
              </table:table-cell>
              <table:table-cell office:value-type="float" office:value="0.681712726791291">
                <text:p>0.681712726791291</text:p>
              </table:table-cell>
              <table:table-cell office:value-type="float" office:value="0.66762260591769">
                <text:p>0.66762260591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249999999999997">
                <text:p>0</text:p>
              </table:table-cell>
              <table:table-cell office:value-type="float" office:value="0.673314770279293">
                <text:p>0.673314770279293</text:p>
              </table:table-cell>
              <table:table-cell office:value-type="float" office:value="0.686781101444009">
                <text:p>0.686781101444009</text:p>
              </table:table-cell>
              <table:table-cell office:value-type="float" office:value="0.672680438455115">
                <text:p>0.672680438455115</text:p>
              </table:table-cell>
              <table:table-cell office:value-type="float" office:value="0.6723">
                <text:p>0.6723</text:p>
              </table:table-cell>
            </table:table-row>
            <table:table-row>
              <table:table-cell office:value-type="float" office:value="0.00299999999999997">
                <text:p>0</text:p>
              </table:table-cell>
              <table:table-cell office:value-type="float" office:value="0.677792991444053">
                <text:p>0.677792991444053</text:p>
              </table:table-cell>
              <table:table-cell office:value-type="float" office:value="0.691773455487555">
                <text:p>0.691773455487555</text:p>
              </table:table-cell>
              <table:table-cell office:value-type="float" office:value="0.677665851367131">
                <text:p>0.677665851367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349999999999996">
                <text:p>0</text:p>
              </table:table-cell>
              <table:table-cell office:value-type="float" office:value="0.682193107263655">
                <text:p>0.682193107263655</text:p>
              </table:table-cell>
              <table:table-cell office:value-type="float" office:value="0.696692962248056">
                <text:p>0.696692962248056</text:p>
              </table:table-cell>
              <table:table-cell office:value-type="float" office:value="0.682582336693521">
                <text:p>0.682582336693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399999999999996">
                <text:p>0</text:p>
              </table:table-cell>
              <table:table-cell office:value-type="float" office:value="0.686519709900266">
                <text:p>0.686519709900266</text:p>
              </table:table-cell>
              <table:table-cell office:value-type="float" office:value="0.701542578123962">
                <text:p>0.701542578123962</text:p>
              </table:table-cell>
              <table:table-cell office:value-type="float" office:value="0.687433146578417">
                <text:p>0.687433146578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449999999999996">
                <text:p>0</text:p>
              </table:table-cell>
              <table:table-cell office:value-type="float" office:value="0.690777157050372">
                <text:p>0.690777157050372</text:p>
              </table:table-cell>
              <table:table-cell office:value-type="float" office:value="0.706325062793029">
                <text:p>0.706325062793029</text:p>
              </table:table-cell>
              <table:table-cell office:value-type="float" office:value="0.692221315761045">
                <text:p>0.69222131576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499999999999996">
                <text:p>0</text:p>
              </table:table-cell>
              <table:table-cell office:value-type="float" office:value="0.694969595270109">
                <text:p>0.694969595270109</text:p>
              </table:table-cell>
              <table:table-cell office:value-type="float" office:value="0.711042997064855">
                <text:p>0.711042997064855</text:p>
              </table:table-cell>
              <table:table-cell office:value-type="float" office:value="0.69694968135329">
                <text:p>0.69694968135329</text:p>
              </table:table-cell>
              <table:table-cell office:value-type="float" office:value="0.6952">
                <text:p>0.6952</text:p>
              </table:table-cell>
            </table:table-row>
            <table:table-row>
              <table:table-cell office:value-type="float" office:value="0.00549999999999996">
                <text:p>0</text:p>
              </table:table-cell>
              <table:table-cell office:value-type="float" office:value="0.69910098062265">
                <text:p>0.69910098062265</text:p>
              </table:table-cell>
              <table:table-cell office:value-type="float" office:value="0.715698798705431">
                <text:p>0.715698798705431</text:p>
              </table:table-cell>
              <table:table-cell office:value-type="float" office:value="0.701620900492591">
                <text:p>0.701620900492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599999999999996">
                <text:p>0</text:p>
              </table:table-cell>
              <table:table-cell office:value-type="float" office:value="0.703175097002603">
                <text:p>0.703175097002603</text:p>
              </table:table-cell>
              <table:table-cell office:value-type="float" office:value="0.720294736507977">
                <text:p>0.720294736507977</text:p>
              </table:table-cell>
              <table:table-cell office:value-type="float" office:value="0.706237465818597">
                <text:p>0.706237465818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649999999999996">
                <text:p>0</text:p>
              </table:table-cell>
              <table:table-cell office:value-type="float" office:value="0.707195572435528">
                <text:p>0.707195572435528</text:p>
              </table:table-cell>
              <table:table-cell office:value-type="float" office:value="0.724832942841598">
                <text:p>0.724832942841598</text:p>
              </table:table-cell>
              <table:table-cell office:value-type="float" office:value="0.710801719508921">
                <text:p>0.710801719508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699999999999996">
                <text:p>0</text:p>
              </table:table-cell>
              <table:table-cell office:value-type="float" office:value="0.711165893603989">
                <text:p>0.711165893603989</text:p>
              </table:table-cell>
              <table:table-cell office:value-type="float" office:value="0.729315424874096">
                <text:p>0.729315424874096</text:p>
              </table:table-cell>
              <table:table-cell office:value-type="float" office:value="0.715315865585802">
                <text:p>0.715315865585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749999999999995">
                <text:p>0</text:p>
              </table:table-cell>
              <table:table-cell office:value-type="float" office:value="0.715089418812748">
                <text:p>0.715089418812748</text:p>
              </table:table-cell>
              <table:table-cell office:value-type="float" office:value="0.733744074636031">
                <text:p>0.733744074636031</text:p>
              </table:table-cell>
              <table:table-cell office:value-type="float" office:value="0.71978198110321">
                <text:p>0.71978198110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799999999999995">
                <text:p>0</text:p>
              </table:table-cell>
              <table:table-cell office:value-type="float" office:value="0.718969389573402">
                <text:p>0.718969389573402</text:p>
              </table:table-cell>
              <table:table-cell office:value-type="float" office:value="0.738120678068796">
                <text:p>0.738120678068796</text:p>
              </table:table-cell>
              <table:table-cell office:value-type="float" office:value="0.724202026124262">
                <text:p>0.724202026124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849999999999995">
                <text:p>0</text:p>
              </table:table-cell>
              <table:table-cell office:value-type="float" office:value="0.722808940961755">
                <text:p>0.722808940961755</text:p>
              </table:table-cell>
              <table:table-cell office:value-type="float" office:value="0.74244692317922">
                <text:p>0.74244692317922</text:p>
              </table:table-cell>
              <table:table-cell office:value-type="float" office:value="0.728577852692399">
                <text:p>0.72857785269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899999999999995">
                <text:p>0</text:p>
              </table:table-cell>
              <table:table-cell office:value-type="float" office:value="0.726611110878449">
                <text:p>0.726611110878449</text:p>
              </table:table-cell>
              <table:table-cell office:value-type="float" office:value="0.746724407406102">
                <text:p>0.746724407406102</text:p>
              </table:table-cell>
              <table:table-cell office:value-type="float" office:value="0.732911213019117">
                <text:p>0.732911213019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949999999999995">
                <text:p>0</text:p>
              </table:table-cell>
              <table:table-cell office:value-type="float" office:value="0.730378848324257">
                <text:p>0.730378848324257</text:p>
              </table:table-cell>
              <table:table-cell office:value-type="float" office:value="0.750954644289679">
                <text:p>0.750954644289679</text:p>
              </table:table-cell>
              <table:table-cell office:value-type="float" office:value="0.737203766808373">
                <text:p>0.737203766808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999999999999995">
                <text:p>0</text:p>
              </table:table-cell>
              <table:table-cell office:value-type="float" office:value="0.734115020785172">
                <text:p>0.734115020785172</text:p>
              </table:table-cell>
              <table:table-cell office:value-type="float" office:value="0.755139069522973">
                <text:p>0.755139069522973</text:p>
              </table:table-cell>
              <table:table-cell office:value-type="float" office:value="0.741457087826787">
                <text:p>0.741457087826787</text:p>
              </table:table-cell>
              <table:table-cell office:value-type="float" office:value="0.7386">
                <text:p>0.7386</text:p>
              </table:table-cell>
            </table:table-row>
            <table:table-row>
              <table:table-cell office:value-type="float" office:value="0.0105">
                <text:p>0</text:p>
              </table:table-cell>
              <table:table-cell office:value-type="float" office:value="0.737822420808601">
                <text:p>0.737822420808601</text:p>
              </table:table-cell>
              <table:table-cell office:value-type="float" office:value="0.759279046453509">
                <text:p>0.759279046453509</text:p>
              </table:table-cell>
              <table:table-cell office:value-type="float" office:value="0.745672670136741">
                <text:p>0.745672670136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09999999999999">
                <text:p>0</text:p>
              </table:table-cell>
              <table:table-cell office:value-type="float" office:value="0.741503771840293">
                <text:p>0.741503771840293</text:p>
              </table:table-cell>
              <table:table-cell office:value-type="float" office:value="0.763375871095197">
                <text:p>0.763375871095197</text:p>
              </table:table-cell>
              <table:table-cell office:value-type="float" office:value="0.749851933483525">
                <text:p>0.749851933483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14999999999999">
                <text:p>0</text:p>
              </table:table-cell>
              <table:table-cell office:value-type="float" office:value="0.745161733381494">
                <text:p>0.745161733381494</text:p>
              </table:table-cell>
              <table:table-cell office:value-type="float" office:value="0.76743077670256">
                <text:p>0.76743077670256</text:p>
              </table:table-cell>
              <table:table-cell office:value-type="float" office:value="0.753996228311313">
                <text:p>0.75399622831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19999999999999">
                <text:p>0</text:p>
              </table:table-cell>
              <table:table-cell office:value-type="float" office:value="0.748798905517325">
                <text:p>0.748798905517325</text:p>
              </table:table-cell>
              <table:table-cell office:value-type="float" office:value="0.771444937953148">
                <text:p>0.771444937953148</text:p>
              </table:table-cell>
              <table:table-cell office:value-type="float" office:value="0.758106840388159">
                <text:p>0.758106840388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24999999999999">
                <text:p>0</text:p>
              </table:table-cell>
              <table:table-cell office:value-type="float" office:value="0.752417832860006">
                <text:p>0.752417832860006</text:p>
              </table:table-cell>
              <table:table-cell office:value-type="float" office:value="0.775419474778328">
                <text:p>0.775419474778328</text:p>
              </table:table-cell>
              <table:table-cell office:value-type="float" office:value="0.762184995112631">
                <text:p>0.762184995112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29999999999999">
                <text:p>0</text:p>
              </table:table-cell>
              <table:table-cell office:value-type="float" office:value="0.756021007944301">
                <text:p>0.756021007944301</text:p>
              </table:table-cell>
              <table:table-cell office:value-type="float" office:value="0.779355455877902">
                <text:p>0.779355455877902</text:p>
              </table:table-cell>
              <table:table-cell office:value-type="float" office:value="0.766231861110452">
                <text:p>0.766231861110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34999999999999">
                <text:p>0</text:p>
              </table:table-cell>
              <table:table-cell office:value-type="float" office:value="0.759610874107262">
                <text:p>0.759610874107262</text:p>
              </table:table-cell>
              <table:table-cell office:value-type="float" office:value="0.783253901949827">
                <text:p>0.783253901949827</text:p>
              </table:table-cell>
              <table:table-cell office:value-type="float" office:value="0.770248554086636">
                <text:p>0.770248554086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39999999999999">
                <text:p>0</text:p>
              </table:table-cell>
              <table:table-cell office:value-type="float" office:value="0.763189827879829">
                <text:p>0.763189827879829</text:p>
              </table:table-cell>
              <table:table-cell office:value-type="float" office:value="0.787115788662809">
                <text:p>0.787115788662809</text:p>
              </table:table-cell>
              <table:table-cell office:value-type="float" office:value="0.774236139837997">
                <text:p>0.774236139837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44999999999999">
                <text:p>0</text:p>
              </table:table-cell>
              <table:table-cell office:value-type="float" office:value="0.76676022091412">
                <text:p>0.76676022091412</text:p>
              </table:table-cell>
              <table:table-cell office:value-type="float" office:value="0.790942049396287">
                <text:p>0.790942049396287</text:p>
              </table:table-cell>
              <table:table-cell office:value-type="float" office:value="0.778195637374548">
                <text:p>0.778195637374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49999999999999">
                <text:p>0</text:p>
              </table:table-cell>
              <table:table-cell office:value-type="float" office:value="0.770324361467112">
                <text:p>0.770324361467112</text:p>
              </table:table-cell>
              <table:table-cell office:value-type="float" office:value="0.794733577769656">
                <text:p>0.794733577769656</text:p>
              </table:table-cell>
              <table:table-cell office:value-type="float" office:value="0.782128021668625">
                <text:p>0.782128021668625</text:p>
              </table:table-cell>
              <table:table-cell office:value-type="float" office:value="0.7807">
                <text:p>0.7807</text:p>
              </table:table-cell>
            </table:table-row>
            <table:table-row>
              <table:table-cell office:value-type="float" office:value="0.0154999999999999">
                <text:p>0</text:p>
              </table:table-cell>
              <table:table-cell office:value-type="float" office:value="0.773884515458994">
                <text:p>0.773884515458994</text:p>
              </table:table-cell>
              <table:table-cell office:value-type="float" office:value="0.79849122998024">
                <text:p>0.79849122998024</text:p>
              </table:table-cell>
              <table:table-cell office:value-type="float" office:value="0.786034226195512">
                <text:p>0.786034226195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59999999999999">
                <text:p>0</text:p>
              </table:table-cell>
              <table:table-cell office:value-type="float" office:value="0.777442907122477">
                <text:p>0.777442907122477</text:p>
              </table:table-cell>
              <table:table-cell office:value-type="float" office:value="0.80221582696741">
                <text:p>0.80221582696741</text:p>
              </table:table-cell>
              <table:table-cell office:value-type="float" office:value="0.789915145304399">
                <text:p>0.789915145304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64999999999999">
                <text:p>0</text:p>
              </table:table-cell>
              <table:table-cell office:value-type="float" office:value="0.781001719258031">
                <text:p>0.781001719258031</text:p>
              </table:table-cell>
              <table:table-cell office:value-type="float" office:value="0.805908156418258">
                <text:p>0.805908156418258</text:p>
              </table:table-cell>
              <table:table-cell office:value-type="float" office:value="0.793771636404052">
                <text:p>0.793771636404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69999999999999">
                <text:p>0</text:p>
              </table:table-cell>
              <table:table-cell office:value-type="float" office:value="0.784563093109057">
                <text:p>0.784563093109057</text:p>
              </table:table-cell>
              <table:table-cell office:value-type="float" office:value="0.809568974628926">
                <text:p>0.809568974628926</text:p>
              </table:table-cell>
              <table:table-cell office:value-type="float" office:value="0.797604521984617">
                <text:p>0.797604521984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74999999999999">
                <text:p>0</text:p>
              </table:table-cell>
              <table:table-cell office:value-type="float" office:value="0.788129127870651">
                <text:p>0.788129127870651</text:p>
              </table:table-cell>
              <table:table-cell office:value-type="float" office:value="0.813199008234033">
                <text:p>0.813199008234033</text:p>
              </table:table-cell>
              <table:table-cell office:value-type="float" office:value="0.801414591655778">
                <text:p>0.801414591655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79999999999999">
                <text:p>0</text:p>
              </table:table-cell>
              <table:table-cell office:value-type="float" office:value="0.791701879845635">
                <text:p>0.791701879845635</text:p>
              </table:table-cell>
              <table:table-cell office:value-type="float" office:value="0.816798955815382">
                <text:p>0.816798955815382</text:p>
              </table:table-cell>
              <table:table-cell office:value-type="float" office:value="0.805202603524501">
                <text:p>0.805202603524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84999999999999">
                <text:p>0</text:p>
              </table:table-cell>
              <table:table-cell office:value-type="float" office:value="0.795283361262043">
                <text:p>0.795283361262043</text:p>
              </table:table-cell>
              <table:table-cell office:value-type="float" office:value="0.820369489400128">
                <text:p>0.820369489400128</text:p>
              </table:table-cell>
              <table:table-cell office:value-type="float" office:value="0.808969286395955">
                <text:p>0.808969286395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89999999999999">
                <text:p>0</text:p>
              </table:table-cell>
              <table:table-cell office:value-type="float" office:value="0.79887553876719">
                <text:p>0.79887553876719</text:p>
              </table:table-cell>
              <table:table-cell office:value-type="float" office:value="0.823911255857635">
                <text:p>0.823911255857635</text:p>
              </table:table-cell>
              <table:table-cell office:value-type="float" office:value="0.812715340857352">
                <text:p>0.812715340857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94999999999999">
                <text:p>0</text:p>
              </table:table-cell>
              <table:table-cell office:value-type="float" office:value="0.802480331614792">
                <text:p>0.802480331614792</text:p>
              </table:table-cell>
              <table:table-cell office:value-type="float" office:value="0.827424878203037">
                <text:p>0.827424878203037</text:p>
              </table:table-cell>
              <table:table-cell office:value-type="float" office:value="0.816441440657202">
                <text:p>0.816441440657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99999999999999">
                <text:p>0</text:p>
              </table:table-cell>
              <table:table-cell office:value-type="float" office:value="0.806099609563385">
                <text:p>0.806099609563385</text:p>
              </table:table-cell>
              <table:table-cell office:value-type="float" office:value="0.830910956815391">
                <text:p>0.830910956815391</text:p>
              </table:table-cell>
              <table:table-cell office:value-type="float" office:value="0.820148234560866">
                <text:p>0.820148234560866</text:p>
              </table:table-cell>
              <table:table-cell office:value-type="float" office:value="0.8227">
                <text:p>0.82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1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style:font-size-asian="9pt" style:font-size-complex="9pt"/>
    </style:style>
    <style:style style:name="ch7" style:family="chart" style:data-style-name="N0">
      <style:chart-properties chart:display-label="true" chart:logarithmic="false" chart:minimum="0.3" chart:maximum="0.7" chart:reverse-direction="false" text:line-break="false" chart:axis-position="2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draw:stroke="dash" draw:stroke-dash="Fine_20_Dashed_20__28_var_29_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draw:stroke="dash" draw:stroke-dash="Fine_20_Dashed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78cm" svg:height="7.881cm" xlink:href=".." xlink:type="simple" chart:class="chart:line" chart:style-name="ch1">
        <chart:title svg:x="6.441cm" svg:y="0.2cm" chart:style-name="ch2">
          <text:p>20Y Maturity</text:p>
        </chart:title>
        <chart:legend svg:x="13.138cm" svg:y="2.199cm" style:legend-expansion="custom" chartooo:width="3.786cm" chartooo:height="3.581cm" style:legend-expansion-aspect-ratio="1.05724657916783" chart:style-name="ch3"/>
        <chart:plot-area chart:style-name="ch4" table:cell-range-address="Sheet1.H3:Sheet1.H63 Sheet1.K2:Sheet1.K63 Sheet1.K67:Sheet1.K128 Sheet1.K132:Sheet1.K193 Sheet1.P2:Sheet1.P63" chart:data-source-has-labels="both" svg:x="0.07cm" svg:y="0.877cm" svg:width="13.335cm" svg:height="6.53cm">
          <chartooo:coordinate-region svg:x="0.613cm" svg:y="1.09cm" svg:width="12.302cm" svg:height="5.645cm"/>
          <chart:axis chart:dimension="x" chart:name="primary-x" chart:style-name="ch5" chartooo:axis-type="auto">
            <chartooo:date-scale/>
            <chart:title svg:x="6.177cm" svg:y="7.199cm" chart:style-name="ch6">
              <text:p>Strike</text:p>
            </chart:title>
            <chart:categories table:cell-range-address="Sheet1.H3:Sheet1.H63"/>
          </chart:axis>
          <chart:axis chart:dimension="y" chart:name="primary-y" chart:style-name="ch7">
            <chart:title svg:x="0cm" svg:y="5.535cm" chart:style-name="ch8">
              <text:p>Implied volatility</text:p>
            </chart:title>
            <chart:grid chart:style-name="ch9" chart:class="major"/>
          </chart:axis>
          <chart:series chart:style-name="ch10" chart:values-cell-range-address="Sheet1.K3:Sheet1.K63" chart:label-cell-address="Sheet1.K2:Sheet1.K2" chart:class="chart:line">
            <chart:data-point chart:repeated="61"/>
          </chart:series>
          <chart:series chart:style-name="ch11" chart:values-cell-range-address="Sheet1.K68:Sheet1.K128" chart:label-cell-address="Sheet1.K67:Sheet1.K67" chart:class="chart:line">
            <chart:data-point chart:repeated="61"/>
          </chart:series>
          <chart:series chart:style-name="ch12" chart:values-cell-range-address="Sheet1.K133:Sheet1.K193" chart:label-cell-address="Sheet1.K132:Sheet1.K132" chart:class="chart:line">
            <chart:data-point chart:repeated="61"/>
          </chart:series>
          <chart:series chart:style-name="ch13" chart:values-cell-range-address="Sheet1.P3:Sheet1.P63" chart:label-cell-address="Sheet1.P2:Sheet1.P2" chart:class="chart:line">
            <chart:data-point chart:repeated="6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o-factor Bates</text:p>
                <draw:g>
                  <svg:desc>Sheet1.K2:Sheet1.K2</svg:desc>
                </draw:g>
              </table:table-cell>
              <table:table-cell office:value-type="string">
                <text:p>SABR</text:p>
                <draw:g>
                  <svg:desc>Sheet1.K67:Sheet1.K67</svg:desc>
                </draw:g>
              </table:table-cell>
              <table:table-cell office:value-type="string">
                <text:p>Maturity-wise SABR</text:p>
                <draw:g>
                  <svg:desc>Sheet1.K132:Sheet1.K132</svg:desc>
                </draw:g>
              </table:table-cell>
              <table:table-cell office:value-type="string">
                <text:p>Market volatility</text:p>
                <draw:g>
                  <svg:desc>Sheet1.P2:Sheet1.P2</svg:desc>
                </draw:g>
              </table:table-cell>
            </table:table-row>
          </table:table-header-rows>
          <table:table-rows>
            <table:table-row>
              <table:table-cell office:value-type="float" office:value="-0.01">
                <text:p>-0</text:p>
                <draw:g>
                  <svg:desc>Sheet1.H3:Sheet1.H63</svg:desc>
                </draw:g>
              </table:table-cell>
              <table:table-cell office:value-type="float" office:value="0.334356047777267">
                <text:p>0.334356047777267</text:p>
                <draw:g>
                  <svg:desc>Sheet1.K3:Sheet1.K63</svg:desc>
                </draw:g>
              </table:table-cell>
              <table:table-cell office:value-type="float" office:value="0.364057688353582">
                <text:p>0.364057688353582</text:p>
                <draw:g>
                  <svg:desc>Sheet1.K68:Sheet1.K128</svg:desc>
                </draw:g>
              </table:table-cell>
              <table:table-cell office:value-type="float" office:value="0.363553379763565">
                <text:p>0.363553379763565</text:p>
                <draw:g>
                  <svg:desc>Sheet1.K133:Sheet1.K193</svg:desc>
                </draw:g>
              </table:table-cell>
              <table:table-cell office:value-type="float" office:value="0.3625">
                <text:p>0.3625</text:p>
                <draw:g>
                  <svg:desc>Sheet1.P3:Sheet1.P63</svg:desc>
                </draw:g>
              </table:table-cell>
            </table:table-row>
            <table:table-row>
              <table:table-cell office:value-type="float" office:value="-0.0095">
                <text:p>-0</text:p>
              </table:table-cell>
              <table:table-cell office:value-type="float" office:value="0.343145683359535">
                <text:p>0.343145683359535</text:p>
              </table:table-cell>
              <table:table-cell office:value-type="float" office:value="0.372020458272947">
                <text:p>0.372020458272947</text:p>
              </table:table-cell>
              <table:table-cell office:value-type="float" office:value="0.371880073162936">
                <text:p>0.371880073162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9">
                <text:p>-0</text:p>
              </table:table-cell>
              <table:table-cell office:value-type="float" office:value="0.351500484194068">
                <text:p>0.351500484194068</text:p>
              </table:table-cell>
              <table:table-cell office:value-type="float" office:value="0.379629441294749">
                <text:p>0.379629441294749</text:p>
              </table:table-cell>
              <table:table-cell office:value-type="float" office:value="0.379863658743803">
                <text:p>0.379863658743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85">
                <text:p>-0</text:p>
              </table:table-cell>
              <table:table-cell office:value-type="float" office:value="0.35947574587281">
                <text:p>0.35947574587281</text:p>
              </table:table-cell>
              <table:table-cell office:value-type="float" office:value="0.386929044754379">
                <text:p>0.386929044754379</text:p>
              </table:table-cell>
              <table:table-cell office:value-type="float" office:value="0.387528568603367">
                <text:p>0.387528568603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800000000000001">
                <text:p>-0</text:p>
              </table:table-cell>
              <table:table-cell office:value-type="float" office:value="0.367115936962313">
                <text:p>0.367115936962313</text:p>
              </table:table-cell>
              <table:table-cell office:value-type="float" office:value="0.393955038824106">
                <text:p>0.393955038824106</text:p>
              </table:table-cell>
              <table:table-cell office:value-type="float" office:value="0.394895297579487">
                <text:p>0.394895297579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750000000000001">
                <text:p>-0</text:p>
              </table:table-cell>
              <table:table-cell office:value-type="float" office:value="0.374457447440795">
                <text:p>0.374457447440795</text:p>
              </table:table-cell>
              <table:table-cell office:value-type="float" office:value="0.40073673450227">
                <text:p>0.40073673450227</text:p>
              </table:table-cell>
              <table:table-cell office:value-type="float" office:value="0.401981397647016">
                <text:p>0.401981397647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700000000000001">
                <text:p>-0</text:p>
              </table:table-cell>
              <table:table-cell office:value-type="float" office:value="0.381530502766078">
                <text:p>0.381530502766078</text:p>
              </table:table-cell>
              <table:table-cell office:value-type="float" office:value="0.407298504369562">
                <text:p>0.407298504369562</text:p>
              </table:table-cell>
              <table:table-cell office:value-type="float" office:value="0.408802167003536">
                <text:p>0.408802167003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650000000000001">
                <text:p>-0</text:p>
              </table:table-cell>
              <table:table-cell office:value-type="float" office:value="0.388360533111999">
                <text:p>0.388360533111999</text:p>
              </table:table-cell>
              <table:table-cell office:value-type="float" office:value="0.413660872930004">
                <text:p>0.413660872930004</text:p>
              </table:table-cell>
              <table:table-cell office:value-type="float" office:value="0.415371141070754">
                <text:p>0.415371141070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600000000000001">
                <text:p>-0</text:p>
              </table:table-cell>
              <table:table-cell office:value-type="float" office:value="0.394969175748879">
                <text:p>0.394969175748879</text:p>
              </table:table-cell>
              <table:table-cell office:value-type="float" office:value="0.419841316394679">
                <text:p>0.419841316394679</text:p>
              </table:table-cell>
              <table:table-cell office:value-type="float" office:value="0.42170045102222">
                <text:p>0.4217004510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550000000000001">
                <text:p>-0</text:p>
              </table:table-cell>
              <table:table-cell office:value-type="float" office:value="0.401375023765507">
                <text:p>0.401375023765507</text:p>
              </table:table-cell>
              <table:table-cell office:value-type="float" office:value="0.42585486110853">
                <text:p>0.42585486110853</text:p>
              </table:table-cell>
              <table:table-cell office:value-type="float" office:value="0.427801091350763">
                <text:p>0.427801091350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500000000000001">
                <text:p>-0</text:p>
              </table:table-cell>
              <table:table-cell office:value-type="float" office:value="0.407594195291325">
                <text:p>0.407594195291325</text:p>
              </table:table-cell>
              <table:table-cell office:value-type="float" office:value="0.431714539202583">
                <text:p>0.431714539202583</text:p>
              </table:table-cell>
              <table:table-cell office:value-type="float" office:value="0.433683123516776">
                <text:p>0.433683123516776</text:p>
              </table:table-cell>
              <table:table-cell office:value-type="float" office:value="0.4356">
                <text:p>0.4356</text:p>
              </table:table-cell>
            </table:table-row>
            <table:table-row>
              <table:table-cell office:value-type="float" office:value="-0.00450000000000001">
                <text:p>-0</text:p>
              </table:table-cell>
              <table:table-cell office:value-type="float" office:value="0.413640773077502">
                <text:p>0.413640773077502</text:p>
              </table:table-cell>
              <table:table-cell office:value-type="float" office:value="0.437431740945317">
                <text:p>0.437431740945317</text:p>
              </table:table-cell>
              <table:table-cell office:value-type="float" office:value="0.439355833746665">
                <text:p>0.439355833746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400000000000002">
                <text:p>-0</text:p>
              </table:table-cell>
              <table:table-cell office:value-type="float" office:value="0.419527148734136">
                <text:p>0.419527148734136</text:p>
              </table:table-cell>
              <table:table-cell office:value-type="float" office:value="0.443016491000971">
                <text:p>0.443016491000971</text:p>
              </table:table-cell>
              <table:table-cell office:value-type="float" office:value="0.444827857331361">
                <text:p>0.44482785733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350000000000002">
                <text:p>-0</text:p>
              </table:table-cell>
              <table:table-cell office:value-type="float" office:value="0.425264295701819">
                <text:p>0.425264295701819</text:p>
              </table:table-cell>
              <table:table-cell office:value-type="float" office:value="0.448477667730307">
                <text:p>0.448477667730307</text:p>
              </table:table-cell>
              <table:table-cell office:value-type="float" office:value="0.45010727803748">
                <text:p>0.45010727803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300000000000002">
                <text:p>-0</text:p>
              </table:table-cell>
              <table:table-cell office:value-type="float" office:value="0.430861988172935">
                <text:p>0.430861988172935</text:p>
              </table:table-cell>
              <table:table-cell office:value-type="float" office:value="0.453823179237598">
                <text:p>0.453823179237598</text:p>
              </table:table-cell>
              <table:table-cell office:value-type="float" office:value="0.455201708747115">
                <text:p>0.455201708747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250000000000002">
                <text:p>-0</text:p>
              </table:table-cell>
              <table:table-cell office:value-type="float" office:value="0.436328978475414">
                <text:p>0.436328978475414</text:p>
              </table:table-cell>
              <table:table-cell office:value-type="float" office:value="0.459060106138882">
                <text:p>0.459060106138882</text:p>
              </table:table-cell>
              <table:table-cell office:value-type="float" office:value="0.460118357740725">
                <text:p>0.460118357740725</text:p>
              </table:table-cell>
              <table:table-cell office:value-type="float" office:value="0.4609">
                <text:p>0.4609</text:p>
              </table:table-cell>
            </table:table-row>
            <table:table-row>
              <table:table-cell office:value-type="float" office:value="-0.00200000000000002">
                <text:p>-0</text:p>
              </table:table-cell>
              <table:table-cell office:value-type="float" office:value="0.441673142150177">
                <text:p>0.441673142150177</text:p>
              </table:table-cell>
              <table:table-cell office:value-type="float" office:value="0.464194818420475">
                <text:p>0.464194818420475</text:p>
              </table:table-cell>
              <table:table-cell office:value-type="float" office:value="0.464864083856983">
                <text:p>0.464864083856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150000000000002">
                <text:p>-0</text:p>
              </table:table-cell>
              <table:table-cell office:value-type="float" office:value="0.446901597625597">
                <text:p>0.446901597625597</text:p>
              </table:table-cell>
              <table:table-cell office:value-type="float" office:value="0.469233071905137">
                <text:p>0.469233071905137</text:p>
              </table:table-cell>
              <table:table-cell office:value-type="float" office:value="0.469445442930483">
                <text:p>0.469445442930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100000000000002">
                <text:p>-0</text:p>
              </table:table-cell>
              <table:table-cell office:value-type="float" office:value="0.452020805715927">
                <text:p>0.452020805715927</text:p>
              </table:table-cell>
              <table:table-cell office:value-type="float" office:value="0.474180088508117">
                <text:p>0.474180088508117</text:p>
              </table:table-cell>
              <table:table-cell office:value-type="float" office:value="0.473868727311613">
                <text:p>0.47386872731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0.000500000000000025">
                <text:p>-0</text:p>
              </table:table-cell>
              <table:table-cell office:value-type="float" office:value="0.457036652946619">
                <text:p>0.457036652946619</text:p>
              </table:table-cell>
              <table:table-cell office:value-type="float" office:value="0.479040623489177">
                <text:p>0.479040623489177</text:p>
              </table:table-cell>
              <table:table-cell office:value-type="float" office:value="0.478139999839411">
                <text:p>0.478139999839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2.60208521396521E-017">
                <text:p>-E-017</text:p>
              </table:table-cell>
              <table:table-cell office:value-type="float" office:value="0.461954521804408">
                <text:p>0.461954521804408</text:p>
              </table:table-cell>
              <table:table-cell office:value-type="float" office:value="0.483819022184113">
                <text:p>0.483819022184113</text:p>
              </table:table-cell>
              <table:table-cell office:value-type="float" office:value="0.48226512331911">
                <text:p>0.48226512331911</text:p>
              </table:table-cell>
              <table:table-cell office:value-type="float" office:value="0.4819">
                <text:p>0.4819</text:p>
              </table:table-cell>
            </table:table-row>
            <table:table-row>
              <table:table-cell office:value-type="float" office:value="0.000499999999999973">
                <text:p>0</text:p>
              </table:table-cell>
              <table:table-cell office:value-type="float" office:value="0.466779350332999">
                <text:p>0.466779350332999</text:p>
              </table:table-cell>
              <table:table-cell office:value-type="float" office:value="0.48851926815819">
                <text:p>0.48851926815819</text:p>
              </table:table-cell>
              <table:table-cell office:value-type="float" office:value="0.486249786318165">
                <text:p>0.486249786318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999999999999971">
                <text:p>0</text:p>
              </table:table-cell>
              <table:table-cell office:value-type="float" office:value="0.471515682983145">
                <text:p>0.471515682983145</text:p>
              </table:table-cell>
              <table:table-cell office:value-type="float" office:value="0.493145024314165">
                <text:p>0.493145024314165</text:p>
              </table:table-cell>
              <table:table-cell office:value-type="float" office:value="0.490099525914983">
                <text:p>0.490099525914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149999999999997">
                <text:p>0</text:p>
              </table:table-cell>
              <table:table-cell office:value-type="float" office:value="0.47616771423482">
                <text:p>0.47616771423482</text:p>
              </table:table-cell>
              <table:table-cell office:value-type="float" office:value="0.497699668174553">
                <text:p>0.497699668174553</text:p>
              </table:table-cell>
              <table:table-cell office:value-type="float" office:value="0.493819747897542">
                <text:p>0.493819747897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199999999999997">
                <text:p>0</text:p>
              </table:table-cell>
              <table:table-cell office:value-type="float" office:value="0.480739326207673">
                <text:p>0.480739326207673</text:p>
              </table:table-cell>
              <table:table-cell office:value-type="float" office:value="0.502186322315982">
                <text:p>0.502186322315982</text:p>
              </table:table-cell>
              <table:table-cell office:value-type="float" office:value="0.49741574480317">
                <text:p>0.49741574480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249999999999997">
                <text:p>0</text:p>
              </table:table-cell>
              <table:table-cell office:value-type="float" office:value="0.485234121241417">
                <text:p>0.485234121241417</text:p>
              </table:table-cell>
              <table:table-cell office:value-type="float" office:value="0.506607880745513">
                <text:p>0.506607880745513</text:p>
              </table:table-cell>
              <table:table-cell office:value-type="float" office:value="0.5008927121081">
                <text:p>0.5008927121081</text:p>
              </table:table-cell>
              <table:table-cell office:value-type="float" office:value="0.4999">
                <text:p>0.4999</text:p>
              </table:table-cell>
            </table:table-row>
            <table:table-row>
              <table:table-cell office:value-type="float" office:value="0.00299999999999997">
                <text:p>0</text:p>
              </table:table-cell>
              <table:table-cell office:value-type="float" office:value="0.489655450243952">
                <text:p>0.489655450243952</text:p>
              </table:table-cell>
              <table:table-cell office:value-type="float" office:value="0.51096703186114">
                <text:p>0.51096703186114</text:p>
              </table:table-cell>
              <table:table-cell office:value-type="float" office:value="0.504255762810059">
                <text:p>0.504255762810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349999999999996">
                <text:p>0</text:p>
              </table:table-cell>
              <table:table-cell office:value-type="float" office:value="0.494006437459738">
                <text:p>0.494006437459738</text:p>
              </table:table-cell>
              <table:table-cell office:value-type="float" office:value="0.515266278522058">
                <text:p>0.515266278522058</text:p>
              </table:table-cell>
              <table:table-cell office:value-type="float" office:value="0.507509940594939">
                <text:p>0.507509940594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399999999999996">
                <text:p>0</text:p>
              </table:table-cell>
              <table:table-cell office:value-type="float" office:value="0.49829000219531">
                <text:p>0.49829000219531</text:p>
              </table:table-cell>
              <table:table-cell office:value-type="float" office:value="0.519507955661334">
                <text:p>0.519507955661334</text:p>
              </table:table-cell>
              <table:table-cell office:value-type="float" office:value="0.510660231736437">
                <text:p>0.510660231736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449999999999996">
                <text:p>0</text:p>
              </table:table-cell>
              <table:table-cell office:value-type="float" office:value="0.502508877946262">
                <text:p>0.502508877946262</text:p>
              </table:table-cell>
              <table:table-cell office:value-type="float" office:value="0.523694245799218">
                <text:p>0.523694245799218</text:p>
              </table:table-cell>
              <table:table-cell office:value-type="float" office:value="0.513711575843075">
                <text:p>0.513711575843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499999999999996">
                <text:p>0</text:p>
              </table:table-cell>
              <table:table-cell office:value-type="float" office:value="0.506665629295297">
                <text:p>0.506665629295297</text:p>
              </table:table-cell>
              <table:table-cell office:value-type="float" office:value="0.527827192755117">
                <text:p>0.527827192755117</text:p>
              </table:table-cell>
              <table:table-cell office:value-type="float" office:value="0.516668875538581">
                <text:p>0.516668875538581</text:p>
              </table:table-cell>
              <table:table-cell office:value-type="float" office:value="0.5156">
                <text:p>0.5156</text:p>
              </table:table-cell>
            </table:table-row>
            <table:table-row>
              <table:table-cell office:value-type="float" office:value="0.00549999999999996">
                <text:p>0</text:p>
              </table:table-cell>
              <table:table-cell office:value-type="float" office:value="0.510762666890416">
                <text:p>0.510762666890416</text:p>
              </table:table-cell>
              <table:table-cell office:value-type="float" office:value="0.531908713807725">
                <text:p>0.531908713807725</text:p>
              </table:table-cell>
              <table:table-cell office:value-type="float" office:value="0.519537005137997">
                <text:p>0.519537005137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599999999999996">
                <text:p>0</text:p>
              </table:table-cell>
              <table:table-cell office:value-type="float" office:value="0.514802260762903">
                <text:p>0.514802260762903</text:p>
              </table:table-cell>
              <table:table-cell office:value-type="float" office:value="0.535940610512779">
                <text:p>0.535940610512779</text:p>
              </table:table-cell>
              <table:table-cell office:value-type="float" office:value="0.522320818361958">
                <text:p>0.522320818361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649999999999996">
                <text:p>0</text:p>
              </table:table-cell>
              <table:table-cell office:value-type="float" office:value="0.518786552204248">
                <text:p>0.518786552204248</text:p>
              </table:table-cell>
              <table:table-cell office:value-type="float" office:value="0.539924578355454">
                <text:p>0.539924578355454</text:p>
              </table:table-cell>
              <table:table-cell office:value-type="float" office:value="0.525025155115049">
                <text:p>0.525025155115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699999999999996">
                <text:p>0</text:p>
              </table:table-cell>
              <table:table-cell office:value-type="float" office:value="0.522717564387758">
                <text:p>0.522717564387758</text:p>
              </table:table-cell>
              <table:table-cell office:value-type="float" office:value="0.543862215387387">
                <text:p>0.543862215387387</text:p>
              </table:table-cell>
              <table:table-cell office:value-type="float" office:value="0.527654847340009">
                <text:p>0.527654847340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749999999999995">
                <text:p>0</text:p>
              </table:table-cell>
              <table:table-cell office:value-type="float" office:value="0.526597211892929">
                <text:p>0.526597211892929</text:p>
              </table:table-cell>
              <table:table-cell office:value-type="float" office:value="0.547755029976032">
                <text:p>0.547755029976032</text:p>
              </table:table-cell>
              <table:table-cell office:value-type="float" office:value="0.530214723947989">
                <text:p>0.530214723947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799999999999995">
                <text:p>0</text:p>
              </table:table-cell>
              <table:table-cell office:value-type="float" office:value="0.530427309267668">
                <text:p>0.530427309267668</text:p>
              </table:table-cell>
              <table:table-cell office:value-type="float" office:value="0.551604447775643">
                <text:p>0.551604447775643</text:p>
              </table:table-cell>
              <table:table-cell office:value-type="float" office:value="0.532709614815482">
                <text:p>0.532709614815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849999999999995">
                <text:p>0</text:p>
              </table:table-cell>
              <table:table-cell office:value-type="float" office:value="0.534209578744164">
                <text:p>0.534209578744164</text:p>
              </table:table-cell>
              <table:table-cell office:value-type="float" office:value="0.555411818015371">
                <text:p>0.555411818015371</text:p>
              </table:table-cell>
              <table:table-cell office:value-type="float" office:value="0.535144353831093">
                <text:p>0.535144353831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899999999999995">
                <text:p>0</text:p>
              </table:table-cell>
              <table:table-cell office:value-type="float" office:value="0.537945657208124">
                <text:p>0.537945657208124</text:p>
              </table:table-cell>
              <table:table-cell office:value-type="float" office:value="0.559178419170816">
                <text:p>0.559178419170816</text:p>
              </table:table-cell>
              <table:table-cell office:value-type="float" office:value="0.537523780968655">
                <text:p>0.537523780968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949999999999995">
                <text:p>0</text:p>
              </table:table-cell>
              <table:table-cell office:value-type="float" office:value="0.541637102507429">
                <text:p>0.541637102507429</text:p>
              </table:table-cell>
              <table:table-cell office:value-type="float" office:value="0.562905464132159">
                <text:p>0.562905464132159</text:p>
              </table:table-cell>
              <table:table-cell office:value-type="float" office:value="0.539852743363423">
                <text:p>0.539852743363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999999999999995">
                <text:p>0</text:p>
              </table:table-cell>
              <table:table-cell office:value-type="float" office:value="0.545285399174795">
                <text:p>0.545285399174795</text:p>
              </table:table-cell>
              <table:table-cell office:value-type="float" office:value="0.566594104856136">
                <text:p>0.566594104856136</text:p>
              </table:table-cell>
              <table:table-cell office:value-type="float" office:value="0.542136095358627">
                <text:p>0.542136095358627</text:p>
              </table:table-cell>
              <table:table-cell office:value-type="float" office:value="0.5422">
                <text:p>0.5422</text:p>
              </table:table-cell>
            </table:table-row>
            <table:table-row>
              <table:table-cell office:value-type="float" office:value="0.0105">
                <text:p>0</text:p>
              </table:table-cell>
              <table:table-cell office:value-type="float" office:value="0.548891963629235">
                <text:p>0.548891963629235</text:p>
              </table:table-cell>
              <table:table-cell office:value-type="float" office:value="0.570245436627994">
                <text:p>0.570245436627994</text:p>
              </table:table-cell>
              <table:table-cell office:value-type="float" office:value="0.54437869749964">
                <text:p>0.54437869749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09999999999999">
                <text:p>0</text:p>
              </table:table-cell>
              <table:table-cell office:value-type="float" office:value="0.552458148912806">
                <text:p>0.552458148912806</text:p>
              </table:table-cell>
              <table:table-cell office:value-type="float" office:value="0.573860501934368">
                <text:p>0.573860501934368</text:p>
              </table:table-cell>
              <table:table-cell office:value-type="float" office:value="0.546585414448205">
                <text:p>0.546585414448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14999999999999">
                <text:p>0</text:p>
              </table:table-cell>
              <table:table-cell office:value-type="float" office:value="0.555985249012011">
                <text:p>0.555985249012011</text:p>
              </table:table-cell>
              <table:table-cell office:value-type="float" office:value="0.577440294002352">
                <text:p>0.577440294002352</text:p>
              </table:table-cell>
              <table:table-cell office:value-type="float" office:value="0.548761111797403">
                <text:p>0.548761111797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19999999999999">
                <text:p>0</text:p>
              </table:table-cell>
              <table:table-cell office:value-type="float" office:value="0.559474502807113">
                <text:p>0.559474502807113</text:p>
              </table:table-cell>
              <table:table-cell office:value-type="float" office:value="0.580985760037545">
                <text:p>0.580985760037545</text:p>
              </table:table-cell>
              <table:table-cell office:value-type="float" office:value="0.550910651774296">
                <text:p>0.550910651774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24999999999999">
                <text:p>0</text:p>
              </table:table-cell>
              <table:table-cell office:value-type="float" office:value="0.562927097687396">
                <text:p>0.562927097687396</text:p>
              </table:table-cell>
              <table:table-cell office:value-type="float" office:value="0.584497804191715">
                <text:p>0.584497804191715</text:p>
              </table:table-cell>
              <table:table-cell office:value-type="float" office:value="0.553038887826599">
                <text:p>0.553038887826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29999999999999">
                <text:p>0</text:p>
              </table:table-cell>
              <table:table-cell office:value-type="float" office:value="0.566344172865857">
                <text:p>0.566344172865857</text:p>
              </table:table-cell>
              <table:table-cell office:value-type="float" office:value="0.587977290287459">
                <text:p>0.587977290287459</text:p>
              </table:table-cell>
              <table:table-cell office:value-type="float" office:value="0.555150658101475">
                <text:p>0.555150658101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34999999999999">
                <text:p>0</text:p>
              </table:table-cell>
              <table:table-cell office:value-type="float" office:value="0.569726822422913">
                <text:p>0.569726822422913</text:p>
              </table:table-cell>
              <table:table-cell office:value-type="float" office:value="0.591425044323645">
                <text:p>0.591425044323645</text:p>
              </table:table-cell>
              <table:table-cell office:value-type="float" office:value="0.557250777838315">
                <text:p>0.557250777838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39999999999999">
                <text:p>0</text:p>
              </table:table-cell>
              <table:table-cell office:value-type="float" office:value="0.573076098105299">
                <text:p>0.573076098105299</text:p>
              </table:table-cell>
              <table:table-cell office:value-type="float" office:value="0.594841856783008">
                <text:p>0.594841856783008</text:p>
              </table:table-cell>
              <table:table-cell office:value-type="float" office:value="0.559344030713302">
                <text:p>0.559344030713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44999999999999">
                <text:p>0</text:p>
              </table:table-cell>
              <table:table-cell office:value-type="float" office:value="0.576393011903404">
                <text:p>0.576393011903404</text:p>
              </table:table-cell>
              <table:table-cell office:value-type="float" office:value="0.598228484760631">
                <text:p>0.598228484760631</text:p>
              </table:table-cell>
              <table:table-cell office:value-type="float" office:value="0.561435159190997">
                <text:p>0.561435159190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49999999999999">
                <text:p>0</text:p>
              </table:table-cell>
              <table:table-cell office:value-type="float" office:value="0.579678538427667">
                <text:p>0.579678538427667</text:p>
              </table:table-cell>
              <table:table-cell office:value-type="float" office:value="0.601585653930117">
                <text:p>0.601585653930117</text:p>
              </table:table-cell>
              <table:table-cell office:value-type="float" office:value="0.563528853957227">
                <text:p>0.563528853957227</text:p>
              </table:table-cell>
              <table:table-cell office:value-type="float" office:value="0.5648">
                <text:p>0.5648</text:p>
              </table:table-cell>
            </table:table-row>
            <table:table-row>
              <table:table-cell office:value-type="float" office:value="0.0154999999999999">
                <text:p>0</text:p>
              </table:table-cell>
              <table:table-cell office:value-type="float" office:value="0.582933617102457">
                <text:p>0.582933617102457</text:p>
              </table:table-cell>
              <table:table-cell office:value-type="float" office:value="0.604914060362368">
                <text:p>0.604914060362368</text:p>
              </table:table-cell>
              <table:table-cell office:value-type="float" office:value="0.565629742527169">
                <text:p>0.565629742527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59999999999999">
                <text:p>0</text:p>
              </table:table-cell>
              <table:table-cell office:value-type="float" office:value="0.586159154193856">
                <text:p>0.586159154193856</text:p>
              </table:table-cell>
              <table:table-cell office:value-type="float" office:value="0.608214372210304">
                <text:p>0.608214372210304</text:p>
              </table:table-cell>
              <table:table-cell office:value-type="float" office:value="0.567742377142683">
                <text:p>0.567742377142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64999999999999">
                <text:p>0</text:p>
              </table:table-cell>
              <table:table-cell office:value-type="float" office:value="0.58935602468604">
                <text:p>0.58935602468604</text:p>
              </table:table-cell>
              <table:table-cell office:value-type="float" office:value="0.61148723127141">
                <text:p>0.61148723127141</text:p>
              </table:table-cell>
              <table:table-cell office:value-type="float" office:value="0.569871222092523">
                <text:p>0.56987122209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69999999999999">
                <text:p>0</text:p>
              </table:table-cell>
              <table:table-cell office:value-type="float" office:value="0.592525074019421">
                <text:p>0.592525074019421</text:p>
              </table:table-cell>
              <table:table-cell office:value-type="float" office:value="0.614733254438892">
                <text:p>0.614733254438892</text:p>
              </table:table-cell>
              <table:table-cell office:value-type="float" office:value="0.572020640607688">
                <text:p>0.572020640607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74999999999999">
                <text:p>0</text:p>
              </table:table-cell>
              <table:table-cell office:value-type="float" office:value="0.595667119702395">
                <text:p>0.595667119702395</text:p>
              </table:table-cell>
              <table:table-cell office:value-type="float" office:value="0.617953035050922">
                <text:p>0.617953035050922</text:p>
              </table:table-cell>
              <table:table-cell office:value-type="float" office:value="0.574194881500793">
                <text:p>0.574194881500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79999999999999">
                <text:p>0</text:p>
              </table:table-cell>
              <table:table-cell office:value-type="float" office:value="0.598782952807304">
                <text:p>0.598782952807304</text:p>
              </table:table-cell>
              <table:table-cell office:value-type="float" office:value="0.621147144146709">
                <text:p>0.621147144146709</text:p>
              </table:table-cell>
              <table:table-cell office:value-type="float" office:value="0.576398065732419">
                <text:p>0.576398065732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84999999999999">
                <text:p>0</text:p>
              </table:table-cell>
              <table:table-cell office:value-type="float" office:value="0.601873339360228">
                <text:p>0.601873339360228</text:p>
              </table:table-cell>
              <table:table-cell office:value-type="float" office:value="0.624316131637118">
                <text:p>0.624316131637118</text:p>
              </table:table-cell>
              <table:table-cell office:value-type="float" office:value="0.578634173098027">
                <text:p>0.578634173098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89999999999999">
                <text:p>0</text:p>
              </table:table-cell>
              <table:table-cell office:value-type="float" office:value="0.604939021633241">
                <text:p>0.604939021633241</text:p>
              </table:table-cell>
              <table:table-cell office:value-type="float" office:value="0.627460527396892">
                <text:p>0.627460527396892</text:p>
              </table:table-cell>
              <table:table-cell office:value-type="float" office:value="0.580907029235599">
                <text:p>0.580907029235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94999999999999">
                <text:p>0</text:p>
              </table:table-cell>
              <table:table-cell office:value-type="float" office:value="0.607980719346956">
                <text:p>0.607980719346956</text:p>
              </table:table-cell>
              <table:table-cell office:value-type="float" office:value="0.630580842284811">
                <text:p>0.630580842284811</text:p>
              </table:table-cell>
              <table:table-cell office:value-type="float" office:value="0.583220293156194">
                <text:p>0.583220293156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199999999999999">
                <text:p>0</text:p>
              </table:table-cell>
              <table:table-cell office:value-type="float" office:value="0.610999130790447">
                <text:p>0.610999130790447</text:p>
              </table:table-cell>
              <table:table-cell office:value-type="float" office:value="0.633677569097537">
                <text:p>0.633677569097537</text:p>
              </table:table-cell>
              <table:table-cell office:value-type="float" office:value="0.585577445496604">
                <text:p>0.585577445496604</text:p>
              </table:table-cell>
              <table:table-cell office:value-type="float" office:value="0.585">
                <text:p>0.5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</office:styles>
</office:document-styles>
</file>